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S Sans Serif" svg:font-family="&quot;MS Sans Serif&quot;"/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37">
      <style:table-cell-properties fo:border="thin solid #000000" fo:background-color="transparent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/>
    </style:style>
    <style:style style:name="ce7" style:family="table-cell" style:parent-style-name="Default" style:data-style-name="N0">
      <style:table-cell-properties fo:background-color="transparent"/>
      <style:text-properties fo:color="#FFFFFF"/>
    </style:style>
    <style:style style:name="ce8" style:family="table-cell" style:parent-style-name="_1054__1073__1099__1095__1085__1099__1081__32_2" style:data-style-name="N0">
      <style:table-cell-properties style:vertical-align="automatic" fo:background-color="transparent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transparent"/>
      <style:text-properties fo:color="#FFFFFF"/>
    </style:style>
    <style:style style:name="ce11" style:family="table-cell" style:parent-style-name="_1054__1073__1099__1095__1085__1099__1081__32_3" style:data-style-name="N0">
      <style:table-cell-properties fo:border="thin solid #000000"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37">
      <style:table-cell-properties fo:border="thin solid #000000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_1054__1073__1099__1095__1085__1099__1081__32_3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e17" style:family="table-cell" style:parent-style-name="_1054__1073__1099__1095__1085__1099__1081_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555555" style:font-name="Arial" style:font-name-asian="Arial" style:font-name-complex="Arial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transparent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0" style:family="table-cell" style:parent-style-name="_1054__1073__1099__1095__1085__1099__1081__32_3" style:data-style-name="N0">
      <style:table-cell-properties fo:border="thin solid #000000" style:vertical-align="automatic" fo:background-color="#FFFF00"/>
      <style:text-properties style:font-name="MS Sans Serif" style:font-name-asian="MS Sans Serif" style:font-name-complex="MS Sans Serif" fo:font-size="10pt" style:font-size-asian="10pt" style:font-size-complex="10pt"/>
    </style:style>
    <style:style style:name="ce21" style:family="table-cell" style:parent-style-name="Default" style:data-style-name="N37"/>
    <style:style style:name="ce22" style:family="table-cell" style:parent-style-name="_1054__1073__1099__1095__1085__1099__1081__32_2" style:data-style-name="N0">
      <style:table-cell-properties fo:border="thin solid #000000" style:vertical-align="automatic" fo:background-color="#FFFF00"/>
    </style:style>
    <style:style style:name="ce23" style:family="table-cell" style:parent-style-name="Default" style:data-style-name="N39">
      <style:table-cell-properties fo:border="thin solid 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40">
      <style:table-cell-properties fo:border="thin solid #000000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60625cm" style:use-optimal-column-width="true"/>
    </style:style>
    <style:style style:name="co8" style:family="table-column">
      <style:table-column-properties fo:break-before="auto" style:column-width="1.93145833333333cm" style:use-optimal-column-width="true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0.502708333333333cm" style:use-optimal-column-width="true"/>
    </style:style>
    <style:style style:name="co11" style:family="table-column">
      <style:table-column-properties fo:break-before="auto" style:column-width="0.9525cm" style:use-optimal-column-width="true"/>
    </style:style>
    <style:style style:name="co12" style:family="table-column">
      <style:table-column-properties fo:break-before="auto" style:column-width="1.05833333333333cm" style:use-optimal-column-width="true"/>
    </style:style>
    <style:style style:name="co13" style:family="table-column">
      <style:table-column-properties fo:break-before="auto" style:column-width="0.714375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2.48708333333333cm" style:use-optimal-column-width="true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1.34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14" table:default-cell-style-name="ce1"/>
        <table:table-column table:style-name="co9" table:default-cell-style-name="ce1"/>
        <table:table-column table:style-name="co6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irthday</text:p>
          </table:table-cell>
          <table:table-cell office:value-type="string" table:style-name="ce2">
            <text:p>id_class</text:p>
          </table:table-cell>
          <table:table-cell office:value-type="string" table:style-name="ce2">
            <text:p>id_place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Баян СН</text:p>
          </table:table-cell>
          <table:table-cell office:value-type="date" office:date-value="2007-07-18T00:00:00" table:style-name="ce5">
            <text:p>18.07.20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Боярский МС</text:p>
          </table:table-cell>
          <table:table-cell office:value-type="date" office:date-value="2007-01-07T00:00:00" table:style-name="ce5">
            <text:p>07.01.200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Васильев ВВ</text:p>
          </table:table-cell>
          <table:table-cell office:value-type="date" office:date-value="2005-05-09T00:00:00" table:style-name="ce5">
            <text:p>09.05.200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Васильева ВЯ</text:p>
          </table:table-cell>
          <table:table-cell office:value-type="date" office:date-value="2006-03-25T00:00:00" table:style-name="ce5">
            <text:p>25.03.2006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Галкин МА</text:p>
          </table:table-cell>
          <table:table-cell office:value-type="date" office:date-value="2006-11-04T00:00:00" table:style-name="ce5">
            <text:p>04.11.200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Германова ВС</text:p>
          </table:table-cell>
          <table:table-cell office:value-type="date" office:date-value="2007-03-12T00:00:00" table:style-name="ce5">
            <text:p>12.03.2007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Горбачева АН</text:p>
          </table:table-cell>
          <table:table-cell office:value-type="date" office:date-value="2007-02-08T00:00:00" table:style-name="ce5">
            <text:p>08.02.2007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Гришин ГГ</text:p>
          </table:table-cell>
          <table:table-cell office:value-type="date" office:date-value="2005-06-10T00:00:00" table:style-name="ce5">
            <text:p>10.06.2005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Гришина ЕГ</text:p>
          </table:table-cell>
          <table:table-cell office:value-type="date" office:date-value="2006-04-26T00:00:00" table:style-name="ce5">
            <text:p>26.04.200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Егоров ЕЕ</text:p>
          </table:table-cell>
          <table:table-cell office:value-type="date" office:date-value="2005-04-07T00:00:00" table:style-name="ce5">
            <text:p>07.04.2005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Егорова ЕБ</text:p>
          </table:table-cell>
          <table:table-cell office:value-type="date" office:date-value="2006-02-21T00:00:00" table:style-name="ce5">
            <text:p>21.02.200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Зайцев ИИ</text:p>
          </table:table-cell>
          <table:table-cell office:value-type="date" office:date-value="2005-10-16T00:00:00" table:style-name="ce5">
            <text:p>16.10.2005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Зайцева ЕИ</text:p>
          </table:table-cell>
          <table:table-cell office:value-type="date" office:date-value="2006-09-01T00:00:00" table:style-name="ce5">
            <text:p>01.09.200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Иванов ИИ</text:p>
          </table:table-cell>
          <table:table-cell office:value-type="date" office:date-value="2005-01-01T00:00:00" table:style-name="ce5">
            <text:p>01.01.2005</text:p>
          </table:table-cell>
          <table:table-cell office:value-type="float" office:value="1" table:style-name="ce4">
            <text:p>1</text:p>
          </table:table-cell>
          <table:table-cell office:value-type="float" office:value="14" table:style-name="ce4">
            <text:p>14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Иванова ЕИ</text:p>
          </table:table-cell>
          <table:table-cell office:value-type="date" office:date-value="2005-11-17T00:00:00" table:style-name="ce5">
            <text:p>17.11.200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Машков ММ</text:p>
          </table:table-cell>
          <table:table-cell office:value-type="date" office:date-value="2005-07-12T00:00:00" table:style-name="ce5">
            <text:p>12.07.2005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Машкова ЕМ</text:p>
          </table:table-cell>
          <table:table-cell office:value-type="date" office:date-value="2006-05-28T00:00:00" table:style-name="ce5">
            <text:p>28.05.200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Пенкин БМ</text:p>
          </table:table-cell>
          <table:table-cell office:value-type="date" office:date-value="2006-12-06T00:00:00" table:style-name="ce5">
            <text:p>06.12.2006</text:p>
          </table:table-cell>
          <table:table-cell office:value-type="float" office:value="1" table:style-name="ce4">
            <text:p>1</text:p>
          </table:table-cell>
          <table:table-cell office:value-type="float" office:value="18" table:style-name="ce4">
            <text:p>18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Петров ПП</text:p>
          </table:table-cell>
          <table:table-cell office:value-type="date" office:date-value="2005-02-02T00:00:00" table:style-name="ce5">
            <text:p>02.02.2005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Петрова ЕП</text:p>
          </table:table-cell>
          <table:table-cell office:value-type="date" office:date-value="2005-12-19T00:00:00" table:style-name="ce5">
            <text:p>19.12.2005</text:p>
          </table:table-cell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Пугачева АБ</text:p>
          </table:table-cell>
          <table:table-cell office:value-type="date" office:date-value="2006-10-03T00:00:00" table:style-name="ce5">
            <text:p>03.10.200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Пушилин СХ</text:p>
          </table:table-cell>
          <table:table-cell office:value-type="date" office:date-value="2007-04-13T00:00:00" table:style-name="ce5">
            <text:p>13.04.2007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4">
            <text:p>22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Сидоров СС</text:p>
          </table:table-cell>
          <table:table-cell office:value-type="date" office:date-value="2005-03-06T00:00:00" table:style-name="ce5">
            <text:p>06.03.2005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Сидорова ЕС</text:p>
          </table:table-cell>
          <table:table-cell office:value-type="date" office:date-value="2006-01-20T00:00:00" table:style-name="ce5">
            <text:p>20.01.2006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Смирнов АА</text:p>
          </table:table-cell>
          <table:table-cell office:value-type="date" office:date-value="2005-09-14T00:00:00" table:style-name="ce5">
            <text:p>14.09.2005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Смирнова УА</text:p>
          </table:table-cell>
          <table:table-cell office:value-type="date" office:date-value="2006-07-31T00:00:00" table:style-name="ce5">
            <text:p>31.07.2006</text:p>
          </table:table-cell>
          <table:table-cell office:value-type="float" office:value="1" table:style-name="ce4">
            <text:p>1</text:p>
          </table:table-cell>
          <table:table-cell office:value-type="float" office:value="26" table:style-name="ce4">
            <text:p>26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Федрово СС</text:p>
          </table:table-cell>
          <table:table-cell office:value-type="date" office:date-value="2007-06-16T00:00:00" table:style-name="ce5">
            <text:p>16.06.2007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Феоктистов СН</text:p>
          </table:table-cell>
          <table:table-cell office:value-type="date" office:date-value="2007-05-15T00:00:00" table:style-name="ce5">
            <text:p>15.05.2007</text:p>
          </table:table-cell>
          <table:table-cell office:value-type="float" office:value="1" table:style-name="ce4">
            <text:p>1</text:p>
          </table:table-cell>
          <table:table-cell office:value-type="float" office:value="28" table:style-name="ce4">
            <text:p>28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Харитонова ЭС</text:p>
          </table:table-cell>
          <table:table-cell office:value-type="date" office:date-value="2005-08-13T00:00:00" table:style-name="ce5">
            <text:p>13.08.2005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Харитонова ЧС</text:p>
          </table:table-cell>
          <table:table-cell office:value-type="date" office:date-value="2006-06-29T00:00:00" table:style-name="ce5">
            <text:p>29.06.2006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6">
            <text:p>Бастрикова ЕВ</text:p>
          </table:table-cell>
          <table:table-cell office:value-type="date" office:date-value="2005-01-08T00:00:00" table:style-name="ce5">
            <text:p>08.01.200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6">
            <text:p>Богомолова УО</text:p>
          </table:table-cell>
          <table:table-cell office:value-type="date" office:date-value="2005-02-09T00:00:00" table:style-name="ce5">
            <text:p>09.02.200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6">
            <text:p>Ботин ФФ</text:p>
          </table:table-cell>
          <table:table-cell office:value-type="date" office:date-value="2005-03-13T00:00:00" table:style-name="ce5">
            <text:p>13.03.2005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3"/>
          <table:table-cell table:number-columns-repeated="5" table:style-name="ce1"/>
          <table:table-cell table:style-name="ce9"/>
          <table:table-cell table:style-name="ce8"/>
          <table:table-cell table:number-columns-repeated="1637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6">
            <text:p>Бранд ЭБ</text:p>
          </table:table-cell>
          <table:table-cell office:value-type="date" office:date-value="2005-04-14T00:00:00" table:style-name="ce5">
            <text:p>14.04.2005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6">
            <text:p>Букина АА</text:p>
          </table:table-cell>
          <table:table-cell office:value-type="date" office:date-value="2005-05-16T00:00:00" table:style-name="ce5">
            <text:p>16.05.2005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6">
            <text:p>Всегодическая АА</text:p>
          </table:table-cell>
          <table:table-cell office:value-type="date" office:date-value="2005-06-17T00:00:00" table:style-name="ce5">
            <text:p>17.06.2005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6">
            <text:p>Гельцер ДА</text:p>
          </table:table-cell>
          <table:table-cell office:value-type="date" office:date-value="2005-07-19T00:00:00" table:style-name="ce5">
            <text:p>19.07.2005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6">
            <text:p>Гопп ДА</text:p>
          </table:table-cell>
          <table:table-cell office:value-type="date" office:date-value="2005-08-20T00:00:00" table:style-name="ce5">
            <text:p>20.08.2005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6">
            <text:p>Давыдов ДА</text:p>
          </table:table-cell>
          <table:table-cell office:value-type="date" office:date-value="2005-09-21T00:00:00" table:style-name="ce5">
            <text:p>21.09.2005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6">
            <text:p>Двинянинова АА</text:p>
          </table:table-cell>
          <table:table-cell office:value-type="date" office:date-value="2005-10-23T00:00:00" table:style-name="ce5">
            <text:p>23.10.2005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6">
            <text:p>Джепаров ДВ</text:p>
          </table:table-cell>
          <table:table-cell office:value-type="date" office:date-value="2005-11-24T00:00:00" table:style-name="ce5">
            <text:p>24.11.2005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6">
            <text:p>Журавлева ДВ</text:p>
          </table:table-cell>
          <table:table-cell office:value-type="date" office:date-value="2005-12-26T00:00:00" table:style-name="ce5">
            <text:p>26.12.2005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6">
            <text:p>Заблоцкая ДФ</text:p>
          </table:table-cell>
          <table:table-cell office:value-type="date" office:date-value="2006-01-27T00:00:00" table:style-name="ce5">
            <text:p>27.01.200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6">
            <text:p>Зайцев КУ</text:p>
          </table:table-cell>
          <table:table-cell office:value-type="date" office:date-value="2006-02-28T00:00:00" table:style-name="ce5">
            <text:p>28.02.2006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6">
            <text:p>Золотарева АУ</text:p>
          </table:table-cell>
          <table:table-cell office:value-type="date" office:date-value="2006-04-01T00:00:00" table:style-name="ce5">
            <text:p>01.04.200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6">
            <text:p>Каберова ЕС</text:p>
          </table:table-cell>
          <table:table-cell office:value-type="date" office:date-value="2006-05-03T00:00:00" table:style-name="ce5">
            <text:p>03.05.2006</text:p>
          </table:table-cell>
          <table:table-cell office:value-type="float" office:value="2" table:style-name="ce4">
            <text:p>2</text:p>
          </table:table-cell>
          <table:table-cell office:value-type="float" office:value="16" table:style-name="ce4">
            <text:p>16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6">
            <text:p>Капустин МС</text:p>
          </table:table-cell>
          <table:table-cell office:value-type="date" office:date-value="2006-06-04T00:00:00" table:style-name="ce5">
            <text:p>04.06.200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6">
            <text:p>Кетов АФ</text:p>
          </table:table-cell>
          <table:table-cell office:value-type="date" office:date-value="2006-07-06T00:00:00" table:style-name="ce5">
            <text:p>06.07.2006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6">
            <text:p>Кузнецова ДЯ</text:p>
          </table:table-cell>
          <table:table-cell office:value-type="date" office:date-value="2006-08-07T00:00:00" table:style-name="ce5">
            <text:p>07.08.200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6">
            <text:p>Кузнецова ЯМ</text:p>
          </table:table-cell>
          <table:table-cell office:value-type="date" office:date-value="2006-09-08T00:00:00" table:style-name="ce5">
            <text:p>08.09.2006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4">
            <text:p>20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6">
            <text:p>Лыткина АС</text:p>
          </table:table-cell>
          <table:table-cell office:value-type="date" office:date-value="2006-10-10T00:00:00" table:style-name="ce5">
            <text:p>10.10.200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6">
            <text:p>Мартынов АС</text:p>
          </table:table-cell>
          <table:table-cell office:value-type="date" office:date-value="2006-11-11T00:00:00" table:style-name="ce5">
            <text:p>11.11.2006</text:p>
          </table:table-cell>
          <table:table-cell office:value-type="float" office:value="2" table:style-name="ce4">
            <text:p>2</text:p>
          </table:table-cell>
          <table:table-cell office:value-type="float" office:value="22" table:style-name="ce4">
            <text:p>22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6">
            <text:p>Маслов ИС</text:p>
          </table:table-cell>
          <table:table-cell office:value-type="date" office:date-value="2006-12-13T00:00:00" table:style-name="ce5">
            <text:p>13.12.200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6">
            <text:p>Матушкина АС</text:p>
          </table:table-cell>
          <table:table-cell office:value-type="date" office:date-value="2007-01-14T00:00:00" table:style-name="ce5">
            <text:p>14.01.2007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6">
            <text:p>Медведев НС</text:p>
          </table:table-cell>
          <table:table-cell office:value-type="date" office:date-value="2007-02-15T00:00:00" table:style-name="ce5">
            <text:p>15.02.2007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6">
            <text:p>Мельникова ОС</text:p>
          </table:table-cell>
          <table:table-cell office:value-type="date" office:date-value="2007-03-19T00:00:00" table:style-name="ce5">
            <text:p>19.03.2007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4">
            <text:p>26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6">
            <text:p>Михеев АС</text:p>
          </table:table-cell>
          <table:table-cell office:value-type="date" office:date-value="2007-04-20T00:00:00" table:style-name="ce5">
            <text:p>20.04.2007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6">
            <text:p>Мишарина ДС</text:p>
          </table:table-cell>
          <table:table-cell office:value-type="date" office:date-value="2007-05-22T00:00:00" table:style-name="ce5">
            <text:p>22.05.2007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6">
            <text:p>Новикова ЕВ</text:p>
          </table:table-cell>
          <table:table-cell office:value-type="date" office:date-value="2007-06-23T00:00:00" table:style-name="ce5">
            <text:p>23.06.2007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6">
            <text:p>Огурцова ВП</text:p>
          </table:table-cell>
          <table:table-cell office:value-type="date" office:date-value="2007-07-25T00:00:00" table:style-name="ce5">
            <text:p>25.07.2007</text:p>
          </table:table-cell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1">
            <text:p>Вербицкая ИИ</text:p>
          </table:table-cell>
          <table:table-cell office:value-type="date" office:date-value="2006-06-21T00:00:00" table:style-name="ce5">
            <text:p>21.06.200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1">
            <text:p>Веселов ИИ</text:p>
          </table:table-cell>
          <table:table-cell office:value-type="date" office:date-value="2006-07-23T00:00:00" table:style-name="ce5">
            <text:p>23.07.2006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1">
            <text:p>Бабошина МС</text:p>
          </table:table-cell>
          <table:table-cell office:value-type="date" office:date-value="2006-01-12T00:00:00" table:style-name="ce5">
            <text:p>12.01.200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1">
            <text:p>Белозерова ФИ</text:p>
          </table:table-cell>
          <table:table-cell office:value-type="date" office:date-value="2006-02-13T00:00:00" table:style-name="ce5">
            <text:p>13.02.2006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1">
            <text:p>Богуславская ВИ</text:p>
          </table:table-cell>
          <table:table-cell office:value-type="date" office:date-value="2006-03-17T00:00:00" table:style-name="ce5">
            <text:p>17.03.200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3"/>
          <table:table-cell table:number-columns-repeated="5" table:style-name="ce1"/>
          <table:table-cell table:style-name="ce3"/>
          <table:table-cell table:style-name="ce10"/>
          <table:table-cell table:number-columns-repeated="1637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1">
            <text:p>Бычкова ФИ</text:p>
          </table:table-cell>
          <table:table-cell office:value-type="date" office:date-value="2006-04-18T00:00:00" table:style-name="ce5">
            <text:p>18.04.2006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3"/>
          <table:table-cell table:number-columns-repeated="5" table:style-name="ce1"/>
          <table:table-cell table:style-name="ce3"/>
          <table:table-cell table:style-name="ce10"/>
          <table:table-cell table:number-columns-repeated="1637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1">
            <text:p>Васильев ИФ</text:p>
          </table:table-cell>
          <table:table-cell office:value-type="date" office:date-value="2006-05-20T00:00:00" table:style-name="ce5">
            <text:p>20.05.200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3"/>
          <table:table-cell table:number-columns-repeated="5" table:style-name="ce1"/>
          <table:table-cell table:style-name="ce3"/>
          <table:table-cell table:style-name="ce10"/>
          <table:table-cell table:number-columns-repeated="1637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6">
            <text:p>Цыпуштанова ЕМ</text:p>
          </table:table-cell>
          <table:table-cell office:value-type="date" office:date-value="2005-01-25T00:00:00" table:style-name="ce5">
            <text:p>25.01.2005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3"/>
          <table:table-cell table:number-columns-repeated="5" table:style-name="ce1"/>
          <table:table-cell table:style-name="ce3"/>
          <table:table-cell table:style-name="ce10"/>
          <table:table-cell table:number-columns-repeated="1637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6">
            <text:p>Шабельник ВИ</text:p>
          </table:table-cell>
          <table:table-cell office:value-type="date" office:date-value="2005-02-26T00:00:00" table:style-name="ce5">
            <text:p>26.02.2005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3"/>
          <table:table-cell table:number-columns-repeated="5" table:style-name="ce1"/>
          <table:table-cell table:style-name="ce3"/>
          <table:table-cell table:style-name="ce10"/>
          <table:table-cell table:number-columns-repeated="1637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6">
            <text:p>Шедько ФФ</text:p>
          </table:table-cell>
          <table:table-cell office:value-type="date" office:date-value="2005-03-30T00:00:00" table:style-name="ce5">
            <text:p>30.03.2005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6">
            <text:p>Юдченко ВЦ</text:p>
          </table:table-cell>
          <table:table-cell office:value-type="date" office:date-value="2005-05-01T00:00:00" table:style-name="ce5">
            <text:p>01.05.2005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10"/>
          <table:table-cell table:number-columns-repeated="1637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6">
            <text:p>Южанинов МО</text:p>
          </table:table-cell>
          <table:table-cell office:value-type="date" office:date-value="2005-06-02T00:00:00" table:style-name="ce5">
            <text:p>02.06.2005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6">
            <text:p>Якина АЛ</text:p>
          </table:table-cell>
          <table:table-cell office:value-type="date" office:date-value="2005-07-04T00:00:00" table:style-name="ce5">
            <text:p>04.07.2005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6">
            <text:p>Якушев АЕ</text:p>
          </table:table-cell>
          <table:table-cell office:value-type="date" office:date-value="2005-08-05T00:00:00" table:style-name="ce5">
            <text:p>05.08.2005</text:p>
          </table:table-cell>
          <table:table-cell office:value-type="float" office:value="3" table:style-name="ce4">
            <text:p>3</text:p>
          </table:table-cell>
          <table:table-cell office:value-type="float" office:value="14" table:style-name="ce4">
            <text:p>14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6">
            <text:p>Ямов ДЦ</text:p>
          </table:table-cell>
          <table:table-cell office:value-type="date" office:date-value="2005-09-06T00:00:00" table:style-name="ce5">
            <text:p>06.09.2005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1">
            <text:p>Айдарпашич ВЧ</text:p>
          </table:table-cell>
          <table:table-cell office:value-type="date" office:date-value="2005-10-08T00:00:00" table:style-name="ce5">
            <text:p>08.10.2005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table:style-name="ce3"/>
          <table:table-cell table:number-columns-repeated="5" table:style-name="ce1"/>
          <table:table-cell table:style-name="ce7"/>
          <table:table-cell table:style-name="ce3"/>
          <table:table-cell table:number-columns-repeated="1637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1">
            <text:p>Алеев МС</text:p>
          </table:table-cell>
          <table:table-cell office:value-type="date" office:date-value="2005-11-09T00:00:00" table:style-name="ce5">
            <text:p>09.11.2005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1">
            <text:p>Арбузова ФА</text:p>
          </table:table-cell>
          <table:table-cell office:value-type="date" office:date-value="2005-12-11T00:00:00" table:style-name="ce5">
            <text:p>11.12.2005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6">
            <text:p>Онищенко ДВ</text:p>
          </table:table-cell>
          <table:table-cell office:value-type="date" office:date-value="2004-01-07T00:00:00" table:style-name="ce5">
            <text:p>07.01.200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6">
            <text:p>Панькова АВ</text:p>
          </table:table-cell>
          <table:table-cell office:value-type="date" office:date-value="2004-02-08T00:00:00" table:style-name="ce5">
            <text:p>08.02.2004</text:p>
          </table:table-cell>
          <table:table-cell office:value-type="float" office:value="3" table:style-name="ce4">
            <text:p>3</text:p>
          </table:table-cell>
          <table:table-cell office:value-type="float" office:value="20" table:style-name="ce4">
            <text:p>20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6">
            <text:p>Папарыга АИ</text:p>
          </table:table-cell>
          <table:table-cell office:value-type="date" office:date-value="2004-03-11T00:00:00" table:style-name="ce5">
            <text:p>11.03.200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6">
            <text:p>Пегушин ДИ</text:p>
          </table:table-cell>
          <table:table-cell office:value-type="date" office:date-value="2004-04-12T00:00:00" table:style-name="ce5">
            <text:p>12.04.2004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4">
            <text:p>22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6">
            <text:p>Пегушина ДИ</text:p>
          </table:table-cell>
          <table:table-cell office:value-type="date" office:date-value="2004-05-14T00:00:00" table:style-name="ce5">
            <text:p>14.05.200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6">
            <text:p>Перминова ПФ</text:p>
          </table:table-cell>
          <table:table-cell office:value-type="date" office:date-value="2004-06-15T00:00:00" table:style-name="ce5">
            <text:p>15.06.2004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6">
            <text:p>Плешивых УУ</text:p>
          </table:table-cell>
          <table:table-cell office:value-type="date" office:date-value="2004-07-17T00:00:00" table:style-name="ce5">
            <text:p>17.07.200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6">
            <text:p>Плешков МИ</text:p>
          </table:table-cell>
          <table:table-cell office:value-type="date" office:date-value="2004-08-18T00:00:00" table:style-name="ce5">
            <text:p>18.08.2004</text:p>
          </table:table-cell>
          <table:table-cell office:value-type="float" office:value="3" table:style-name="ce4">
            <text:p>3</text:p>
          </table:table-cell>
          <table:table-cell office:value-type="float" office:value="26" table:style-name="ce4">
            <text:p>26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6">
            <text:p>Рогальников ВЛ</text:p>
          </table:table-cell>
          <table:table-cell office:value-type="date" office:date-value="2004-09-19T00:00:00" table:style-name="ce5">
            <text:p>19.09.200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6">
            <text:p>Совва НИ</text:p>
          </table:table-cell>
          <table:table-cell office:value-type="date" office:date-value="2004-10-21T00:00:00" table:style-name="ce5">
            <text:p>21.10.2004</text:p>
          </table:table-cell>
          <table:table-cell office:value-type="float" office:value="3" table:style-name="ce4">
            <text:p>3</text:p>
          </table:table-cell>
          <table:table-cell office:value-type="float" office:value="28" table:style-name="ce4">
            <text:p>28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6">
            <text:p>Стриганов СУ</text:p>
          </table:table-cell>
          <table:table-cell office:value-type="date" office:date-value="2004-11-22T00:00:00" table:style-name="ce5">
            <text:p>22.11.200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6">
            <text:p>Ферулев АК</text:p>
          </table:table-cell>
          <table:table-cell office:value-type="date" office:date-value="2004-12-24T00:00:00" table:style-name="ce5">
            <text:p>24.12.2004</text:p>
          </table:table-cell>
          <table:table-cell office:value-type="float" office:value="3" table:style-name="ce4">
            <text:p>3</text:p>
          </table:table-cell>
          <table:table-cell office:value-type="float" office:value="30" table:style-name="ce4">
            <text:p>30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1">
            <text:p>Власова ФФ</text:p>
          </table:table-cell>
          <table:table-cell office:value-type="date" office:date-value="2004-01-05T00:00:00" table:style-name="ce13">
            <text:p>05.01.2004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14">
            <text:p>1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1">
            <text:p>Володина ВВ</text:p>
          </table:table-cell>
          <table:table-cell office:value-type="date" office:date-value="2004-01-06T00:00:00" table:style-name="ce13">
            <text:p>06.01.2004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14">
            <text:p>2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1">
            <text:p>Георгиева ЕВ</text:p>
          </table:table-cell>
          <table:table-cell office:value-type="date" office:date-value="2004-01-07T00:00:00" table:style-name="ce13">
            <text:p>07.01.200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14">
            <text:p>3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1">
            <text:p>Горбачева ВЕ</text:p>
          </table:table-cell>
          <table:table-cell office:value-type="date" office:date-value="2004-01-08T00:00:00" table:style-name="ce13">
            <text:p>08.01.200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4">
            <text:p>4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1">
            <text:p>Иванов ПУ</text:p>
          </table:table-cell>
          <table:table-cell office:value-type="date" office:date-value="2004-01-09T00:00:00" table:style-name="ce13">
            <text:p>09.01.200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14">
            <text:p>5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1">
            <text:p>Иванова ВК</text:p>
          </table:table-cell>
          <table:table-cell office:value-type="date" office:date-value="2004-01-10T00:00:00" table:style-name="ce13">
            <text:p>10.01.200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14">
            <text:p>6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1">
            <text:p>Ильин ВИ</text:p>
          </table:table-cell>
          <table:table-cell office:value-type="date" office:date-value="2004-01-11T00:00:00" table:style-name="ce13">
            <text:p>11.01.2004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14">
            <text:p>7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1">
            <text:p>Ильинский ОП</text:p>
          </table:table-cell>
          <table:table-cell office:value-type="date" office:date-value="2004-01-12T00:00:00" table:style-name="ce13">
            <text:p>12.01.2004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14">
            <text:p>8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1">
            <text:p>Каменская ВА</text:p>
          </table:table-cell>
          <table:table-cell office:value-type="date" office:date-value="2004-01-13T00:00:00" table:style-name="ce13">
            <text:p>13.01.2004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14">
            <text:p>9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1">
            <text:p>Канарейкин ОП</text:p>
          </table:table-cell>
          <table:table-cell office:value-type="date" office:date-value="2004-01-14T00:00:00" table:style-name="ce13">
            <text:p>14.01.2004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14">
            <text:p>10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1">
            <text:p>Карпухина ЛО</text:p>
          </table:table-cell>
          <table:table-cell office:value-type="date" office:date-value="2004-01-15T00:00:00" table:style-name="ce13">
            <text:p>15.01.2004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14">
            <text:p>11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1">
            <text:p>Кипарисова РЛ</text:p>
          </table:table-cell>
          <table:table-cell office:value-type="date" office:date-value="2004-01-16T00:00:00" table:style-name="ce13">
            <text:p>16.01.2004</text:p>
          </table:table-cell>
          <table:table-cell office:value-type="float" office:value="4" table:style-name="ce4">
            <text:p>4</text:p>
          </table:table-cell>
          <table:table-cell office:value-type="float" office:value="12" table:style-name="ce14">
            <text:p>12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1">
            <text:p>Кожедуб РО</text:p>
          </table:table-cell>
          <table:table-cell office:value-type="date" office:date-value="2004-01-17T00:00:00" table:style-name="ce13">
            <text:p>17.01.2004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14">
            <text:p>13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1">
            <text:p>Конищев ПР</text:p>
          </table:table-cell>
          <table:table-cell office:value-type="date" office:date-value="2004-01-18T00:00:00" table:style-name="ce13">
            <text:p>18.01.2004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4">
            <text:p>14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1">
            <text:p>Корнеева ПР</text:p>
          </table:table-cell>
          <table:table-cell office:value-type="date" office:date-value="2004-01-19T00:00:00" table:style-name="ce13">
            <text:p>19.01.2004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14">
            <text:p>15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1">
            <text:p>Красникова ПР</text:p>
          </table:table-cell>
          <table:table-cell office:value-type="date" office:date-value="2004-01-20T00:00:00" table:style-name="ce13">
            <text:p>20.01.2004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14">
            <text:p>16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1">
            <text:p>Крюкова ПР</text:p>
          </table:table-cell>
          <table:table-cell office:value-type="date" office:date-value="2004-01-21T00:00:00" table:style-name="ce13">
            <text:p>21.01.2004</text:p>
          </table:table-cell>
          <table:table-cell office:value-type="float" office:value="4" table:style-name="ce4">
            <text:p>4</text:p>
          </table:table-cell>
          <table:table-cell office:value-type="float" office:value="17" table:style-name="ce14">
            <text:p>17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11">
            <text:p>Кулинич АД</text:p>
          </table:table-cell>
          <table:table-cell office:value-type="date" office:date-value="2004-01-22T00:00:00" table:style-name="ce13">
            <text:p>22.01.2004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14">
            <text:p>18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11">
            <text:p>Курносов АП</text:p>
          </table:table-cell>
          <table:table-cell office:value-type="date" office:date-value="2004-01-23T00:00:00" table:style-name="ce13">
            <text:p>23.01.2004</text:p>
          </table:table-cell>
          <table:table-cell office:value-type="float" office:value="4" table:style-name="ce4">
            <text:p>4</text:p>
          </table:table-cell>
          <table:table-cell office:value-type="float" office:value="19" table:style-name="ce14">
            <text:p>19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11">
            <text:p>Левитин ПР</text:p>
          </table:table-cell>
          <table:table-cell office:value-type="date" office:date-value="2004-01-24T00:00:00" table:style-name="ce13">
            <text:p>24.01.2004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14">
            <text:p>20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11">
            <text:p>Лобурец АП</text:p>
          </table:table-cell>
          <table:table-cell office:value-type="date" office:date-value="2004-01-25T00:00:00" table:style-name="ce13">
            <text:p>25.01.2004</text:p>
          </table:table-cell>
          <table:table-cell office:value-type="float" office:value="4" table:style-name="ce4">
            <text:p>4</text:p>
          </table:table-cell>
          <table:table-cell office:value-type="float" office:value="21" table:style-name="ce14">
            <text:p>21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11">
            <text:p>Макарова ПР</text:p>
          </table:table-cell>
          <table:table-cell office:value-type="date" office:date-value="2004-01-26T00:00:00" table:style-name="ce13">
            <text:p>26.01.2004</text:p>
          </table:table-cell>
          <table:table-cell office:value-type="float" office:value="4" table:style-name="ce4">
            <text:p>4</text:p>
          </table:table-cell>
          <table:table-cell office:value-type="float" office:value="22" table:style-name="ce14">
            <text:p>22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11">
            <text:p>Максимов АП</text:p>
          </table:table-cell>
          <table:table-cell office:value-type="date" office:date-value="2004-01-27T00:00:00" table:style-name="ce13">
            <text:p>27.01.2004</text:p>
          </table:table-cell>
          <table:table-cell office:value-type="float" office:value="4" table:style-name="ce4">
            <text:p>4</text:p>
          </table:table-cell>
          <table:table-cell office:value-type="float" office:value="23" table:style-name="ce14">
            <text:p>23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11">
            <text:p>Мамуладзе АП</text:p>
          </table:table-cell>
          <table:table-cell office:value-type="date" office:date-value="2004-01-28T00:00:00" table:style-name="ce13">
            <text:p>28.01.2004</text:p>
          </table:table-cell>
          <table:table-cell office:value-type="float" office:value="4" table:style-name="ce4">
            <text:p>4</text:p>
          </table:table-cell>
          <table:table-cell office:value-type="float" office:value="24" table:style-name="ce14">
            <text:p>24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11">
            <text:p>Мозговая АИ</text:p>
          </table:table-cell>
          <table:table-cell office:value-type="date" office:date-value="2004-01-29T00:00:00" table:style-name="ce13">
            <text:p>29.01.2004</text:p>
          </table:table-cell>
          <table:table-cell office:value-type="float" office:value="4" table:style-name="ce4">
            <text:p>4</text:p>
          </table:table-cell>
          <table:table-cell office:value-type="float" office:value="25" table:style-name="ce14">
            <text:p>25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11">
            <text:p>Мосичева АП</text:p>
          </table:table-cell>
          <table:table-cell office:value-type="date" office:date-value="2004-01-30T00:00:00" table:style-name="ce13">
            <text:p>30.01.2004</text:p>
          </table:table-cell>
          <table:table-cell office:value-type="float" office:value="4" table:style-name="ce4">
            <text:p>4</text:p>
          </table:table-cell>
          <table:table-cell office:value-type="float" office:value="26" table:style-name="ce14">
            <text:p>26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11">
            <text:p>Орлова ОП</text:p>
          </table:table-cell>
          <table:table-cell office:value-type="date" office:date-value="2004-01-31T00:00:00" table:style-name="ce13">
            <text:p>31.01.2004</text:p>
          </table:table-cell>
          <table:table-cell office:value-type="float" office:value="4" table:style-name="ce4">
            <text:p>4</text:p>
          </table:table-cell>
          <table:table-cell office:value-type="float" office:value="27" table:style-name="ce14">
            <text:p>27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11">
            <text:p>Осокина АП</text:p>
          </table:table-cell>
          <table:table-cell office:value-type="date" office:date-value="2004-02-01T00:00:00" table:style-name="ce13">
            <text:p>01.02.2004</text:p>
          </table:table-cell>
          <table:table-cell office:value-type="float" office:value="4" table:style-name="ce4">
            <text:p>4</text:p>
          </table:table-cell>
          <table:table-cell office:value-type="float" office:value="28" table:style-name="ce14">
            <text:p>28</text:p>
          </table:table-cell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11">
            <text:p>Парамонов АП</text:p>
          </table:table-cell>
          <table:table-cell office:value-type="date" office:date-value="2004-02-02T00:00:00" table:style-name="ce13">
            <text:p>02.02.2004</text:p>
          </table:table-cell>
          <table:table-cell office:value-type="float" office:value="4" table:style-name="ce4">
            <text:p>4</text:p>
          </table:table-cell>
          <table:table-cell office:value-type="float" office:value="29" table:style-name="ce14">
            <text:p>29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11">
            <text:p>Патычук ПР</text:p>
          </table:table-cell>
          <table:table-cell office:value-type="date" office:date-value="2004-02-03T00:00:00" table:style-name="ce13">
            <text:p>03.02.2004</text:p>
          </table:table-cell>
          <table:table-cell office:value-type="float" office:value="4" table:style-name="ce4">
            <text:p>4</text:p>
          </table:table-cell>
          <table:table-cell office:value-type="float" office:value="30" table:style-name="ce14">
            <text:p>30</text:p>
          </table:table-cell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table:number-columns-repeated="5" table:style-name="ce1"/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style-name="ro1">
          <table:table-cell table:style-name="ce1"/>
          <table:table-cell table:style-name="ce15"/>
          <table:table-cell table:number-columns-repeated="3" table:style-name="ce1"/>
          <table:table-cell table:style-name="ce3"/>
          <table:table-cell table:number-columns-repeated="5" table:style-name="ce1"/>
          <table:table-cell table:style-name="ce12"/>
          <table:table-cell table:style-name="ce3"/>
          <table:table-cell table:number-columns-repeated="16371"/>
        </table:table-row>
        <table:table-row table:number-rows-repeated="3" table:style-name="ro1">
          <table:table-cell table:number-columns-repeated="5" table:style-name="ce1"/>
          <table:table-cell table:style-name="ce3"/>
          <table:table-cell table:number-columns-repeated="5" table:style-name="ce1"/>
          <table:table-cell table:number-columns-repeated="2" table:style-name="ce3"/>
          <table:table-cell table:number-columns-repeated="1637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/>
          <table:table-cell table:style-name="ce16"/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style-name="ce17"/>
          <table:table-cell table:number-columns-repeated="16382"/>
        </table:table-row>
        <table:table-row table:number-rows-repeated="1048413" table:style-name="ro1">
          <table:table-cell table:number-columns-repeated="16384"/>
        </table:table-row>
      </table:table>
      <table:table table:name="schedule" table:style-name="ta2">
        <table:table-column table:style-name="co1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4">
            <text:p>id</text:p>
          </table:table-cell>
          <table:table-cell office:value-type="string" table:style-name="ce25">
            <text:p>start</text:p>
          </table:table-cell>
          <table:table-cell office:value-type="string" table:style-name="ce26">
            <text:p>end</text:p>
          </table:table-cell>
          <table:table-cell office:value-type="string" table:style-name="ce26">
            <text:p>id_class</text:p>
          </table:table-cell>
          <table:table-cell office:value-type="string" table:style-name="ce26">
            <text:p>Id_teacher</text:p>
          </table:table-cell>
          <table:table-cell office:value-type="string" table:style-name="ce26">
            <text:p>theme</text:p>
          </table:table-cell>
          <table:table-cell table:number-columns-repeated="16378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date" office:date-value="2022-09-01T08:00:00" table:style-name="ce28">
            <text:p>01.09.22 8:00</text:p>
          </table:table-cell>
          <table:table-cell office:value-type="date" office:date-value="2022-09-01T08:48:00" table:style-name="ce28">
            <text:p>01.09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</text:p>
          </table:table-cell>
          <table:table-cell table:number-columns-repeated="16378"/>
        </table:table-row>
        <table:table-row table:style-name="ro1">
          <table:table-cell office:value-type="float" office:value="2" table:style-name="ce27">
            <text:p>2</text:p>
          </table:table-cell>
          <table:table-cell office:value-type="date" office:date-value="2022-09-01T09:00:00" table:style-name="ce28">
            <text:p>01.09.22 9:00</text:p>
          </table:table-cell>
          <table:table-cell office:value-type="date" office:date-value="2022-09-01T09:45:00" table:style-name="ce28">
            <text:p>01.09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</text:p>
          </table:table-cell>
          <table:table-cell table:number-columns-repeated="16378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date" office:date-value="2022-09-01T10:00:00" table:style-name="ce28">
            <text:p>01.09.22 10:00</text:p>
          </table:table-cell>
          <table:table-cell office:value-type="date" office:date-value="2022-09-01T10:45:00" table:style-name="ce28">
            <text:p>01.09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9</text:p>
          </table:table-cell>
          <table:table-cell table:number-columns-repeated="16378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date" office:date-value="2022-09-01T11:00:00" table:style-name="ce28">
            <text:p>01.09.22 11:00</text:p>
          </table:table-cell>
          <table:table-cell office:value-type="date" office:date-value="2022-09-01T11:45:00" table:style-name="ce28">
            <text:p>01.09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9</text:p>
          </table:table-cell>
          <table:table-cell table:number-columns-repeated="16378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date" office:date-value="2022-09-01T12:00:00" table:style-name="ce28">
            <text:p>01.09.22 12:00</text:p>
          </table:table-cell>
          <table:table-cell office:value-type="date" office:date-value="2022-09-01T12:45:00" table:style-name="ce28">
            <text:p>01.09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</text:p>
          </table:table-cell>
          <table:table-cell table:number-columns-repeated="16378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date" office:date-value="2022-09-01T14:00:00" table:style-name="ce28">
            <text:p>01.09.22 14:00</text:p>
          </table:table-cell>
          <table:table-cell office:value-type="date" office:date-value="2022-09-01T14:45:00" table:style-name="ce28">
            <text:p>01.09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</text:p>
          </table:table-cell>
          <table:table-cell table:number-columns-repeated="16378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date" office:date-value="2022-09-01T15:00:00" table:style-name="ce28">
            <text:p>01.09.22 15:00</text:p>
          </table:table-cell>
          <table:table-cell office:value-type="date" office:date-value="2022-09-01T15:45:00" table:style-name="ce28">
            <text:p>01.09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9</text:p>
          </table:table-cell>
          <table:table-cell table:number-columns-repeated="16378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date" office:date-value="2022-09-01T16:00:00" table:style-name="ce28">
            <text:p>01.09.22 16:00</text:p>
          </table:table-cell>
          <table:table-cell office:value-type="date" office:date-value="2022-09-01T16:45:00" table:style-name="ce28">
            <text:p>01.09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9</text:p>
          </table:table-cell>
          <table:table-cell table:number-columns-repeated="16378"/>
        </table:table-row>
        <table:table-row table:style-name="ro1">
          <table:table-cell office:value-type="float" office:value="9" table:style-name="ce27">
            <text:p>9</text:p>
          </table:table-cell>
          <table:table-cell office:value-type="date" office:date-value="2022-09-08T08:00:00" table:style-name="ce28">
            <text:p>08.09.22 8:00</text:p>
          </table:table-cell>
          <table:table-cell office:value-type="date" office:date-value="2022-09-08T08:48:00" table:style-name="ce28">
            <text:p>08.09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</text:p>
          </table:table-cell>
          <table:table-cell table:number-columns-repeated="16378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date" office:date-value="2022-09-08T09:00:00" table:style-name="ce28">
            <text:p>08.09.22 9:00</text:p>
          </table:table-cell>
          <table:table-cell office:value-type="date" office:date-value="2022-09-08T09:45:00" table:style-name="ce28">
            <text:p>08.09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</text:p>
          </table:table-cell>
          <table:table-cell table:number-columns-repeated="16378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date" office:date-value="2022-09-08T10:00:00" table:style-name="ce28">
            <text:p>08.09.22 10:00</text:p>
          </table:table-cell>
          <table:table-cell office:value-type="date" office:date-value="2022-09-08T10:45:00" table:style-name="ce28">
            <text:p>08.09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0</text:p>
          </table:table-cell>
          <table:table-cell table:number-columns-repeated="16378"/>
        </table:table-row>
        <table:table-row table:style-name="ro1">
          <table:table-cell office:value-type="float" office:value="12" table:style-name="ce27">
            <text:p>12</text:p>
          </table:table-cell>
          <table:table-cell office:value-type="date" office:date-value="2022-09-08T11:00:00" table:style-name="ce28">
            <text:p>08.09.22 11:00</text:p>
          </table:table-cell>
          <table:table-cell office:value-type="date" office:date-value="2022-09-08T11:45:00" table:style-name="ce28">
            <text:p>08.09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0</text:p>
          </table:table-cell>
          <table:table-cell table:number-columns-repeated="16378"/>
        </table:table-row>
        <table:table-row table:style-name="ro1">
          <table:table-cell office:value-type="float" office:value="13" table:style-name="ce27">
            <text:p>13</text:p>
          </table:table-cell>
          <table:table-cell office:value-type="date" office:date-value="2022-09-08T12:00:00" table:style-name="ce28">
            <text:p>08.09.22 12:00</text:p>
          </table:table-cell>
          <table:table-cell office:value-type="date" office:date-value="2022-09-08T12:45:00" table:style-name="ce28">
            <text:p>08.09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</text:p>
          </table:table-cell>
          <table:table-cell table:number-columns-repeated="16378"/>
        </table:table-row>
        <table:table-row table:style-name="ro1">
          <table:table-cell office:value-type="float" office:value="14" table:style-name="ce27">
            <text:p>14</text:p>
          </table:table-cell>
          <table:table-cell office:value-type="date" office:date-value="2022-09-08T14:00:00" table:style-name="ce28">
            <text:p>08.09.22 14:00</text:p>
          </table:table-cell>
          <table:table-cell office:value-type="date" office:date-value="2022-09-08T14:45:00" table:style-name="ce28">
            <text:p>08.09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</text:p>
          </table:table-cell>
          <table:table-cell table:number-columns-repeated="16378"/>
        </table:table-row>
        <table:table-row table:style-name="ro1">
          <table:table-cell office:value-type="float" office:value="15" table:style-name="ce27">
            <text:p>15</text:p>
          </table:table-cell>
          <table:table-cell office:value-type="date" office:date-value="2022-09-08T15:00:00" table:style-name="ce28">
            <text:p>08.09.22 15:00</text:p>
          </table:table-cell>
          <table:table-cell office:value-type="date" office:date-value="2022-09-08T15:45:00" table:style-name="ce28">
            <text:p>08.09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0</text:p>
          </table:table-cell>
          <table:table-cell table:number-columns-repeated="16378"/>
        </table:table-row>
        <table:table-row table:style-name="ro1">
          <table:table-cell office:value-type="float" office:value="16" table:style-name="ce27">
            <text:p>16</text:p>
          </table:table-cell>
          <table:table-cell office:value-type="date" office:date-value="2022-09-08T16:00:00" table:style-name="ce28">
            <text:p>08.09.22 16:00</text:p>
          </table:table-cell>
          <table:table-cell office:value-type="date" office:date-value="2022-09-08T16:45:00" table:style-name="ce28">
            <text:p>08.09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0</text:p>
          </table:table-cell>
          <table:table-cell table:number-columns-repeated="16378"/>
        </table:table-row>
        <table:table-row table:style-name="ro1">
          <table:table-cell office:value-type="float" office:value="17" table:style-name="ce27">
            <text:p>17</text:p>
          </table:table-cell>
          <table:table-cell office:value-type="date" office:date-value="2022-09-15T08:00:00" table:style-name="ce28">
            <text:p>15.09.22 8:00</text:p>
          </table:table-cell>
          <table:table-cell office:value-type="date" office:date-value="2022-09-15T08:48:00" table:style-name="ce28">
            <text:p>15.09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</text:p>
          </table:table-cell>
          <table:table-cell table:number-columns-repeated="16378"/>
        </table:table-row>
        <table:table-row table:style-name="ro1">
          <table:table-cell office:value-type="float" office:value="18" table:style-name="ce27">
            <text:p>18</text:p>
          </table:table-cell>
          <table:table-cell office:value-type="date" office:date-value="2022-09-15T09:00:00" table:style-name="ce28">
            <text:p>15.09.22 9:00</text:p>
          </table:table-cell>
          <table:table-cell office:value-type="date" office:date-value="2022-09-15T09:45:00" table:style-name="ce28">
            <text:p>15.09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</text:p>
          </table:table-cell>
          <table:table-cell table:number-columns-repeated="16378"/>
        </table:table-row>
        <table:table-row table:style-name="ro1">
          <table:table-cell office:value-type="float" office:value="19" table:style-name="ce27">
            <text:p>19</text:p>
          </table:table-cell>
          <table:table-cell office:value-type="date" office:date-value="2022-09-15T10:00:00" table:style-name="ce28">
            <text:p>15.09.22 10:00</text:p>
          </table:table-cell>
          <table:table-cell office:value-type="date" office:date-value="2022-09-15T10:45:00" table:style-name="ce28">
            <text:p>15.09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1</text:p>
          </table:table-cell>
          <table:table-cell table:number-columns-repeated="16378"/>
        </table:table-row>
        <table:table-row table:style-name="ro1">
          <table:table-cell office:value-type="float" office:value="20" table:style-name="ce27">
            <text:p>20</text:p>
          </table:table-cell>
          <table:table-cell office:value-type="date" office:date-value="2022-09-15T11:00:00" table:style-name="ce28">
            <text:p>15.09.22 11:00</text:p>
          </table:table-cell>
          <table:table-cell office:value-type="date" office:date-value="2022-09-15T11:45:00" table:style-name="ce28">
            <text:p>15.09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1</text:p>
          </table:table-cell>
          <table:table-cell table:number-columns-repeated="16378"/>
        </table:table-row>
        <table:table-row table:style-name="ro1">
          <table:table-cell office:value-type="float" office:value="21" table:style-name="ce27">
            <text:p>21</text:p>
          </table:table-cell>
          <table:table-cell office:value-type="date" office:date-value="2022-09-15T12:00:00" table:style-name="ce28">
            <text:p>15.09.22 12:00</text:p>
          </table:table-cell>
          <table:table-cell office:value-type="date" office:date-value="2022-09-15T12:45:00" table:style-name="ce28">
            <text:p>15.09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</text:p>
          </table:table-cell>
          <table:table-cell table:number-columns-repeated="16378"/>
        </table:table-row>
        <table:table-row table:style-name="ro1">
          <table:table-cell office:value-type="float" office:value="22" table:style-name="ce27">
            <text:p>22</text:p>
          </table:table-cell>
          <table:table-cell office:value-type="date" office:date-value="2022-09-15T14:00:00" table:style-name="ce28">
            <text:p>15.09.22 14:00</text:p>
          </table:table-cell>
          <table:table-cell office:value-type="date" office:date-value="2022-09-15T14:45:00" table:style-name="ce28">
            <text:p>15.09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</text:p>
          </table:table-cell>
          <table:table-cell table:number-columns-repeated="16378"/>
        </table:table-row>
        <table:table-row table:style-name="ro1">
          <table:table-cell office:value-type="float" office:value="23" table:style-name="ce27">
            <text:p>23</text:p>
          </table:table-cell>
          <table:table-cell office:value-type="date" office:date-value="2022-09-15T15:00:00" table:style-name="ce28">
            <text:p>15.09.22 15:00</text:p>
          </table:table-cell>
          <table:table-cell office:value-type="date" office:date-value="2022-09-15T15:45:00" table:style-name="ce28">
            <text:p>15.09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1</text:p>
          </table:table-cell>
          <table:table-cell table:number-columns-repeated="16378"/>
        </table:table-row>
        <table:table-row table:style-name="ro1">
          <table:table-cell office:value-type="float" office:value="24" table:style-name="ce27">
            <text:p>24</text:p>
          </table:table-cell>
          <table:table-cell office:value-type="date" office:date-value="2022-09-15T16:00:00" table:style-name="ce28">
            <text:p>15.09.22 16:00</text:p>
          </table:table-cell>
          <table:table-cell office:value-type="date" office:date-value="2022-09-15T16:45:00" table:style-name="ce28">
            <text:p>15.09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1</text:p>
          </table:table-cell>
          <table:table-cell table:number-columns-repeated="16378"/>
        </table:table-row>
        <table:table-row table:style-name="ro1">
          <table:table-cell office:value-type="float" office:value="25" table:style-name="ce27">
            <text:p>25</text:p>
          </table:table-cell>
          <table:table-cell office:value-type="date" office:date-value="2022-09-22T08:00:00" table:style-name="ce28">
            <text:p>22.09.22 8:00</text:p>
          </table:table-cell>
          <table:table-cell office:value-type="date" office:date-value="2022-09-22T08:48:00" table:style-name="ce28">
            <text:p>22.09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</text:p>
          </table:table-cell>
          <table:table-cell table:number-columns-repeated="16378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date" office:date-value="2022-09-22T09:00:00" table:style-name="ce28">
            <text:p>22.09.22 9:00</text:p>
          </table:table-cell>
          <table:table-cell office:value-type="date" office:date-value="2022-09-22T09:45:00" table:style-name="ce28">
            <text:p>22.09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</text:p>
          </table:table-cell>
          <table:table-cell table:number-columns-repeated="16378"/>
        </table:table-row>
        <table:table-row table:style-name="ro1">
          <table:table-cell office:value-type="float" office:value="27" table:style-name="ce27">
            <text:p>27</text:p>
          </table:table-cell>
          <table:table-cell office:value-type="date" office:date-value="2022-09-22T10:00:00" table:style-name="ce28">
            <text:p>22.09.22 10:00</text:p>
          </table:table-cell>
          <table:table-cell office:value-type="date" office:date-value="2022-09-22T10:45:00" table:style-name="ce28">
            <text:p>22.09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2</text:p>
          </table:table-cell>
          <table:table-cell table:number-columns-repeated="16378"/>
        </table:table-row>
        <table:table-row table:style-name="ro1">
          <table:table-cell office:value-type="float" office:value="28" table:style-name="ce27">
            <text:p>28</text:p>
          </table:table-cell>
          <table:table-cell office:value-type="date" office:date-value="2022-09-22T11:00:00" table:style-name="ce28">
            <text:p>22.09.22 11:00</text:p>
          </table:table-cell>
          <table:table-cell office:value-type="date" office:date-value="2022-09-22T11:45:00" table:style-name="ce28">
            <text:p>22.09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2</text:p>
          </table:table-cell>
          <table:table-cell table:number-columns-repeated="16378"/>
        </table:table-row>
        <table:table-row table:style-name="ro1">
          <table:table-cell office:value-type="float" office:value="29" table:style-name="ce27">
            <text:p>29</text:p>
          </table:table-cell>
          <table:table-cell office:value-type="date" office:date-value="2022-09-22T12:00:00" table:style-name="ce28">
            <text:p>22.09.22 12:00</text:p>
          </table:table-cell>
          <table:table-cell office:value-type="date" office:date-value="2022-09-22T12:45:00" table:style-name="ce28">
            <text:p>22.09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</text:p>
          </table:table-cell>
          <table:table-cell table:number-columns-repeated="16378"/>
        </table:table-row>
        <table:table-row table:style-name="ro1">
          <table:table-cell office:value-type="float" office:value="30" table:style-name="ce27">
            <text:p>30</text:p>
          </table:table-cell>
          <table:table-cell office:value-type="date" office:date-value="2022-09-22T14:00:00" table:style-name="ce28">
            <text:p>22.09.22 14:00</text:p>
          </table:table-cell>
          <table:table-cell office:value-type="date" office:date-value="2022-09-22T14:45:00" table:style-name="ce28">
            <text:p>22.09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</text:p>
          </table:table-cell>
          <table:table-cell table:number-columns-repeated="16378"/>
        </table:table-row>
        <table:table-row table:style-name="ro1">
          <table:table-cell office:value-type="float" office:value="31" table:style-name="ce27">
            <text:p>31</text:p>
          </table:table-cell>
          <table:table-cell office:value-type="date" office:date-value="2022-09-22T15:00:00" table:style-name="ce28">
            <text:p>22.09.22 15:00</text:p>
          </table:table-cell>
          <table:table-cell office:value-type="date" office:date-value="2022-09-22T15:45:00" table:style-name="ce28">
            <text:p>22.09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2</text:p>
          </table:table-cell>
          <table:table-cell table:number-columns-repeated="16378"/>
        </table:table-row>
        <table:table-row table:style-name="ro1">
          <table:table-cell office:value-type="float" office:value="32" table:style-name="ce27">
            <text:p>32</text:p>
          </table:table-cell>
          <table:table-cell office:value-type="date" office:date-value="2022-09-22T16:00:00" table:style-name="ce28">
            <text:p>22.09.22 16:00</text:p>
          </table:table-cell>
          <table:table-cell office:value-type="date" office:date-value="2022-09-22T16:45:00" table:style-name="ce28">
            <text:p>22.09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2</text:p>
          </table:table-cell>
          <table:table-cell table:number-columns-repeated="16378"/>
        </table:table-row>
        <table:table-row table:style-name="ro1">
          <table:table-cell office:value-type="float" office:value="33" table:style-name="ce27">
            <text:p>33</text:p>
          </table:table-cell>
          <table:table-cell office:value-type="date" office:date-value="2022-09-29T08:00:00" table:style-name="ce28">
            <text:p>29.09.22 8:00</text:p>
          </table:table-cell>
          <table:table-cell office:value-type="date" office:date-value="2022-09-29T08:48:00" table:style-name="ce28">
            <text:p>29.09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</text:p>
          </table:table-cell>
          <table:table-cell table:number-columns-repeated="16378"/>
        </table:table-row>
        <table:table-row table:style-name="ro1">
          <table:table-cell office:value-type="float" office:value="34" table:style-name="ce27">
            <text:p>34</text:p>
          </table:table-cell>
          <table:table-cell office:value-type="date" office:date-value="2022-09-29T09:00:00" table:style-name="ce28">
            <text:p>29.09.22 9:00</text:p>
          </table:table-cell>
          <table:table-cell office:value-type="date" office:date-value="2022-09-29T09:45:00" table:style-name="ce28">
            <text:p>29.09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</text:p>
          </table:table-cell>
          <table:table-cell table:number-columns-repeated="16378"/>
        </table:table-row>
        <table:table-row table:style-name="ro1">
          <table:table-cell office:value-type="float" office:value="35" table:style-name="ce27">
            <text:p>35</text:p>
          </table:table-cell>
          <table:table-cell office:value-type="date" office:date-value="2022-09-29T10:00:00" table:style-name="ce28">
            <text:p>29.09.22 10:00</text:p>
          </table:table-cell>
          <table:table-cell office:value-type="date" office:date-value="2022-09-29T10:45:00" table:style-name="ce28">
            <text:p>29.09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3</text:p>
          </table:table-cell>
          <table:table-cell table:number-columns-repeated="16378"/>
        </table:table-row>
        <table:table-row table:style-name="ro1">
          <table:table-cell office:value-type="float" office:value="36" table:style-name="ce27">
            <text:p>36</text:p>
          </table:table-cell>
          <table:table-cell office:value-type="date" office:date-value="2022-09-29T11:00:00" table:style-name="ce28">
            <text:p>29.09.22 11:00</text:p>
          </table:table-cell>
          <table:table-cell office:value-type="date" office:date-value="2022-09-29T11:45:00" table:style-name="ce28">
            <text:p>29.09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3</text:p>
          </table:table-cell>
          <table:table-cell table:number-columns-repeated="16378"/>
        </table:table-row>
        <table:table-row table:style-name="ro1">
          <table:table-cell office:value-type="float" office:value="37" table:style-name="ce27">
            <text:p>37</text:p>
          </table:table-cell>
          <table:table-cell office:value-type="date" office:date-value="2022-09-29T12:00:00" table:style-name="ce28">
            <text:p>29.09.22 12:00</text:p>
          </table:table-cell>
          <table:table-cell office:value-type="date" office:date-value="2022-09-29T12:45:00" table:style-name="ce28">
            <text:p>29.09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</text:p>
          </table:table-cell>
          <table:table-cell table:number-columns-repeated="16378"/>
        </table:table-row>
        <table:table-row table:style-name="ro1">
          <table:table-cell office:value-type="float" office:value="38" table:style-name="ce27">
            <text:p>38</text:p>
          </table:table-cell>
          <table:table-cell office:value-type="date" office:date-value="2022-09-29T14:00:00" table:style-name="ce28">
            <text:p>29.09.22 14:00</text:p>
          </table:table-cell>
          <table:table-cell office:value-type="date" office:date-value="2022-09-29T14:45:00" table:style-name="ce28">
            <text:p>29.09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</text:p>
          </table:table-cell>
          <table:table-cell table:number-columns-repeated="16378"/>
        </table:table-row>
        <table:table-row table:style-name="ro1">
          <table:table-cell office:value-type="float" office:value="39" table:style-name="ce27">
            <text:p>39</text:p>
          </table:table-cell>
          <table:table-cell office:value-type="date" office:date-value="2022-09-29T15:00:00" table:style-name="ce28">
            <text:p>29.09.22 15:00</text:p>
          </table:table-cell>
          <table:table-cell office:value-type="date" office:date-value="2022-09-29T15:45:00" table:style-name="ce28">
            <text:p>29.09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3</text:p>
          </table:table-cell>
          <table:table-cell table:number-columns-repeated="16378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date" office:date-value="2022-09-29T16:00:00" table:style-name="ce28">
            <text:p>29.09.22 16:00</text:p>
          </table:table-cell>
          <table:table-cell office:value-type="date" office:date-value="2022-09-29T16:45:00" table:style-name="ce28">
            <text:p>29.09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3</text:p>
          </table:table-cell>
          <table:table-cell table:number-columns-repeated="16378"/>
        </table:table-row>
        <table:table-row table:style-name="ro1">
          <table:table-cell office:value-type="float" office:value="41" table:style-name="ce27">
            <text:p>41</text:p>
          </table:table-cell>
          <table:table-cell office:value-type="date" office:date-value="2022-10-06T08:00:00" table:style-name="ce28">
            <text:p>06.10.22 8:00</text:p>
          </table:table-cell>
          <table:table-cell office:value-type="date" office:date-value="2022-10-06T08:48:00" table:style-name="ce28">
            <text:p>06.10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</text:p>
          </table:table-cell>
          <table:table-cell table:number-columns-repeated="16378"/>
        </table:table-row>
        <table:table-row table:style-name="ro1">
          <table:table-cell office:value-type="float" office:value="42" table:style-name="ce27">
            <text:p>42</text:p>
          </table:table-cell>
          <table:table-cell office:value-type="date" office:date-value="2022-10-06T09:00:00" table:style-name="ce28">
            <text:p>06.10.22 9:00</text:p>
          </table:table-cell>
          <table:table-cell office:value-type="date" office:date-value="2022-10-06T09:45:00" table:style-name="ce28">
            <text:p>06.10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</text:p>
          </table:table-cell>
          <table:table-cell table:number-columns-repeated="16378"/>
        </table:table-row>
        <table:table-row table:style-name="ro1">
          <table:table-cell office:value-type="float" office:value="43" table:style-name="ce27">
            <text:p>43</text:p>
          </table:table-cell>
          <table:table-cell office:value-type="date" office:date-value="2022-10-06T10:00:00" table:style-name="ce28">
            <text:p>06.10.22 10:00</text:p>
          </table:table-cell>
          <table:table-cell office:value-type="date" office:date-value="2022-10-06T10:45:00" table:style-name="ce28">
            <text:p>06.10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4</text:p>
          </table:table-cell>
          <table:table-cell table:number-columns-repeated="16378"/>
        </table:table-row>
        <table:table-row table:style-name="ro1">
          <table:table-cell office:value-type="float" office:value="44" table:style-name="ce27">
            <text:p>44</text:p>
          </table:table-cell>
          <table:table-cell office:value-type="date" office:date-value="2022-10-06T11:00:00" table:style-name="ce28">
            <text:p>06.10.22 11:00</text:p>
          </table:table-cell>
          <table:table-cell office:value-type="date" office:date-value="2022-10-06T11:45:00" table:style-name="ce28">
            <text:p>06.10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4</text:p>
          </table:table-cell>
          <table:table-cell table:number-columns-repeated="16378"/>
        </table:table-row>
        <table:table-row table:style-name="ro1">
          <table:table-cell office:value-type="float" office:value="45" table:style-name="ce27">
            <text:p>45</text:p>
          </table:table-cell>
          <table:table-cell office:value-type="date" office:date-value="2022-10-06T12:00:00" table:style-name="ce28">
            <text:p>06.10.22 12:00</text:p>
          </table:table-cell>
          <table:table-cell office:value-type="date" office:date-value="2022-10-06T12:45:00" table:style-name="ce28">
            <text:p>06.10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</text:p>
          </table:table-cell>
          <table:table-cell table:number-columns-repeated="16378"/>
        </table:table-row>
        <table:table-row table:style-name="ro1">
          <table:table-cell office:value-type="float" office:value="46" table:style-name="ce27">
            <text:p>46</text:p>
          </table:table-cell>
          <table:table-cell office:value-type="date" office:date-value="2022-10-06T14:00:00" table:style-name="ce28">
            <text:p>06.10.22 14:00</text:p>
          </table:table-cell>
          <table:table-cell office:value-type="date" office:date-value="2022-10-06T14:45:00" table:style-name="ce28">
            <text:p>06.10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</text:p>
          </table:table-cell>
          <table:table-cell table:number-columns-repeated="16378"/>
        </table:table-row>
        <table:table-row table:style-name="ro1">
          <table:table-cell office:value-type="float" office:value="47" table:style-name="ce27">
            <text:p>47</text:p>
          </table:table-cell>
          <table:table-cell office:value-type="date" office:date-value="2022-10-06T15:00:00" table:style-name="ce28">
            <text:p>06.10.22 15:00</text:p>
          </table:table-cell>
          <table:table-cell office:value-type="date" office:date-value="2022-10-06T15:45:00" table:style-name="ce28">
            <text:p>06.10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4</text:p>
          </table:table-cell>
          <table:table-cell table:number-columns-repeated="16378"/>
        </table:table-row>
        <table:table-row table:style-name="ro1">
          <table:table-cell office:value-type="float" office:value="48" table:style-name="ce27">
            <text:p>48</text:p>
          </table:table-cell>
          <table:table-cell office:value-type="date" office:date-value="2022-10-06T16:00:00" table:style-name="ce28">
            <text:p>06.10.22 16:00</text:p>
          </table:table-cell>
          <table:table-cell office:value-type="date" office:date-value="2022-10-06T16:45:00" table:style-name="ce28">
            <text:p>06.10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4</text:p>
          </table:table-cell>
          <table:table-cell table:number-columns-repeated="16378"/>
        </table:table-row>
        <table:table-row table:style-name="ro1">
          <table:table-cell office:value-type="float" office:value="49" table:style-name="ce27">
            <text:p>49</text:p>
          </table:table-cell>
          <table:table-cell office:value-type="date" office:date-value="2022-10-13T08:00:00" table:style-name="ce28">
            <text:p>13.10.22 8:00</text:p>
          </table:table-cell>
          <table:table-cell office:value-type="date" office:date-value="2022-10-13T08:48:00" table:style-name="ce28">
            <text:p>13.10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</text:p>
          </table:table-cell>
          <table:table-cell table:number-columns-repeated="16378"/>
        </table:table-row>
        <table:table-row table:style-name="ro1">
          <table:table-cell office:value-type="float" office:value="50" table:style-name="ce27">
            <text:p>50</text:p>
          </table:table-cell>
          <table:table-cell office:value-type="date" office:date-value="2022-10-13T09:00:00" table:style-name="ce28">
            <text:p>13.10.22 9:00</text:p>
          </table:table-cell>
          <table:table-cell office:value-type="date" office:date-value="2022-10-13T09:45:00" table:style-name="ce28">
            <text:p>13.10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</text:p>
          </table:table-cell>
          <table:table-cell table:number-columns-repeated="16378"/>
        </table:table-row>
        <table:table-row table:style-name="ro1">
          <table:table-cell office:value-type="float" office:value="51" table:style-name="ce27">
            <text:p>51</text:p>
          </table:table-cell>
          <table:table-cell office:value-type="date" office:date-value="2022-10-13T10:00:00" table:style-name="ce28">
            <text:p>13.10.22 10:00</text:p>
          </table:table-cell>
          <table:table-cell office:value-type="date" office:date-value="2022-10-13T10:45:00" table:style-name="ce28">
            <text:p>13.10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5</text:p>
          </table:table-cell>
          <table:table-cell table:number-columns-repeated="16378"/>
        </table:table-row>
        <table:table-row table:style-name="ro1">
          <table:table-cell office:value-type="float" office:value="52" table:style-name="ce27">
            <text:p>52</text:p>
          </table:table-cell>
          <table:table-cell office:value-type="date" office:date-value="2022-10-13T11:00:00" table:style-name="ce28">
            <text:p>13.10.22 11:00</text:p>
          </table:table-cell>
          <table:table-cell office:value-type="date" office:date-value="2022-10-13T11:45:00" table:style-name="ce28">
            <text:p>13.10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5</text:p>
          </table:table-cell>
          <table:table-cell table:number-columns-repeated="16378"/>
        </table:table-row>
        <table:table-row table:style-name="ro1">
          <table:table-cell office:value-type="float" office:value="53" table:style-name="ce27">
            <text:p>53</text:p>
          </table:table-cell>
          <table:table-cell office:value-type="date" office:date-value="2022-10-13T12:00:00" table:style-name="ce28">
            <text:p>13.10.22 12:00</text:p>
          </table:table-cell>
          <table:table-cell office:value-type="date" office:date-value="2022-10-13T12:45:00" table:style-name="ce28">
            <text:p>13.10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</text:p>
          </table:table-cell>
          <table:table-cell table:number-columns-repeated="16378"/>
        </table:table-row>
        <table:table-row table:style-name="ro1">
          <table:table-cell office:value-type="float" office:value="54" table:style-name="ce27">
            <text:p>54</text:p>
          </table:table-cell>
          <table:table-cell office:value-type="date" office:date-value="2022-10-13T14:00:00" table:style-name="ce28">
            <text:p>13.10.22 14:00</text:p>
          </table:table-cell>
          <table:table-cell office:value-type="date" office:date-value="2022-10-13T14:45:00" table:style-name="ce28">
            <text:p>13.10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</text:p>
          </table:table-cell>
          <table:table-cell table:number-columns-repeated="16378"/>
        </table:table-row>
        <table:table-row table:style-name="ro1">
          <table:table-cell office:value-type="float" office:value="55" table:style-name="ce27">
            <text:p>55</text:p>
          </table:table-cell>
          <table:table-cell office:value-type="date" office:date-value="2022-10-13T15:00:00" table:style-name="ce28">
            <text:p>13.10.22 15:00</text:p>
          </table:table-cell>
          <table:table-cell office:value-type="date" office:date-value="2022-10-13T15:45:00" table:style-name="ce28">
            <text:p>13.10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5</text:p>
          </table:table-cell>
          <table:table-cell table:number-columns-repeated="16378"/>
        </table:table-row>
        <table:table-row table:style-name="ro1">
          <table:table-cell office:value-type="float" office:value="56" table:style-name="ce27">
            <text:p>56</text:p>
          </table:table-cell>
          <table:table-cell office:value-type="date" office:date-value="2022-10-13T16:00:00" table:style-name="ce28">
            <text:p>13.10.22 16:00</text:p>
          </table:table-cell>
          <table:table-cell office:value-type="date" office:date-value="2022-10-13T16:45:00" table:style-name="ce28">
            <text:p>13.10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5</text:p>
          </table:table-cell>
          <table:table-cell table:number-columns-repeated="16378"/>
        </table:table-row>
        <table:table-row table:style-name="ro1">
          <table:table-cell office:value-type="float" office:value="57" table:style-name="ce27">
            <text:p>57</text:p>
          </table:table-cell>
          <table:table-cell office:value-type="date" office:date-value="2022-10-20T08:00:00" table:style-name="ce28">
            <text:p>20.10.22 8:00</text:p>
          </table:table-cell>
          <table:table-cell office:value-type="date" office:date-value="2022-10-20T08:48:00" table:style-name="ce28">
            <text:p>20.10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8</text:p>
          </table:table-cell>
          <table:table-cell table:number-columns-repeated="16378"/>
        </table:table-row>
        <table:table-row table:style-name="ro1">
          <table:table-cell office:value-type="float" office:value="58" table:style-name="ce27">
            <text:p>58</text:p>
          </table:table-cell>
          <table:table-cell office:value-type="date" office:date-value="2022-10-20T09:00:00" table:style-name="ce28">
            <text:p>20.10.22 9:00</text:p>
          </table:table-cell>
          <table:table-cell office:value-type="date" office:date-value="2022-10-20T09:45:00" table:style-name="ce28">
            <text:p>20.10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8</text:p>
          </table:table-cell>
          <table:table-cell table:number-columns-repeated="16378"/>
        </table:table-row>
        <table:table-row table:style-name="ro1">
          <table:table-cell office:value-type="float" office:value="59" table:style-name="ce27">
            <text:p>59</text:p>
          </table:table-cell>
          <table:table-cell office:value-type="date" office:date-value="2022-10-20T10:00:00" table:style-name="ce28">
            <text:p>20.10.22 10:00</text:p>
          </table:table-cell>
          <table:table-cell office:value-type="date" office:date-value="2022-10-20T10:45:00" table:style-name="ce28">
            <text:p>20.10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6</text:p>
          </table:table-cell>
          <table:table-cell table:number-columns-repeated="16378"/>
        </table:table-row>
        <table:table-row table:style-name="ro1">
          <table:table-cell office:value-type="float" office:value="60" table:style-name="ce27">
            <text:p>60</text:p>
          </table:table-cell>
          <table:table-cell office:value-type="date" office:date-value="2022-10-20T11:00:00" table:style-name="ce28">
            <text:p>20.10.22 11:00</text:p>
          </table:table-cell>
          <table:table-cell office:value-type="date" office:date-value="2022-10-20T11:45:00" table:style-name="ce28">
            <text:p>20.10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6</text:p>
          </table:table-cell>
          <table:table-cell table:number-columns-repeated="16378"/>
        </table:table-row>
        <table:table-row table:style-name="ro1">
          <table:table-cell office:value-type="float" office:value="61" table:style-name="ce27">
            <text:p>61</text:p>
          </table:table-cell>
          <table:table-cell office:value-type="date" office:date-value="2022-10-20T12:00:00" table:style-name="ce28">
            <text:p>20.10.22 12:00</text:p>
          </table:table-cell>
          <table:table-cell office:value-type="date" office:date-value="2022-10-20T12:45:00" table:style-name="ce28">
            <text:p>20.10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8</text:p>
          </table:table-cell>
          <table:table-cell table:number-columns-repeated="16378"/>
        </table:table-row>
        <table:table-row table:style-name="ro1">
          <table:table-cell office:value-type="float" office:value="62" table:style-name="ce27">
            <text:p>62</text:p>
          </table:table-cell>
          <table:table-cell office:value-type="date" office:date-value="2022-10-20T14:00:00" table:style-name="ce28">
            <text:p>20.10.22 14:00</text:p>
          </table:table-cell>
          <table:table-cell office:value-type="date" office:date-value="2022-10-20T14:45:00" table:style-name="ce28">
            <text:p>20.10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8</text:p>
          </table:table-cell>
          <table:table-cell table:number-columns-repeated="16378"/>
        </table:table-row>
        <table:table-row table:style-name="ro1">
          <table:table-cell office:value-type="float" office:value="63" table:style-name="ce27">
            <text:p>63</text:p>
          </table:table-cell>
          <table:table-cell office:value-type="date" office:date-value="2022-10-20T15:00:00" table:style-name="ce28">
            <text:p>20.10.22 15:00</text:p>
          </table:table-cell>
          <table:table-cell office:value-type="date" office:date-value="2022-10-20T15:45:00" table:style-name="ce28">
            <text:p>20.10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6</text:p>
          </table:table-cell>
          <table:table-cell table:number-columns-repeated="16378"/>
        </table:table-row>
        <table:table-row table:style-name="ro1">
          <table:table-cell office:value-type="float" office:value="64" table:style-name="ce27">
            <text:p>64</text:p>
          </table:table-cell>
          <table:table-cell office:value-type="date" office:date-value="2022-10-20T16:00:00" table:style-name="ce28">
            <text:p>20.10.22 16:00</text:p>
          </table:table-cell>
          <table:table-cell office:value-type="date" office:date-value="2022-10-20T16:45:00" table:style-name="ce28">
            <text:p>20.10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6</text:p>
          </table:table-cell>
          <table:table-cell table:number-columns-repeated="16378"/>
        </table:table-row>
        <table:table-row table:style-name="ro1">
          <table:table-cell office:value-type="float" office:value="65" table:style-name="ce27">
            <text:p>65</text:p>
          </table:table-cell>
          <table:table-cell office:value-type="date" office:date-value="2022-10-27T08:00:00" table:style-name="ce28">
            <text:p>27.10.22 8:00</text:p>
          </table:table-cell>
          <table:table-cell office:value-type="date" office:date-value="2022-10-27T08:48:00" table:style-name="ce28">
            <text:p>27.10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9</text:p>
          </table:table-cell>
          <table:table-cell table:number-columns-repeated="16378"/>
        </table:table-row>
        <table:table-row table:style-name="ro1">
          <table:table-cell office:value-type="float" office:value="66" table:style-name="ce27">
            <text:p>66</text:p>
          </table:table-cell>
          <table:table-cell office:value-type="date" office:date-value="2022-10-27T09:00:00" table:style-name="ce28">
            <text:p>27.10.22 9:00</text:p>
          </table:table-cell>
          <table:table-cell office:value-type="date" office:date-value="2022-10-27T09:45:00" table:style-name="ce28">
            <text:p>27.10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9</text:p>
          </table:table-cell>
          <table:table-cell table:number-columns-repeated="16378"/>
        </table:table-row>
        <table:table-row table:style-name="ro1">
          <table:table-cell office:value-type="float" office:value="67" table:style-name="ce27">
            <text:p>67</text:p>
          </table:table-cell>
          <table:table-cell office:value-type="date" office:date-value="2022-10-27T10:00:00" table:style-name="ce28">
            <text:p>27.10.22 10:00</text:p>
          </table:table-cell>
          <table:table-cell office:value-type="date" office:date-value="2022-10-27T10:45:00" table:style-name="ce28">
            <text:p>27.10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7</text:p>
          </table:table-cell>
          <table:table-cell table:number-columns-repeated="16378"/>
        </table:table-row>
        <table:table-row table:style-name="ro1">
          <table:table-cell office:value-type="float" office:value="68" table:style-name="ce27">
            <text:p>68</text:p>
          </table:table-cell>
          <table:table-cell office:value-type="date" office:date-value="2022-10-27T11:00:00" table:style-name="ce28">
            <text:p>27.10.22 11:00</text:p>
          </table:table-cell>
          <table:table-cell office:value-type="date" office:date-value="2022-10-27T11:45:00" table:style-name="ce28">
            <text:p>27.10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7</text:p>
          </table:table-cell>
          <table:table-cell table:number-columns-repeated="16378"/>
        </table:table-row>
        <table:table-row table:style-name="ro1">
          <table:table-cell office:value-type="float" office:value="69" table:style-name="ce27">
            <text:p>69</text:p>
          </table:table-cell>
          <table:table-cell office:value-type="date" office:date-value="2022-10-27T12:00:00" table:style-name="ce28">
            <text:p>27.10.22 12:00</text:p>
          </table:table-cell>
          <table:table-cell office:value-type="date" office:date-value="2022-10-27T12:45:00" table:style-name="ce28">
            <text:p>27.10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9</text:p>
          </table:table-cell>
          <table:table-cell table:number-columns-repeated="16378"/>
        </table:table-row>
        <table:table-row table:style-name="ro1">
          <table:table-cell office:value-type="float" office:value="70" table:style-name="ce27">
            <text:p>70</text:p>
          </table:table-cell>
          <table:table-cell office:value-type="date" office:date-value="2022-10-27T14:00:00" table:style-name="ce28">
            <text:p>27.10.22 14:00</text:p>
          </table:table-cell>
          <table:table-cell office:value-type="date" office:date-value="2022-10-27T14:45:00" table:style-name="ce28">
            <text:p>27.10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9</text:p>
          </table:table-cell>
          <table:table-cell table:number-columns-repeated="16378"/>
        </table:table-row>
        <table:table-row table:style-name="ro1">
          <table:table-cell office:value-type="float" office:value="71" table:style-name="ce27">
            <text:p>71</text:p>
          </table:table-cell>
          <table:table-cell office:value-type="date" office:date-value="2022-10-27T15:00:00" table:style-name="ce28">
            <text:p>27.10.22 15:00</text:p>
          </table:table-cell>
          <table:table-cell office:value-type="date" office:date-value="2022-10-27T15:45:00" table:style-name="ce28">
            <text:p>27.10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7</text:p>
          </table:table-cell>
          <table:table-cell table:number-columns-repeated="16378"/>
        </table:table-row>
        <table:table-row table:style-name="ro1">
          <table:table-cell office:value-type="float" office:value="72" table:style-name="ce27">
            <text:p>72</text:p>
          </table:table-cell>
          <table:table-cell office:value-type="date" office:date-value="2022-10-27T16:00:00" table:style-name="ce28">
            <text:p>27.10.22 16:00</text:p>
          </table:table-cell>
          <table:table-cell office:value-type="date" office:date-value="2022-10-27T16:45:00" table:style-name="ce28">
            <text:p>27.10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7</text:p>
          </table:table-cell>
          <table:table-cell table:number-columns-repeated="16378"/>
        </table:table-row>
        <table:table-row table:style-name="ro1">
          <table:table-cell office:value-type="float" office:value="73" table:style-name="ce27">
            <text:p>73</text:p>
          </table:table-cell>
          <table:table-cell office:value-type="date" office:date-value="2022-11-03T08:00:00" table:style-name="ce28">
            <text:p>03.11.22 8:00</text:p>
          </table:table-cell>
          <table:table-cell office:value-type="date" office:date-value="2022-11-03T08:48:00" table:style-name="ce28">
            <text:p>03.11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0</text:p>
          </table:table-cell>
          <table:table-cell table:number-columns-repeated="16378"/>
        </table:table-row>
        <table:table-row table:style-name="ro1">
          <table:table-cell office:value-type="float" office:value="74" table:style-name="ce27">
            <text:p>74</text:p>
          </table:table-cell>
          <table:table-cell office:value-type="date" office:date-value="2022-11-03T09:00:00" table:style-name="ce28">
            <text:p>03.11.22 9:00</text:p>
          </table:table-cell>
          <table:table-cell office:value-type="date" office:date-value="2022-11-03T09:45:00" table:style-name="ce28">
            <text:p>03.11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0</text:p>
          </table:table-cell>
          <table:table-cell table:number-columns-repeated="16378"/>
        </table:table-row>
        <table:table-row table:style-name="ro1">
          <table:table-cell office:value-type="float" office:value="75" table:style-name="ce27">
            <text:p>75</text:p>
          </table:table-cell>
          <table:table-cell office:value-type="date" office:date-value="2022-11-03T10:00:00" table:style-name="ce28">
            <text:p>03.11.22 10:00</text:p>
          </table:table-cell>
          <table:table-cell office:value-type="date" office:date-value="2022-11-03T10:45:00" table:style-name="ce28">
            <text:p>03.11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8</text:p>
          </table:table-cell>
          <table:table-cell table:number-columns-repeated="16378"/>
        </table:table-row>
        <table:table-row table:style-name="ro1">
          <table:table-cell office:value-type="float" office:value="76" table:style-name="ce27">
            <text:p>76</text:p>
          </table:table-cell>
          <table:table-cell office:value-type="date" office:date-value="2022-11-03T11:00:00" table:style-name="ce28">
            <text:p>03.11.22 11:00</text:p>
          </table:table-cell>
          <table:table-cell office:value-type="date" office:date-value="2022-11-03T11:45:00" table:style-name="ce28">
            <text:p>03.11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8</text:p>
          </table:table-cell>
          <table:table-cell table:number-columns-repeated="16378"/>
        </table:table-row>
        <table:table-row table:style-name="ro1">
          <table:table-cell office:value-type="float" office:value="77" table:style-name="ce27">
            <text:p>77</text:p>
          </table:table-cell>
          <table:table-cell office:value-type="date" office:date-value="2022-11-03T12:00:00" table:style-name="ce28">
            <text:p>03.11.22 12:00</text:p>
          </table:table-cell>
          <table:table-cell office:value-type="date" office:date-value="2022-11-03T12:45:00" table:style-name="ce28">
            <text:p>03.11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0</text:p>
          </table:table-cell>
          <table:table-cell table:number-columns-repeated="16378"/>
        </table:table-row>
        <table:table-row table:style-name="ro1">
          <table:table-cell office:value-type="float" office:value="78" table:style-name="ce27">
            <text:p>78</text:p>
          </table:table-cell>
          <table:table-cell office:value-type="date" office:date-value="2022-11-03T14:00:00" table:style-name="ce28">
            <text:p>03.11.22 14:00</text:p>
          </table:table-cell>
          <table:table-cell office:value-type="date" office:date-value="2022-11-03T14:45:00" table:style-name="ce28">
            <text:p>03.11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0</text:p>
          </table:table-cell>
          <table:table-cell table:number-columns-repeated="16378"/>
        </table:table-row>
        <table:table-row table:style-name="ro1">
          <table:table-cell office:value-type="float" office:value="79" table:style-name="ce27">
            <text:p>79</text:p>
          </table:table-cell>
          <table:table-cell office:value-type="date" office:date-value="2022-11-03T15:00:00" table:style-name="ce28">
            <text:p>03.11.22 15:00</text:p>
          </table:table-cell>
          <table:table-cell office:value-type="date" office:date-value="2022-11-03T15:45:00" table:style-name="ce28">
            <text:p>03.11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8</text:p>
          </table:table-cell>
          <table:table-cell table:number-columns-repeated="16378"/>
        </table:table-row>
        <table:table-row table:style-name="ro1">
          <table:table-cell office:value-type="float" office:value="80" table:style-name="ce27">
            <text:p>80</text:p>
          </table:table-cell>
          <table:table-cell office:value-type="date" office:date-value="2022-11-03T16:00:00" table:style-name="ce28">
            <text:p>03.11.22 16:00</text:p>
          </table:table-cell>
          <table:table-cell office:value-type="date" office:date-value="2022-11-03T16:45:00" table:style-name="ce28">
            <text:p>03.11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8</text:p>
          </table:table-cell>
          <table:table-cell table:number-columns-repeated="16378"/>
        </table:table-row>
        <table:table-row table:style-name="ro1">
          <table:table-cell office:value-type="float" office:value="81" table:style-name="ce27">
            <text:p>81</text:p>
          </table:table-cell>
          <table:table-cell office:value-type="date" office:date-value="2022-11-10T08:00:00" table:style-name="ce28">
            <text:p>10.11.22 8:00</text:p>
          </table:table-cell>
          <table:table-cell office:value-type="date" office:date-value="2022-11-10T08:48:00" table:style-name="ce28">
            <text:p>10.11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1</text:p>
          </table:table-cell>
          <table:table-cell table:number-columns-repeated="16378"/>
        </table:table-row>
        <table:table-row table:style-name="ro1">
          <table:table-cell office:value-type="float" office:value="82" table:style-name="ce27">
            <text:p>82</text:p>
          </table:table-cell>
          <table:table-cell office:value-type="date" office:date-value="2022-11-10T09:00:00" table:style-name="ce28">
            <text:p>10.11.22 9:00</text:p>
          </table:table-cell>
          <table:table-cell office:value-type="date" office:date-value="2022-11-10T09:45:00" table:style-name="ce28">
            <text:p>10.11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1</text:p>
          </table:table-cell>
          <table:table-cell table:number-columns-repeated="16378"/>
        </table:table-row>
        <table:table-row table:style-name="ro1">
          <table:table-cell office:value-type="float" office:value="83" table:style-name="ce27">
            <text:p>83</text:p>
          </table:table-cell>
          <table:table-cell office:value-type="date" office:date-value="2022-11-10T10:00:00" table:style-name="ce28">
            <text:p>10.11.22 10:00</text:p>
          </table:table-cell>
          <table:table-cell office:value-type="date" office:date-value="2022-11-10T10:45:00" table:style-name="ce28">
            <text:p>10.11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9</text:p>
          </table:table-cell>
          <table:table-cell table:number-columns-repeated="16378"/>
        </table:table-row>
        <table:table-row table:style-name="ro1">
          <table:table-cell office:value-type="float" office:value="84" table:style-name="ce27">
            <text:p>84</text:p>
          </table:table-cell>
          <table:table-cell office:value-type="date" office:date-value="2022-11-10T11:00:00" table:style-name="ce28">
            <text:p>10.11.22 11:00</text:p>
          </table:table-cell>
          <table:table-cell office:value-type="date" office:date-value="2022-11-10T11:45:00" table:style-name="ce28">
            <text:p>10.11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49</text:p>
          </table:table-cell>
          <table:table-cell table:number-columns-repeated="16378"/>
        </table:table-row>
        <table:table-row table:style-name="ro1">
          <table:table-cell office:value-type="float" office:value="85" table:style-name="ce27">
            <text:p>85</text:p>
          </table:table-cell>
          <table:table-cell office:value-type="date" office:date-value="2022-11-10T12:00:00" table:style-name="ce28">
            <text:p>10.11.22 12:00</text:p>
          </table:table-cell>
          <table:table-cell office:value-type="date" office:date-value="2022-11-10T12:45:00" table:style-name="ce28">
            <text:p>10.11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1</text:p>
          </table:table-cell>
          <table:table-cell table:number-columns-repeated="16378"/>
        </table:table-row>
        <table:table-row table:style-name="ro1">
          <table:table-cell office:value-type="float" office:value="86" table:style-name="ce27">
            <text:p>86</text:p>
          </table:table-cell>
          <table:table-cell office:value-type="date" office:date-value="2022-11-10T14:00:00" table:style-name="ce28">
            <text:p>10.11.22 14:00</text:p>
          </table:table-cell>
          <table:table-cell office:value-type="date" office:date-value="2022-11-10T14:45:00" table:style-name="ce28">
            <text:p>10.11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1</text:p>
          </table:table-cell>
          <table:table-cell table:number-columns-repeated="16378"/>
        </table:table-row>
        <table:table-row table:style-name="ro1">
          <table:table-cell office:value-type="float" office:value="87" table:style-name="ce27">
            <text:p>87</text:p>
          </table:table-cell>
          <table:table-cell office:value-type="date" office:date-value="2022-11-10T15:00:00" table:style-name="ce28">
            <text:p>10.11.22 15:00</text:p>
          </table:table-cell>
          <table:table-cell office:value-type="date" office:date-value="2022-11-10T15:45:00" table:style-name="ce28">
            <text:p>10.11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9</text:p>
          </table:table-cell>
          <table:table-cell table:number-columns-repeated="16378"/>
        </table:table-row>
        <table:table-row table:style-name="ro1">
          <table:table-cell office:value-type="float" office:value="88" table:style-name="ce27">
            <text:p>88</text:p>
          </table:table-cell>
          <table:table-cell office:value-type="date" office:date-value="2022-11-10T16:00:00" table:style-name="ce28">
            <text:p>10.11.22 16:00</text:p>
          </table:table-cell>
          <table:table-cell office:value-type="date" office:date-value="2022-11-10T16:45:00" table:style-name="ce28">
            <text:p>10.11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49</text:p>
          </table:table-cell>
          <table:table-cell table:number-columns-repeated="16378"/>
        </table:table-row>
        <table:table-row table:style-name="ro1">
          <table:table-cell office:value-type="float" office:value="89" table:style-name="ce27">
            <text:p>89</text:p>
          </table:table-cell>
          <table:table-cell office:value-type="date" office:date-value="2022-11-17T08:00:00" table:style-name="ce28">
            <text:p>17.11.22 8:00</text:p>
          </table:table-cell>
          <table:table-cell office:value-type="date" office:date-value="2022-11-17T08:48:00" table:style-name="ce28">
            <text:p>17.11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2</text:p>
          </table:table-cell>
          <table:table-cell table:number-columns-repeated="16378"/>
        </table:table-row>
        <table:table-row table:style-name="ro1">
          <table:table-cell office:value-type="float" office:value="90" table:style-name="ce27">
            <text:p>90</text:p>
          </table:table-cell>
          <table:table-cell office:value-type="date" office:date-value="2022-11-17T09:00:00" table:style-name="ce28">
            <text:p>17.11.22 9:00</text:p>
          </table:table-cell>
          <table:table-cell office:value-type="date" office:date-value="2022-11-17T09:45:00" table:style-name="ce28">
            <text:p>17.11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2</text:p>
          </table:table-cell>
          <table:table-cell table:number-columns-repeated="16378"/>
        </table:table-row>
        <table:table-row table:style-name="ro1">
          <table:table-cell office:value-type="float" office:value="91" table:style-name="ce27">
            <text:p>91</text:p>
          </table:table-cell>
          <table:table-cell office:value-type="date" office:date-value="2022-11-17T10:00:00" table:style-name="ce28">
            <text:p>17.11.22 10:00</text:p>
          </table:table-cell>
          <table:table-cell office:value-type="date" office:date-value="2022-11-17T10:45:00" table:style-name="ce28">
            <text:p>17.11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0</text:p>
          </table:table-cell>
          <table:table-cell table:number-columns-repeated="16378"/>
        </table:table-row>
        <table:table-row table:style-name="ro1">
          <table:table-cell office:value-type="float" office:value="92" table:style-name="ce27">
            <text:p>92</text:p>
          </table:table-cell>
          <table:table-cell office:value-type="date" office:date-value="2022-11-17T11:00:00" table:style-name="ce28">
            <text:p>17.11.22 11:00</text:p>
          </table:table-cell>
          <table:table-cell office:value-type="date" office:date-value="2022-11-17T11:45:00" table:style-name="ce28">
            <text:p>17.11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0</text:p>
          </table:table-cell>
          <table:table-cell table:number-columns-repeated="16378"/>
        </table:table-row>
        <table:table-row table:style-name="ro1">
          <table:table-cell office:value-type="float" office:value="93" table:style-name="ce27">
            <text:p>93</text:p>
          </table:table-cell>
          <table:table-cell office:value-type="date" office:date-value="2022-11-17T12:00:00" table:style-name="ce28">
            <text:p>17.11.22 12:00</text:p>
          </table:table-cell>
          <table:table-cell office:value-type="date" office:date-value="2022-11-17T12:45:00" table:style-name="ce28">
            <text:p>17.11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2</text:p>
          </table:table-cell>
          <table:table-cell table:number-columns-repeated="16378"/>
        </table:table-row>
        <table:table-row table:style-name="ro1">
          <table:table-cell office:value-type="float" office:value="94" table:style-name="ce27">
            <text:p>94</text:p>
          </table:table-cell>
          <table:table-cell office:value-type="date" office:date-value="2022-11-17T14:00:00" table:style-name="ce28">
            <text:p>17.11.22 14:00</text:p>
          </table:table-cell>
          <table:table-cell office:value-type="date" office:date-value="2022-11-17T14:45:00" table:style-name="ce28">
            <text:p>17.11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2</text:p>
          </table:table-cell>
          <table:table-cell table:number-columns-repeated="16378"/>
        </table:table-row>
        <table:table-row table:style-name="ro1">
          <table:table-cell office:value-type="float" office:value="95" table:style-name="ce27">
            <text:p>95</text:p>
          </table:table-cell>
          <table:table-cell office:value-type="date" office:date-value="2022-11-17T15:00:00" table:style-name="ce28">
            <text:p>17.11.22 15:00</text:p>
          </table:table-cell>
          <table:table-cell office:value-type="date" office:date-value="2022-11-17T15:45:00" table:style-name="ce28">
            <text:p>17.11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0</text:p>
          </table:table-cell>
          <table:table-cell table:number-columns-repeated="16378"/>
        </table:table-row>
        <table:table-row table:style-name="ro1">
          <table:table-cell office:value-type="float" office:value="96" table:style-name="ce27">
            <text:p>96</text:p>
          </table:table-cell>
          <table:table-cell office:value-type="date" office:date-value="2022-11-17T16:00:00" table:style-name="ce28">
            <text:p>17.11.22 16:00</text:p>
          </table:table-cell>
          <table:table-cell office:value-type="date" office:date-value="2022-11-17T16:45:00" table:style-name="ce28">
            <text:p>17.11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0</text:p>
          </table:table-cell>
          <table:table-cell table:number-columns-repeated="16378"/>
        </table:table-row>
        <table:table-row table:style-name="ro1">
          <table:table-cell office:value-type="float" office:value="97" table:style-name="ce27">
            <text:p>97</text:p>
          </table:table-cell>
          <table:table-cell office:value-type="date" office:date-value="2022-11-24T08:00:00" table:style-name="ce28">
            <text:p>24.11.22 8:00</text:p>
          </table:table-cell>
          <table:table-cell office:value-type="date" office:date-value="2022-11-24T08:48:00" table:style-name="ce28">
            <text:p>24.11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3</text:p>
          </table:table-cell>
          <table:table-cell table:number-columns-repeated="16378"/>
        </table:table-row>
        <table:table-row table:style-name="ro1">
          <table:table-cell office:value-type="float" office:value="98" table:style-name="ce27">
            <text:p>98</text:p>
          </table:table-cell>
          <table:table-cell office:value-type="date" office:date-value="2022-11-24T09:00:00" table:style-name="ce28">
            <text:p>24.11.22 9:00</text:p>
          </table:table-cell>
          <table:table-cell office:value-type="date" office:date-value="2022-11-24T09:45:00" table:style-name="ce28">
            <text:p>24.11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3</text:p>
          </table:table-cell>
          <table:table-cell table:number-columns-repeated="16378"/>
        </table:table-row>
        <table:table-row table:style-name="ro1">
          <table:table-cell office:value-type="float" office:value="99" table:style-name="ce27">
            <text:p>99</text:p>
          </table:table-cell>
          <table:table-cell office:value-type="date" office:date-value="2022-11-24T10:00:00" table:style-name="ce28">
            <text:p>24.11.22 10:00</text:p>
          </table:table-cell>
          <table:table-cell office:value-type="date" office:date-value="2022-11-24T10:45:00" table:style-name="ce28">
            <text:p>24.11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1</text:p>
          </table:table-cell>
          <table:table-cell table:number-columns-repeated="16378"/>
        </table:table-row>
        <table:table-row table:style-name="ro1">
          <table:table-cell office:value-type="float" office:value="100" table:style-name="ce27">
            <text:p>100</text:p>
          </table:table-cell>
          <table:table-cell office:value-type="date" office:date-value="2022-11-24T11:00:00" table:style-name="ce28">
            <text:p>24.11.22 11:00</text:p>
          </table:table-cell>
          <table:table-cell office:value-type="date" office:date-value="2022-11-24T11:45:00" table:style-name="ce28">
            <text:p>24.11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1</text:p>
          </table:table-cell>
          <table:table-cell table:number-columns-repeated="16378"/>
        </table:table-row>
        <table:table-row table:style-name="ro1">
          <table:table-cell office:value-type="float" office:value="101" table:style-name="ce27">
            <text:p>101</text:p>
          </table:table-cell>
          <table:table-cell office:value-type="date" office:date-value="2022-11-24T12:00:00" table:style-name="ce28">
            <text:p>24.11.22 12:00</text:p>
          </table:table-cell>
          <table:table-cell office:value-type="date" office:date-value="2022-11-24T12:45:00" table:style-name="ce28">
            <text:p>24.11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3</text:p>
          </table:table-cell>
          <table:table-cell table:number-columns-repeated="16378"/>
        </table:table-row>
        <table:table-row table:style-name="ro1">
          <table:table-cell office:value-type="float" office:value="102" table:style-name="ce27">
            <text:p>102</text:p>
          </table:table-cell>
          <table:table-cell office:value-type="date" office:date-value="2022-11-24T14:00:00" table:style-name="ce28">
            <text:p>24.11.22 14:00</text:p>
          </table:table-cell>
          <table:table-cell office:value-type="date" office:date-value="2022-11-24T14:45:00" table:style-name="ce28">
            <text:p>24.11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3</text:p>
          </table:table-cell>
          <table:table-cell table:number-columns-repeated="16378"/>
        </table:table-row>
        <table:table-row table:style-name="ro1">
          <table:table-cell office:value-type="float" office:value="103" table:style-name="ce27">
            <text:p>103</text:p>
          </table:table-cell>
          <table:table-cell office:value-type="date" office:date-value="2022-11-24T15:00:00" table:style-name="ce28">
            <text:p>24.11.22 15:00</text:p>
          </table:table-cell>
          <table:table-cell office:value-type="date" office:date-value="2022-11-24T15:45:00" table:style-name="ce28">
            <text:p>24.11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1</text:p>
          </table:table-cell>
          <table:table-cell table:number-columns-repeated="16378"/>
        </table:table-row>
        <table:table-row table:style-name="ro1">
          <table:table-cell office:value-type="float" office:value="104" table:style-name="ce27">
            <text:p>104</text:p>
          </table:table-cell>
          <table:table-cell office:value-type="date" office:date-value="2022-11-24T16:00:00" table:style-name="ce28">
            <text:p>24.11.22 16:00</text:p>
          </table:table-cell>
          <table:table-cell office:value-type="date" office:date-value="2022-11-24T16:45:00" table:style-name="ce28">
            <text:p>24.11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1</text:p>
          </table:table-cell>
          <table:table-cell table:number-columns-repeated="16378"/>
        </table:table-row>
        <table:table-row table:style-name="ro1">
          <table:table-cell office:value-type="float" office:value="105" table:style-name="ce27">
            <text:p>105</text:p>
          </table:table-cell>
          <table:table-cell office:value-type="date" office:date-value="2022-12-01T08:00:00" table:style-name="ce28">
            <text:p>01.12.22 8:00</text:p>
          </table:table-cell>
          <table:table-cell office:value-type="date" office:date-value="2022-12-01T08:48:00" table:style-name="ce28">
            <text:p>01.12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4</text:p>
          </table:table-cell>
          <table:table-cell table:number-columns-repeated="16378"/>
        </table:table-row>
        <table:table-row table:style-name="ro1">
          <table:table-cell office:value-type="float" office:value="106" table:style-name="ce27">
            <text:p>106</text:p>
          </table:table-cell>
          <table:table-cell office:value-type="date" office:date-value="2022-12-01T09:00:00" table:style-name="ce28">
            <text:p>01.12.22 9:00</text:p>
          </table:table-cell>
          <table:table-cell office:value-type="date" office:date-value="2022-12-01T09:45:00" table:style-name="ce28">
            <text:p>01.12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4</text:p>
          </table:table-cell>
          <table:table-cell table:number-columns-repeated="16378"/>
        </table:table-row>
        <table:table-row table:style-name="ro1">
          <table:table-cell office:value-type="float" office:value="107" table:style-name="ce27">
            <text:p>107</text:p>
          </table:table-cell>
          <table:table-cell office:value-type="date" office:date-value="2022-12-01T10:00:00" table:style-name="ce28">
            <text:p>01.12.22 10:00</text:p>
          </table:table-cell>
          <table:table-cell office:value-type="date" office:date-value="2022-12-01T10:45:00" table:style-name="ce28">
            <text:p>01.12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2</text:p>
          </table:table-cell>
          <table:table-cell table:number-columns-repeated="16378"/>
        </table:table-row>
        <table:table-row table:style-name="ro1">
          <table:table-cell office:value-type="float" office:value="108" table:style-name="ce27">
            <text:p>108</text:p>
          </table:table-cell>
          <table:table-cell office:value-type="date" office:date-value="2022-12-01T11:00:00" table:style-name="ce28">
            <text:p>01.12.22 11:00</text:p>
          </table:table-cell>
          <table:table-cell office:value-type="date" office:date-value="2022-12-01T11:45:00" table:style-name="ce28">
            <text:p>01.12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2</text:p>
          </table:table-cell>
          <table:table-cell table:number-columns-repeated="16378"/>
        </table:table-row>
        <table:table-row table:style-name="ro1">
          <table:table-cell office:value-type="float" office:value="109" table:style-name="ce27">
            <text:p>109</text:p>
          </table:table-cell>
          <table:table-cell office:value-type="date" office:date-value="2022-12-01T12:00:00" table:style-name="ce28">
            <text:p>01.12.22 12:00</text:p>
          </table:table-cell>
          <table:table-cell office:value-type="date" office:date-value="2022-12-01T12:45:00" table:style-name="ce28">
            <text:p>01.12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4</text:p>
          </table:table-cell>
          <table:table-cell table:number-columns-repeated="16378"/>
        </table:table-row>
        <table:table-row table:style-name="ro1">
          <table:table-cell office:value-type="float" office:value="110" table:style-name="ce27">
            <text:p>110</text:p>
          </table:table-cell>
          <table:table-cell office:value-type="date" office:date-value="2022-12-01T14:00:00" table:style-name="ce28">
            <text:p>01.12.22 14:00</text:p>
          </table:table-cell>
          <table:table-cell office:value-type="date" office:date-value="2022-12-01T14:45:00" table:style-name="ce28">
            <text:p>01.12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4</text:p>
          </table:table-cell>
          <table:table-cell table:number-columns-repeated="16378"/>
        </table:table-row>
        <table:table-row table:style-name="ro1">
          <table:table-cell office:value-type="float" office:value="111" table:style-name="ce27">
            <text:p>111</text:p>
          </table:table-cell>
          <table:table-cell office:value-type="date" office:date-value="2022-12-01T15:00:00" table:style-name="ce28">
            <text:p>01.12.22 15:00</text:p>
          </table:table-cell>
          <table:table-cell office:value-type="date" office:date-value="2022-12-01T15:45:00" table:style-name="ce28">
            <text:p>01.12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2</text:p>
          </table:table-cell>
          <table:table-cell table:number-columns-repeated="16378"/>
        </table:table-row>
        <table:table-row table:style-name="ro1">
          <table:table-cell office:value-type="float" office:value="112" table:style-name="ce27">
            <text:p>112</text:p>
          </table:table-cell>
          <table:table-cell office:value-type="date" office:date-value="2022-12-01T16:00:00" table:style-name="ce28">
            <text:p>01.12.22 16:00</text:p>
          </table:table-cell>
          <table:table-cell office:value-type="date" office:date-value="2022-12-01T16:45:00" table:style-name="ce28">
            <text:p>01.12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2</text:p>
          </table:table-cell>
          <table:table-cell table:number-columns-repeated="16378"/>
        </table:table-row>
        <table:table-row table:style-name="ro1">
          <table:table-cell office:value-type="float" office:value="113" table:style-name="ce27">
            <text:p>113</text:p>
          </table:table-cell>
          <table:table-cell office:value-type="date" office:date-value="2022-12-08T08:00:00" table:style-name="ce28">
            <text:p>08.12.22 8:00</text:p>
          </table:table-cell>
          <table:table-cell office:value-type="date" office:date-value="2022-12-08T08:48:00" table:style-name="ce28">
            <text:p>08.12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5</text:p>
          </table:table-cell>
          <table:table-cell table:number-columns-repeated="16378"/>
        </table:table-row>
        <table:table-row table:style-name="ro1">
          <table:table-cell office:value-type="float" office:value="114" table:style-name="ce27">
            <text:p>114</text:p>
          </table:table-cell>
          <table:table-cell office:value-type="date" office:date-value="2022-12-08T09:00:00" table:style-name="ce28">
            <text:p>08.12.22 9:00</text:p>
          </table:table-cell>
          <table:table-cell office:value-type="date" office:date-value="2022-12-08T09:45:00" table:style-name="ce28">
            <text:p>08.12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5</text:p>
          </table:table-cell>
          <table:table-cell table:number-columns-repeated="16378"/>
        </table:table-row>
        <table:table-row table:style-name="ro1">
          <table:table-cell office:value-type="float" office:value="115" table:style-name="ce27">
            <text:p>115</text:p>
          </table:table-cell>
          <table:table-cell office:value-type="date" office:date-value="2022-12-08T10:00:00" table:style-name="ce28">
            <text:p>08.12.22 10:00</text:p>
          </table:table-cell>
          <table:table-cell office:value-type="date" office:date-value="2022-12-08T10:45:00" table:style-name="ce28">
            <text:p>08.12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3</text:p>
          </table:table-cell>
          <table:table-cell table:number-columns-repeated="16378"/>
        </table:table-row>
        <table:table-row table:style-name="ro1">
          <table:table-cell office:value-type="float" office:value="116" table:style-name="ce27">
            <text:p>116</text:p>
          </table:table-cell>
          <table:table-cell office:value-type="date" office:date-value="2022-12-08T11:00:00" table:style-name="ce28">
            <text:p>08.12.22 11:00</text:p>
          </table:table-cell>
          <table:table-cell office:value-type="date" office:date-value="2022-12-08T11:45:00" table:style-name="ce28">
            <text:p>08.12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3</text:p>
          </table:table-cell>
          <table:table-cell table:number-columns-repeated="16378"/>
        </table:table-row>
        <table:table-row table:style-name="ro1">
          <table:table-cell office:value-type="float" office:value="117" table:style-name="ce27">
            <text:p>117</text:p>
          </table:table-cell>
          <table:table-cell office:value-type="date" office:date-value="2022-12-08T12:00:00" table:style-name="ce28">
            <text:p>08.12.22 12:00</text:p>
          </table:table-cell>
          <table:table-cell office:value-type="date" office:date-value="2022-12-08T12:45:00" table:style-name="ce28">
            <text:p>08.12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5</text:p>
          </table:table-cell>
          <table:table-cell table:number-columns-repeated="16378"/>
        </table:table-row>
        <table:table-row table:style-name="ro1">
          <table:table-cell office:value-type="float" office:value="118" table:style-name="ce27">
            <text:p>118</text:p>
          </table:table-cell>
          <table:table-cell office:value-type="date" office:date-value="2022-12-08T14:00:00" table:style-name="ce28">
            <text:p>08.12.22 14:00</text:p>
          </table:table-cell>
          <table:table-cell office:value-type="date" office:date-value="2022-12-08T14:45:00" table:style-name="ce28">
            <text:p>08.12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5</text:p>
          </table:table-cell>
          <table:table-cell table:number-columns-repeated="16378"/>
        </table:table-row>
        <table:table-row table:style-name="ro1">
          <table:table-cell office:value-type="float" office:value="119" table:style-name="ce27">
            <text:p>119</text:p>
          </table:table-cell>
          <table:table-cell office:value-type="date" office:date-value="2022-12-08T15:00:00" table:style-name="ce28">
            <text:p>08.12.22 15:00</text:p>
          </table:table-cell>
          <table:table-cell office:value-type="date" office:date-value="2022-12-08T15:45:00" table:style-name="ce28">
            <text:p>08.12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3</text:p>
          </table:table-cell>
          <table:table-cell table:number-columns-repeated="16378"/>
        </table:table-row>
        <table:table-row table:style-name="ro1">
          <table:table-cell office:value-type="float" office:value="120" table:style-name="ce27">
            <text:p>120</text:p>
          </table:table-cell>
          <table:table-cell office:value-type="date" office:date-value="2022-12-08T16:00:00" table:style-name="ce28">
            <text:p>08.12.22 16:00</text:p>
          </table:table-cell>
          <table:table-cell office:value-type="date" office:date-value="2022-12-08T16:45:00" table:style-name="ce28">
            <text:p>08.12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3</text:p>
          </table:table-cell>
          <table:table-cell table:number-columns-repeated="16378"/>
        </table:table-row>
        <table:table-row table:style-name="ro1">
          <table:table-cell office:value-type="float" office:value="121" table:style-name="ce27">
            <text:p>121</text:p>
          </table:table-cell>
          <table:table-cell office:value-type="date" office:date-value="2022-12-15T08:00:00" table:style-name="ce28">
            <text:p>15.12.22 8:00</text:p>
          </table:table-cell>
          <table:table-cell office:value-type="date" office:date-value="2022-12-15T08:48:00" table:style-name="ce28">
            <text:p>15.12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6</text:p>
          </table:table-cell>
          <table:table-cell table:number-columns-repeated="16378"/>
        </table:table-row>
        <table:table-row table:style-name="ro1">
          <table:table-cell office:value-type="float" office:value="122" table:style-name="ce27">
            <text:p>122</text:p>
          </table:table-cell>
          <table:table-cell office:value-type="date" office:date-value="2022-12-15T09:00:00" table:style-name="ce28">
            <text:p>15.12.22 9:00</text:p>
          </table:table-cell>
          <table:table-cell office:value-type="date" office:date-value="2022-12-15T09:45:00" table:style-name="ce28">
            <text:p>15.12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6</text:p>
          </table:table-cell>
          <table:table-cell table:number-columns-repeated="16378"/>
        </table:table-row>
        <table:table-row table:style-name="ro1">
          <table:table-cell office:value-type="float" office:value="123" table:style-name="ce27">
            <text:p>123</text:p>
          </table:table-cell>
          <table:table-cell office:value-type="date" office:date-value="2022-12-15T10:00:00" table:style-name="ce28">
            <text:p>15.12.22 10:00</text:p>
          </table:table-cell>
          <table:table-cell office:value-type="date" office:date-value="2022-12-15T10:45:00" table:style-name="ce28">
            <text:p>15.12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4</text:p>
          </table:table-cell>
          <table:table-cell table:number-columns-repeated="16378"/>
        </table:table-row>
        <table:table-row table:style-name="ro1">
          <table:table-cell office:value-type="float" office:value="124" table:style-name="ce27">
            <text:p>124</text:p>
          </table:table-cell>
          <table:table-cell office:value-type="date" office:date-value="2022-12-15T11:00:00" table:style-name="ce28">
            <text:p>15.12.22 11:00</text:p>
          </table:table-cell>
          <table:table-cell office:value-type="date" office:date-value="2022-12-15T11:45:00" table:style-name="ce28">
            <text:p>15.12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4</text:p>
          </table:table-cell>
          <table:table-cell table:number-columns-repeated="16378"/>
        </table:table-row>
        <table:table-row table:style-name="ro1">
          <table:table-cell office:value-type="float" office:value="125" table:style-name="ce27">
            <text:p>125</text:p>
          </table:table-cell>
          <table:table-cell office:value-type="date" office:date-value="2022-12-15T12:00:00" table:style-name="ce28">
            <text:p>15.12.22 12:00</text:p>
          </table:table-cell>
          <table:table-cell office:value-type="date" office:date-value="2022-12-15T12:45:00" table:style-name="ce28">
            <text:p>15.12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6</text:p>
          </table:table-cell>
          <table:table-cell table:number-columns-repeated="16378"/>
        </table:table-row>
        <table:table-row table:style-name="ro1">
          <table:table-cell office:value-type="float" office:value="126" table:style-name="ce27">
            <text:p>126</text:p>
          </table:table-cell>
          <table:table-cell office:value-type="date" office:date-value="2022-12-15T14:00:00" table:style-name="ce28">
            <text:p>15.12.22 14:00</text:p>
          </table:table-cell>
          <table:table-cell office:value-type="date" office:date-value="2022-12-15T14:45:00" table:style-name="ce28">
            <text:p>15.12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6</text:p>
          </table:table-cell>
          <table:table-cell table:number-columns-repeated="16378"/>
        </table:table-row>
        <table:table-row table:style-name="ro1">
          <table:table-cell office:value-type="float" office:value="127" table:style-name="ce27">
            <text:p>127</text:p>
          </table:table-cell>
          <table:table-cell office:value-type="date" office:date-value="2022-12-15T15:00:00" table:style-name="ce28">
            <text:p>15.12.22 15:00</text:p>
          </table:table-cell>
          <table:table-cell office:value-type="date" office:date-value="2022-12-15T15:45:00" table:style-name="ce28">
            <text:p>15.12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4</text:p>
          </table:table-cell>
          <table:table-cell table:number-columns-repeated="16378"/>
        </table:table-row>
        <table:table-row table:style-name="ro1">
          <table:table-cell office:value-type="float" office:value="128" table:style-name="ce27">
            <text:p>128</text:p>
          </table:table-cell>
          <table:table-cell office:value-type="date" office:date-value="2022-12-15T16:00:00" table:style-name="ce28">
            <text:p>15.12.22 16:00</text:p>
          </table:table-cell>
          <table:table-cell office:value-type="date" office:date-value="2022-12-15T16:45:00" table:style-name="ce28">
            <text:p>15.12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4</text:p>
          </table:table-cell>
          <table:table-cell table:number-columns-repeated="16378"/>
        </table:table-row>
        <table:table-row table:style-name="ro1">
          <table:table-cell office:value-type="float" office:value="129" table:style-name="ce27">
            <text:p>129</text:p>
          </table:table-cell>
          <table:table-cell office:value-type="date" office:date-value="2022-12-22T08:00:00" table:style-name="ce28">
            <text:p>22.12.22 8:00</text:p>
          </table:table-cell>
          <table:table-cell office:value-type="date" office:date-value="2022-12-22T08:48:00" table:style-name="ce28">
            <text:p>22.12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7</text:p>
          </table:table-cell>
          <table:table-cell table:number-columns-repeated="16378"/>
        </table:table-row>
        <table:table-row table:style-name="ro1">
          <table:table-cell office:value-type="float" office:value="130" table:style-name="ce27">
            <text:p>130</text:p>
          </table:table-cell>
          <table:table-cell office:value-type="date" office:date-value="2022-12-22T09:00:00" table:style-name="ce28">
            <text:p>22.12.22 9:00</text:p>
          </table:table-cell>
          <table:table-cell office:value-type="date" office:date-value="2022-12-22T09:45:00" table:style-name="ce28">
            <text:p>22.12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7</text:p>
          </table:table-cell>
          <table:table-cell table:number-columns-repeated="16378"/>
        </table:table-row>
        <table:table-row table:style-name="ro1">
          <table:table-cell office:value-type="float" office:value="131" table:style-name="ce27">
            <text:p>131</text:p>
          </table:table-cell>
          <table:table-cell office:value-type="date" office:date-value="2022-12-22T10:00:00" table:style-name="ce28">
            <text:p>22.12.22 10:00</text:p>
          </table:table-cell>
          <table:table-cell office:value-type="date" office:date-value="2022-12-22T10:45:00" table:style-name="ce28">
            <text:p>22.12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5</text:p>
          </table:table-cell>
          <table:table-cell table:number-columns-repeated="16378"/>
        </table:table-row>
        <table:table-row table:style-name="ro1">
          <table:table-cell office:value-type="float" office:value="132" table:style-name="ce27">
            <text:p>132</text:p>
          </table:table-cell>
          <table:table-cell office:value-type="date" office:date-value="2022-12-22T11:00:00" table:style-name="ce28">
            <text:p>22.12.22 11:00</text:p>
          </table:table-cell>
          <table:table-cell office:value-type="date" office:date-value="2022-12-22T11:45:00" table:style-name="ce28">
            <text:p>22.12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5</text:p>
          </table:table-cell>
          <table:table-cell table:number-columns-repeated="16378"/>
        </table:table-row>
        <table:table-row table:style-name="ro1">
          <table:table-cell office:value-type="float" office:value="133" table:style-name="ce27">
            <text:p>133</text:p>
          </table:table-cell>
          <table:table-cell office:value-type="date" office:date-value="2022-12-22T12:00:00" table:style-name="ce28">
            <text:p>22.12.22 12:00</text:p>
          </table:table-cell>
          <table:table-cell office:value-type="date" office:date-value="2022-12-22T12:45:00" table:style-name="ce28">
            <text:p>22.12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7</text:p>
          </table:table-cell>
          <table:table-cell table:number-columns-repeated="16378"/>
        </table:table-row>
        <table:table-row table:style-name="ro1">
          <table:table-cell office:value-type="float" office:value="134" table:style-name="ce27">
            <text:p>134</text:p>
          </table:table-cell>
          <table:table-cell office:value-type="date" office:date-value="2022-12-22T14:00:00" table:style-name="ce28">
            <text:p>22.12.22 14:00</text:p>
          </table:table-cell>
          <table:table-cell office:value-type="date" office:date-value="2022-12-22T14:45:00" table:style-name="ce28">
            <text:p>22.12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7</text:p>
          </table:table-cell>
          <table:table-cell table:number-columns-repeated="16378"/>
        </table:table-row>
        <table:table-row table:style-name="ro1">
          <table:table-cell office:value-type="float" office:value="135" table:style-name="ce27">
            <text:p>135</text:p>
          </table:table-cell>
          <table:table-cell office:value-type="date" office:date-value="2022-12-22T15:00:00" table:style-name="ce28">
            <text:p>22.12.22 15:00</text:p>
          </table:table-cell>
          <table:table-cell office:value-type="date" office:date-value="2022-12-22T15:45:00" table:style-name="ce28">
            <text:p>22.12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5</text:p>
          </table:table-cell>
          <table:table-cell table:number-columns-repeated="16378"/>
        </table:table-row>
        <table:table-row table:style-name="ro1">
          <table:table-cell office:value-type="float" office:value="136" table:style-name="ce27">
            <text:p>136</text:p>
          </table:table-cell>
          <table:table-cell office:value-type="date" office:date-value="2022-12-22T16:00:00" table:style-name="ce28">
            <text:p>22.12.22 16:00</text:p>
          </table:table-cell>
          <table:table-cell office:value-type="date" office:date-value="2022-12-22T16:45:00" table:style-name="ce28">
            <text:p>22.12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5</text:p>
          </table:table-cell>
          <table:table-cell table:number-columns-repeated="16378"/>
        </table:table-row>
        <table:table-row table:style-name="ro1">
          <table:table-cell office:value-type="float" office:value="137" table:style-name="ce27">
            <text:p>137</text:p>
          </table:table-cell>
          <table:table-cell office:value-type="date" office:date-value="2022-12-29T08:00:00" table:style-name="ce28">
            <text:p>29.12.22 8:00</text:p>
          </table:table-cell>
          <table:table-cell office:value-type="date" office:date-value="2022-12-29T08:48:00" table:style-name="ce28">
            <text:p>29.12.22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8</text:p>
          </table:table-cell>
          <table:table-cell table:number-columns-repeated="16378"/>
        </table:table-row>
        <table:table-row table:style-name="ro1">
          <table:table-cell office:value-type="float" office:value="138" table:style-name="ce27">
            <text:p>138</text:p>
          </table:table-cell>
          <table:table-cell office:value-type="date" office:date-value="2022-12-29T09:00:00" table:style-name="ce28">
            <text:p>29.12.22 9:00</text:p>
          </table:table-cell>
          <table:table-cell office:value-type="date" office:date-value="2022-12-29T09:45:00" table:style-name="ce28">
            <text:p>29.12.22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8</text:p>
          </table:table-cell>
          <table:table-cell table:number-columns-repeated="16378"/>
        </table:table-row>
        <table:table-row table:style-name="ro1">
          <table:table-cell office:value-type="float" office:value="139" table:style-name="ce27">
            <text:p>139</text:p>
          </table:table-cell>
          <table:table-cell office:value-type="date" office:date-value="2022-12-29T10:00:00" table:style-name="ce28">
            <text:p>29.12.22 10:00</text:p>
          </table:table-cell>
          <table:table-cell office:value-type="date" office:date-value="2022-12-29T10:45:00" table:style-name="ce28">
            <text:p>29.12.22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6</text:p>
          </table:table-cell>
          <table:table-cell table:number-columns-repeated="16378"/>
        </table:table-row>
        <table:table-row table:style-name="ro1">
          <table:table-cell office:value-type="float" office:value="140" table:style-name="ce27">
            <text:p>140</text:p>
          </table:table-cell>
          <table:table-cell office:value-type="date" office:date-value="2022-12-29T11:00:00" table:style-name="ce28">
            <text:p>29.12.22 11:00</text:p>
          </table:table-cell>
          <table:table-cell office:value-type="date" office:date-value="2022-12-29T11:45:00" table:style-name="ce28">
            <text:p>29.12.22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6</text:p>
          </table:table-cell>
          <table:table-cell table:number-columns-repeated="16378"/>
        </table:table-row>
        <table:table-row table:style-name="ro1">
          <table:table-cell office:value-type="float" office:value="141" table:style-name="ce27">
            <text:p>141</text:p>
          </table:table-cell>
          <table:table-cell office:value-type="date" office:date-value="2022-12-29T12:00:00" table:style-name="ce28">
            <text:p>29.12.22 12:00</text:p>
          </table:table-cell>
          <table:table-cell office:value-type="date" office:date-value="2022-12-29T12:45:00" table:style-name="ce28">
            <text:p>29.12.22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8</text:p>
          </table:table-cell>
          <table:table-cell table:number-columns-repeated="16378"/>
        </table:table-row>
        <table:table-row table:style-name="ro1">
          <table:table-cell office:value-type="float" office:value="142" table:style-name="ce27">
            <text:p>142</text:p>
          </table:table-cell>
          <table:table-cell office:value-type="date" office:date-value="2022-12-29T14:00:00" table:style-name="ce28">
            <text:p>29.12.22 14:00</text:p>
          </table:table-cell>
          <table:table-cell office:value-type="date" office:date-value="2022-12-29T14:45:00" table:style-name="ce28">
            <text:p>29.12.22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8</text:p>
          </table:table-cell>
          <table:table-cell table:number-columns-repeated="16378"/>
        </table:table-row>
        <table:table-row table:style-name="ro1">
          <table:table-cell office:value-type="float" office:value="143" table:style-name="ce27">
            <text:p>143</text:p>
          </table:table-cell>
          <table:table-cell office:value-type="date" office:date-value="2022-12-29T15:00:00" table:style-name="ce28">
            <text:p>29.12.22 15:00</text:p>
          </table:table-cell>
          <table:table-cell office:value-type="date" office:date-value="2022-12-29T15:45:00" table:style-name="ce28">
            <text:p>29.12.22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6</text:p>
          </table:table-cell>
          <table:table-cell table:number-columns-repeated="16378"/>
        </table:table-row>
        <table:table-row table:style-name="ro1">
          <table:table-cell office:value-type="float" office:value="144" table:style-name="ce27">
            <text:p>144</text:p>
          </table:table-cell>
          <table:table-cell office:value-type="date" office:date-value="2022-12-29T16:00:00" table:style-name="ce28">
            <text:p>29.12.22 16:00</text:p>
          </table:table-cell>
          <table:table-cell office:value-type="date" office:date-value="2022-12-29T16:45:00" table:style-name="ce28">
            <text:p>29.12.22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6</text:p>
          </table:table-cell>
          <table:table-cell table:number-columns-repeated="16378"/>
        </table:table-row>
        <table:table-row table:style-name="ro1">
          <table:table-cell office:value-type="float" office:value="145" table:style-name="ce27">
            <text:p>145</text:p>
          </table:table-cell>
          <table:table-cell office:value-type="date" office:date-value="2023-01-13T08:00:00" table:style-name="ce28">
            <text:p>13.01.23 8:00</text:p>
          </table:table-cell>
          <table:table-cell office:value-type="date" office:date-value="2023-01-13T08:48:00" table:style-name="ce28">
            <text:p>13.01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9</text:p>
          </table:table-cell>
          <table:table-cell table:number-columns-repeated="16378"/>
        </table:table-row>
        <table:table-row table:style-name="ro1">
          <table:table-cell office:value-type="float" office:value="146" table:style-name="ce27">
            <text:p>146</text:p>
          </table:table-cell>
          <table:table-cell office:value-type="date" office:date-value="2023-01-13T09:00:00" table:style-name="ce28">
            <text:p>13.01.23 9:00</text:p>
          </table:table-cell>
          <table:table-cell office:value-type="date" office:date-value="2023-01-13T09:45:00" table:style-name="ce28">
            <text:p>13.01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19</text:p>
          </table:table-cell>
          <table:table-cell table:number-columns-repeated="16378"/>
        </table:table-row>
        <table:table-row table:style-name="ro1">
          <table:table-cell office:value-type="float" office:value="147" table:style-name="ce27">
            <text:p>147</text:p>
          </table:table-cell>
          <table:table-cell office:value-type="date" office:date-value="2023-01-13T10:00:00" table:style-name="ce28">
            <text:p>13.01.23 10:00</text:p>
          </table:table-cell>
          <table:table-cell office:value-type="date" office:date-value="2023-01-13T10:45:00" table:style-name="ce28">
            <text:p>13.01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7</text:p>
          </table:table-cell>
          <table:table-cell table:number-columns-repeated="16378"/>
        </table:table-row>
        <table:table-row table:style-name="ro1">
          <table:table-cell office:value-type="float" office:value="148" table:style-name="ce27">
            <text:p>148</text:p>
          </table:table-cell>
          <table:table-cell office:value-type="date" office:date-value="2023-01-13T11:00:00" table:style-name="ce28">
            <text:p>13.01.23 11:00</text:p>
          </table:table-cell>
          <table:table-cell office:value-type="date" office:date-value="2023-01-13T11:45:00" table:style-name="ce28">
            <text:p>13.01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7</text:p>
          </table:table-cell>
          <table:table-cell table:number-columns-repeated="16378"/>
        </table:table-row>
        <table:table-row table:style-name="ro1">
          <table:table-cell office:value-type="float" office:value="149" table:style-name="ce27">
            <text:p>149</text:p>
          </table:table-cell>
          <table:table-cell office:value-type="date" office:date-value="2023-01-13T12:00:00" table:style-name="ce28">
            <text:p>13.01.23 12:00</text:p>
          </table:table-cell>
          <table:table-cell office:value-type="date" office:date-value="2023-01-13T12:45:00" table:style-name="ce28">
            <text:p>13.01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9</text:p>
          </table:table-cell>
          <table:table-cell table:number-columns-repeated="16378"/>
        </table:table-row>
        <table:table-row table:style-name="ro1">
          <table:table-cell office:value-type="float" office:value="150" table:style-name="ce27">
            <text:p>150</text:p>
          </table:table-cell>
          <table:table-cell office:value-type="date" office:date-value="2023-01-13T14:00:00" table:style-name="ce28">
            <text:p>13.01.23 14:00</text:p>
          </table:table-cell>
          <table:table-cell office:value-type="date" office:date-value="2023-01-13T14:45:00" table:style-name="ce28">
            <text:p>13.01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19</text:p>
          </table:table-cell>
          <table:table-cell table:number-columns-repeated="16378"/>
        </table:table-row>
        <table:table-row table:style-name="ro1">
          <table:table-cell office:value-type="float" office:value="151" table:style-name="ce27">
            <text:p>151</text:p>
          </table:table-cell>
          <table:table-cell office:value-type="date" office:date-value="2023-01-13T15:00:00" table:style-name="ce28">
            <text:p>13.01.23 15:00</text:p>
          </table:table-cell>
          <table:table-cell office:value-type="date" office:date-value="2023-01-13T15:45:00" table:style-name="ce28">
            <text:p>13.01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7</text:p>
          </table:table-cell>
          <table:table-cell table:number-columns-repeated="16378"/>
        </table:table-row>
        <table:table-row table:style-name="ro1">
          <table:table-cell office:value-type="float" office:value="152" table:style-name="ce27">
            <text:p>152</text:p>
          </table:table-cell>
          <table:table-cell office:value-type="date" office:date-value="2023-01-13T16:00:00" table:style-name="ce28">
            <text:p>13.01.23 16:00</text:p>
          </table:table-cell>
          <table:table-cell office:value-type="date" office:date-value="2023-01-13T16:45:00" table:style-name="ce28">
            <text:p>13.01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7</text:p>
          </table:table-cell>
          <table:table-cell table:number-columns-repeated="16378"/>
        </table:table-row>
        <table:table-row table:style-name="ro1">
          <table:table-cell office:value-type="float" office:value="153" table:style-name="ce27">
            <text:p>153</text:p>
          </table:table-cell>
          <table:table-cell office:value-type="date" office:date-value="2023-01-20T08:00:00" table:style-name="ce28">
            <text:p>20.01.23 8:00</text:p>
          </table:table-cell>
          <table:table-cell office:value-type="date" office:date-value="2023-01-20T08:48:00" table:style-name="ce28">
            <text:p>20.01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0</text:p>
          </table:table-cell>
          <table:table-cell table:number-columns-repeated="16378"/>
        </table:table-row>
        <table:table-row table:style-name="ro1">
          <table:table-cell office:value-type="float" office:value="154" table:style-name="ce27">
            <text:p>154</text:p>
          </table:table-cell>
          <table:table-cell office:value-type="date" office:date-value="2023-01-20T09:00:00" table:style-name="ce28">
            <text:p>20.01.23 9:00</text:p>
          </table:table-cell>
          <table:table-cell office:value-type="date" office:date-value="2023-01-20T09:45:00" table:style-name="ce28">
            <text:p>20.01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0</text:p>
          </table:table-cell>
          <table:table-cell table:number-columns-repeated="16378"/>
        </table:table-row>
        <table:table-row table:style-name="ro1">
          <table:table-cell office:value-type="float" office:value="155" table:style-name="ce27">
            <text:p>155</text:p>
          </table:table-cell>
          <table:table-cell office:value-type="date" office:date-value="2023-01-20T10:00:00" table:style-name="ce28">
            <text:p>20.01.23 10:00</text:p>
          </table:table-cell>
          <table:table-cell office:value-type="date" office:date-value="2023-01-20T10:45:00" table:style-name="ce28">
            <text:p>20.01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8</text:p>
          </table:table-cell>
          <table:table-cell table:number-columns-repeated="16378"/>
        </table:table-row>
        <table:table-row table:style-name="ro1">
          <table:table-cell office:value-type="float" office:value="156" table:style-name="ce27">
            <text:p>156</text:p>
          </table:table-cell>
          <table:table-cell office:value-type="date" office:date-value="2023-01-20T11:00:00" table:style-name="ce28">
            <text:p>20.01.23 11:00</text:p>
          </table:table-cell>
          <table:table-cell office:value-type="date" office:date-value="2023-01-20T11:45:00" table:style-name="ce28">
            <text:p>20.01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8</text:p>
          </table:table-cell>
          <table:table-cell table:number-columns-repeated="16378"/>
        </table:table-row>
        <table:table-row table:style-name="ro1">
          <table:table-cell office:value-type="float" office:value="157" table:style-name="ce27">
            <text:p>157</text:p>
          </table:table-cell>
          <table:table-cell office:value-type="date" office:date-value="2023-01-20T12:00:00" table:style-name="ce28">
            <text:p>20.01.23 12:00</text:p>
          </table:table-cell>
          <table:table-cell office:value-type="date" office:date-value="2023-01-20T12:45:00" table:style-name="ce28">
            <text:p>20.01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0</text:p>
          </table:table-cell>
          <table:table-cell table:number-columns-repeated="16378"/>
        </table:table-row>
        <table:table-row table:style-name="ro1">
          <table:table-cell office:value-type="float" office:value="158" table:style-name="ce27">
            <text:p>158</text:p>
          </table:table-cell>
          <table:table-cell office:value-type="date" office:date-value="2023-01-20T14:00:00" table:style-name="ce28">
            <text:p>20.01.23 14:00</text:p>
          </table:table-cell>
          <table:table-cell office:value-type="date" office:date-value="2023-01-20T14:45:00" table:style-name="ce28">
            <text:p>20.01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0</text:p>
          </table:table-cell>
          <table:table-cell table:number-columns-repeated="16378"/>
        </table:table-row>
        <table:table-row table:style-name="ro1">
          <table:table-cell office:value-type="float" office:value="159" table:style-name="ce27">
            <text:p>159</text:p>
          </table:table-cell>
          <table:table-cell office:value-type="date" office:date-value="2023-01-20T15:00:00" table:style-name="ce28">
            <text:p>20.01.23 15:00</text:p>
          </table:table-cell>
          <table:table-cell office:value-type="date" office:date-value="2023-01-20T15:45:00" table:style-name="ce28">
            <text:p>20.01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8</text:p>
          </table:table-cell>
          <table:table-cell table:number-columns-repeated="16378"/>
        </table:table-row>
        <table:table-row table:style-name="ro1">
          <table:table-cell office:value-type="float" office:value="160" table:style-name="ce27">
            <text:p>160</text:p>
          </table:table-cell>
          <table:table-cell office:value-type="date" office:date-value="2023-01-20T16:00:00" table:style-name="ce28">
            <text:p>20.01.23 16:00</text:p>
          </table:table-cell>
          <table:table-cell office:value-type="date" office:date-value="2023-01-20T16:45:00" table:style-name="ce28">
            <text:p>20.01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8</text:p>
          </table:table-cell>
          <table:table-cell table:number-columns-repeated="16378"/>
        </table:table-row>
        <table:table-row table:style-name="ro1">
          <table:table-cell office:value-type="float" office:value="161" table:style-name="ce27">
            <text:p>161</text:p>
          </table:table-cell>
          <table:table-cell office:value-type="date" office:date-value="2023-01-27T08:00:00" table:style-name="ce28">
            <text:p>27.01.23 8:00</text:p>
          </table:table-cell>
          <table:table-cell office:value-type="date" office:date-value="2023-01-27T08:48:00" table:style-name="ce28">
            <text:p>27.01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1</text:p>
          </table:table-cell>
          <table:table-cell table:number-columns-repeated="16378"/>
        </table:table-row>
        <table:table-row table:style-name="ro1">
          <table:table-cell office:value-type="float" office:value="162" table:style-name="ce27">
            <text:p>162</text:p>
          </table:table-cell>
          <table:table-cell office:value-type="date" office:date-value="2023-01-27T09:00:00" table:style-name="ce28">
            <text:p>27.01.23 9:00</text:p>
          </table:table-cell>
          <table:table-cell office:value-type="date" office:date-value="2023-01-27T09:45:00" table:style-name="ce28">
            <text:p>27.01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1</text:p>
          </table:table-cell>
          <table:table-cell table:number-columns-repeated="16378"/>
        </table:table-row>
        <table:table-row table:style-name="ro1">
          <table:table-cell office:value-type="float" office:value="163" table:style-name="ce27">
            <text:p>163</text:p>
          </table:table-cell>
          <table:table-cell office:value-type="date" office:date-value="2023-01-27T10:00:00" table:style-name="ce28">
            <text:p>27.01.23 10:00</text:p>
          </table:table-cell>
          <table:table-cell office:value-type="date" office:date-value="2023-01-27T10:45:00" table:style-name="ce28">
            <text:p>27.01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9</text:p>
          </table:table-cell>
          <table:table-cell table:number-columns-repeated="16378"/>
        </table:table-row>
        <table:table-row table:style-name="ro1">
          <table:table-cell office:value-type="float" office:value="164" table:style-name="ce27">
            <text:p>164</text:p>
          </table:table-cell>
          <table:table-cell office:value-type="date" office:date-value="2023-01-27T11:00:00" table:style-name="ce28">
            <text:p>27.01.23 11:00</text:p>
          </table:table-cell>
          <table:table-cell office:value-type="date" office:date-value="2023-01-27T11:45:00" table:style-name="ce28">
            <text:p>27.01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59</text:p>
          </table:table-cell>
          <table:table-cell table:number-columns-repeated="16378"/>
        </table:table-row>
        <table:table-row table:style-name="ro1">
          <table:table-cell office:value-type="float" office:value="165" table:style-name="ce27">
            <text:p>165</text:p>
          </table:table-cell>
          <table:table-cell office:value-type="date" office:date-value="2023-01-27T12:00:00" table:style-name="ce28">
            <text:p>27.01.23 12:00</text:p>
          </table:table-cell>
          <table:table-cell office:value-type="date" office:date-value="2023-01-27T12:45:00" table:style-name="ce28">
            <text:p>27.01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1</text:p>
          </table:table-cell>
          <table:table-cell table:number-columns-repeated="16378"/>
        </table:table-row>
        <table:table-row table:style-name="ro1">
          <table:table-cell office:value-type="float" office:value="166" table:style-name="ce27">
            <text:p>166</text:p>
          </table:table-cell>
          <table:table-cell office:value-type="date" office:date-value="2023-01-27T14:00:00" table:style-name="ce28">
            <text:p>27.01.23 14:00</text:p>
          </table:table-cell>
          <table:table-cell office:value-type="date" office:date-value="2023-01-27T14:45:00" table:style-name="ce28">
            <text:p>27.01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1</text:p>
          </table:table-cell>
          <table:table-cell table:number-columns-repeated="16378"/>
        </table:table-row>
        <table:table-row table:style-name="ro1">
          <table:table-cell office:value-type="float" office:value="167" table:style-name="ce27">
            <text:p>167</text:p>
          </table:table-cell>
          <table:table-cell office:value-type="date" office:date-value="2023-01-27T15:00:00" table:style-name="ce28">
            <text:p>27.01.23 15:00</text:p>
          </table:table-cell>
          <table:table-cell office:value-type="date" office:date-value="2023-01-27T15:45:00" table:style-name="ce28">
            <text:p>27.01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9</text:p>
          </table:table-cell>
          <table:table-cell table:number-columns-repeated="16378"/>
        </table:table-row>
        <table:table-row table:style-name="ro1">
          <table:table-cell office:value-type="float" office:value="168" table:style-name="ce27">
            <text:p>168</text:p>
          </table:table-cell>
          <table:table-cell office:value-type="date" office:date-value="2023-01-27T16:00:00" table:style-name="ce28">
            <text:p>27.01.23 16:00</text:p>
          </table:table-cell>
          <table:table-cell office:value-type="date" office:date-value="2023-01-27T16:45:00" table:style-name="ce28">
            <text:p>27.01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59</text:p>
          </table:table-cell>
          <table:table-cell table:number-columns-repeated="16378"/>
        </table:table-row>
        <table:table-row table:style-name="ro1">
          <table:table-cell office:value-type="float" office:value="169" table:style-name="ce27">
            <text:p>169</text:p>
          </table:table-cell>
          <table:table-cell office:value-type="date" office:date-value="2023-02-03T08:00:00" table:style-name="ce28">
            <text:p>03.02.23 8:00</text:p>
          </table:table-cell>
          <table:table-cell office:value-type="date" office:date-value="2023-02-03T08:48:00" table:style-name="ce28">
            <text:p>03.02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2</text:p>
          </table:table-cell>
          <table:table-cell table:number-columns-repeated="16378"/>
        </table:table-row>
        <table:table-row table:style-name="ro1">
          <table:table-cell office:value-type="float" office:value="170" table:style-name="ce27">
            <text:p>170</text:p>
          </table:table-cell>
          <table:table-cell office:value-type="date" office:date-value="2023-02-03T09:00:00" table:style-name="ce28">
            <text:p>03.02.23 9:00</text:p>
          </table:table-cell>
          <table:table-cell office:value-type="date" office:date-value="2023-02-03T09:45:00" table:style-name="ce28">
            <text:p>03.02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2</text:p>
          </table:table-cell>
          <table:table-cell table:number-columns-repeated="16378"/>
        </table:table-row>
        <table:table-row table:style-name="ro1">
          <table:table-cell office:value-type="float" office:value="171" table:style-name="ce27">
            <text:p>171</text:p>
          </table:table-cell>
          <table:table-cell office:value-type="date" office:date-value="2023-02-03T10:00:00" table:style-name="ce28">
            <text:p>03.02.23 10:00</text:p>
          </table:table-cell>
          <table:table-cell office:value-type="date" office:date-value="2023-02-03T10:45:00" table:style-name="ce28">
            <text:p>03.02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0</text:p>
          </table:table-cell>
          <table:table-cell table:number-columns-repeated="16378"/>
        </table:table-row>
        <table:table-row table:style-name="ro1">
          <table:table-cell office:value-type="float" office:value="172" table:style-name="ce27">
            <text:p>172</text:p>
          </table:table-cell>
          <table:table-cell office:value-type="date" office:date-value="2023-02-03T11:00:00" table:style-name="ce28">
            <text:p>03.02.23 11:00</text:p>
          </table:table-cell>
          <table:table-cell office:value-type="date" office:date-value="2023-02-03T11:45:00" table:style-name="ce28">
            <text:p>03.02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0</text:p>
          </table:table-cell>
          <table:table-cell table:number-columns-repeated="16378"/>
        </table:table-row>
        <table:table-row table:style-name="ro1">
          <table:table-cell office:value-type="float" office:value="173" table:style-name="ce27">
            <text:p>173</text:p>
          </table:table-cell>
          <table:table-cell office:value-type="date" office:date-value="2023-02-03T12:00:00" table:style-name="ce28">
            <text:p>03.02.23 12:00</text:p>
          </table:table-cell>
          <table:table-cell office:value-type="date" office:date-value="2023-02-03T12:45:00" table:style-name="ce28">
            <text:p>03.02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2</text:p>
          </table:table-cell>
          <table:table-cell table:number-columns-repeated="16378"/>
        </table:table-row>
        <table:table-row table:style-name="ro1">
          <table:table-cell office:value-type="float" office:value="174" table:style-name="ce27">
            <text:p>174</text:p>
          </table:table-cell>
          <table:table-cell office:value-type="date" office:date-value="2023-02-03T14:00:00" table:style-name="ce28">
            <text:p>03.02.23 14:00</text:p>
          </table:table-cell>
          <table:table-cell office:value-type="date" office:date-value="2023-02-03T14:45:00" table:style-name="ce28">
            <text:p>03.02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2</text:p>
          </table:table-cell>
          <table:table-cell table:number-columns-repeated="16378"/>
        </table:table-row>
        <table:table-row table:style-name="ro1">
          <table:table-cell office:value-type="float" office:value="175" table:style-name="ce27">
            <text:p>175</text:p>
          </table:table-cell>
          <table:table-cell office:value-type="date" office:date-value="2023-02-03T15:00:00" table:style-name="ce28">
            <text:p>03.02.23 15:00</text:p>
          </table:table-cell>
          <table:table-cell office:value-type="date" office:date-value="2023-02-03T15:45:00" table:style-name="ce28">
            <text:p>03.02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0</text:p>
          </table:table-cell>
          <table:table-cell table:number-columns-repeated="16378"/>
        </table:table-row>
        <table:table-row table:style-name="ro1">
          <table:table-cell office:value-type="float" office:value="176" table:style-name="ce27">
            <text:p>176</text:p>
          </table:table-cell>
          <table:table-cell office:value-type="date" office:date-value="2023-02-03T16:00:00" table:style-name="ce28">
            <text:p>03.02.23 16:00</text:p>
          </table:table-cell>
          <table:table-cell office:value-type="date" office:date-value="2023-02-03T16:45:00" table:style-name="ce28">
            <text:p>03.02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0</text:p>
          </table:table-cell>
          <table:table-cell table:number-columns-repeated="16378"/>
        </table:table-row>
        <table:table-row table:style-name="ro1">
          <table:table-cell office:value-type="float" office:value="177" table:style-name="ce27">
            <text:p>177</text:p>
          </table:table-cell>
          <table:table-cell office:value-type="date" office:date-value="2023-02-10T08:00:00" table:style-name="ce28">
            <text:p>10.02.23 8:00</text:p>
          </table:table-cell>
          <table:table-cell office:value-type="date" office:date-value="2023-02-10T08:48:00" table:style-name="ce28">
            <text:p>10.02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3</text:p>
          </table:table-cell>
          <table:table-cell table:number-columns-repeated="16378"/>
        </table:table-row>
        <table:table-row table:style-name="ro1">
          <table:table-cell office:value-type="float" office:value="178" table:style-name="ce27">
            <text:p>178</text:p>
          </table:table-cell>
          <table:table-cell office:value-type="date" office:date-value="2023-02-10T09:00:00" table:style-name="ce28">
            <text:p>10.02.23 9:00</text:p>
          </table:table-cell>
          <table:table-cell office:value-type="date" office:date-value="2023-02-10T09:45:00" table:style-name="ce28">
            <text:p>10.02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3</text:p>
          </table:table-cell>
          <table:table-cell table:number-columns-repeated="16378"/>
        </table:table-row>
        <table:table-row table:style-name="ro1">
          <table:table-cell office:value-type="float" office:value="179" table:style-name="ce27">
            <text:p>179</text:p>
          </table:table-cell>
          <table:table-cell office:value-type="date" office:date-value="2023-02-10T10:00:00" table:style-name="ce28">
            <text:p>10.02.23 10:00</text:p>
          </table:table-cell>
          <table:table-cell office:value-type="date" office:date-value="2023-02-10T10:45:00" table:style-name="ce28">
            <text:p>10.02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1</text:p>
          </table:table-cell>
          <table:table-cell table:number-columns-repeated="16378"/>
        </table:table-row>
        <table:table-row table:style-name="ro1">
          <table:table-cell office:value-type="float" office:value="180" table:style-name="ce27">
            <text:p>180</text:p>
          </table:table-cell>
          <table:table-cell office:value-type="date" office:date-value="2023-02-10T11:00:00" table:style-name="ce28">
            <text:p>10.02.23 11:00</text:p>
          </table:table-cell>
          <table:table-cell office:value-type="date" office:date-value="2023-02-10T11:45:00" table:style-name="ce28">
            <text:p>10.02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1</text:p>
          </table:table-cell>
          <table:table-cell table:number-columns-repeated="16378"/>
        </table:table-row>
        <table:table-row table:style-name="ro1">
          <table:table-cell office:value-type="float" office:value="181" table:style-name="ce27">
            <text:p>181</text:p>
          </table:table-cell>
          <table:table-cell office:value-type="date" office:date-value="2023-02-10T12:00:00" table:style-name="ce28">
            <text:p>10.02.23 12:00</text:p>
          </table:table-cell>
          <table:table-cell office:value-type="date" office:date-value="2023-02-10T12:45:00" table:style-name="ce28">
            <text:p>10.02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3</text:p>
          </table:table-cell>
          <table:table-cell table:number-columns-repeated="16378"/>
        </table:table-row>
        <table:table-row table:style-name="ro1">
          <table:table-cell office:value-type="float" office:value="182" table:style-name="ce27">
            <text:p>182</text:p>
          </table:table-cell>
          <table:table-cell office:value-type="date" office:date-value="2023-02-10T14:00:00" table:style-name="ce28">
            <text:p>10.02.23 14:00</text:p>
          </table:table-cell>
          <table:table-cell office:value-type="date" office:date-value="2023-02-10T14:45:00" table:style-name="ce28">
            <text:p>10.02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3</text:p>
          </table:table-cell>
          <table:table-cell table:number-columns-repeated="16378"/>
        </table:table-row>
        <table:table-row table:style-name="ro1">
          <table:table-cell office:value-type="float" office:value="183" table:style-name="ce27">
            <text:p>183</text:p>
          </table:table-cell>
          <table:table-cell office:value-type="date" office:date-value="2023-02-10T15:00:00" table:style-name="ce28">
            <text:p>10.02.23 15:00</text:p>
          </table:table-cell>
          <table:table-cell office:value-type="date" office:date-value="2023-02-10T15:45:00" table:style-name="ce28">
            <text:p>10.02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1</text:p>
          </table:table-cell>
          <table:table-cell table:number-columns-repeated="16378"/>
        </table:table-row>
        <table:table-row table:style-name="ro1">
          <table:table-cell office:value-type="float" office:value="184" table:style-name="ce27">
            <text:p>184</text:p>
          </table:table-cell>
          <table:table-cell office:value-type="date" office:date-value="2023-02-10T16:00:00" table:style-name="ce28">
            <text:p>10.02.23 16:00</text:p>
          </table:table-cell>
          <table:table-cell office:value-type="date" office:date-value="2023-02-10T16:45:00" table:style-name="ce28">
            <text:p>10.02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1</text:p>
          </table:table-cell>
          <table:table-cell table:number-columns-repeated="16378"/>
        </table:table-row>
        <table:table-row table:style-name="ro1">
          <table:table-cell office:value-type="float" office:value="185" table:style-name="ce27">
            <text:p>185</text:p>
          </table:table-cell>
          <table:table-cell office:value-type="date" office:date-value="2023-02-17T08:00:00" table:style-name="ce28">
            <text:p>17.02.23 8:00</text:p>
          </table:table-cell>
          <table:table-cell office:value-type="date" office:date-value="2023-02-17T08:48:00" table:style-name="ce28">
            <text:p>17.02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4</text:p>
          </table:table-cell>
          <table:table-cell table:number-columns-repeated="16378"/>
        </table:table-row>
        <table:table-row table:style-name="ro1">
          <table:table-cell office:value-type="float" office:value="186" table:style-name="ce27">
            <text:p>186</text:p>
          </table:table-cell>
          <table:table-cell office:value-type="date" office:date-value="2023-02-17T09:00:00" table:style-name="ce28">
            <text:p>17.02.23 9:00</text:p>
          </table:table-cell>
          <table:table-cell office:value-type="date" office:date-value="2023-02-17T09:45:00" table:style-name="ce28">
            <text:p>17.02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4</text:p>
          </table:table-cell>
          <table:table-cell table:number-columns-repeated="16378"/>
        </table:table-row>
        <table:table-row table:style-name="ro1">
          <table:table-cell office:value-type="float" office:value="187" table:style-name="ce27">
            <text:p>187</text:p>
          </table:table-cell>
          <table:table-cell office:value-type="date" office:date-value="2023-02-17T10:00:00" table:style-name="ce28">
            <text:p>17.02.23 10:00</text:p>
          </table:table-cell>
          <table:table-cell office:value-type="date" office:date-value="2023-02-17T10:45:00" table:style-name="ce28">
            <text:p>17.02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2</text:p>
          </table:table-cell>
          <table:table-cell table:number-columns-repeated="16378"/>
        </table:table-row>
        <table:table-row table:style-name="ro1">
          <table:table-cell office:value-type="float" office:value="188" table:style-name="ce27">
            <text:p>188</text:p>
          </table:table-cell>
          <table:table-cell office:value-type="date" office:date-value="2023-02-17T11:00:00" table:style-name="ce28">
            <text:p>17.02.23 11:00</text:p>
          </table:table-cell>
          <table:table-cell office:value-type="date" office:date-value="2023-02-17T11:45:00" table:style-name="ce28">
            <text:p>17.02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2</text:p>
          </table:table-cell>
          <table:table-cell table:number-columns-repeated="16378"/>
        </table:table-row>
        <table:table-row table:style-name="ro1">
          <table:table-cell office:value-type="float" office:value="189" table:style-name="ce27">
            <text:p>189</text:p>
          </table:table-cell>
          <table:table-cell office:value-type="date" office:date-value="2023-02-17T12:00:00" table:style-name="ce28">
            <text:p>17.02.23 12:00</text:p>
          </table:table-cell>
          <table:table-cell office:value-type="date" office:date-value="2023-02-17T12:45:00" table:style-name="ce28">
            <text:p>17.02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4</text:p>
          </table:table-cell>
          <table:table-cell table:number-columns-repeated="16378"/>
        </table:table-row>
        <table:table-row table:style-name="ro1">
          <table:table-cell office:value-type="float" office:value="190" table:style-name="ce27">
            <text:p>190</text:p>
          </table:table-cell>
          <table:table-cell office:value-type="date" office:date-value="2023-02-17T14:00:00" table:style-name="ce28">
            <text:p>17.02.23 14:00</text:p>
          </table:table-cell>
          <table:table-cell office:value-type="date" office:date-value="2023-02-17T14:45:00" table:style-name="ce28">
            <text:p>17.02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4</text:p>
          </table:table-cell>
          <table:table-cell table:number-columns-repeated="16378"/>
        </table:table-row>
        <table:table-row table:style-name="ro1">
          <table:table-cell office:value-type="float" office:value="191" table:style-name="ce27">
            <text:p>191</text:p>
          </table:table-cell>
          <table:table-cell office:value-type="date" office:date-value="2023-02-17T15:00:00" table:style-name="ce28">
            <text:p>17.02.23 15:00</text:p>
          </table:table-cell>
          <table:table-cell office:value-type="date" office:date-value="2023-02-17T15:45:00" table:style-name="ce28">
            <text:p>17.02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2</text:p>
          </table:table-cell>
          <table:table-cell table:number-columns-repeated="16378"/>
        </table:table-row>
        <table:table-row table:style-name="ro1">
          <table:table-cell office:value-type="float" office:value="192" table:style-name="ce27">
            <text:p>192</text:p>
          </table:table-cell>
          <table:table-cell office:value-type="date" office:date-value="2023-02-17T16:00:00" table:style-name="ce28">
            <text:p>17.02.23 16:00</text:p>
          </table:table-cell>
          <table:table-cell office:value-type="date" office:date-value="2023-02-17T16:45:00" table:style-name="ce28">
            <text:p>17.02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2</text:p>
          </table:table-cell>
          <table:table-cell table:number-columns-repeated="16378"/>
        </table:table-row>
        <table:table-row table:style-name="ro1">
          <table:table-cell office:value-type="float" office:value="193" table:style-name="ce27">
            <text:p>193</text:p>
          </table:table-cell>
          <table:table-cell office:value-type="date" office:date-value="2023-02-24T08:00:00" table:style-name="ce28">
            <text:p>24.02.23 8:00</text:p>
          </table:table-cell>
          <table:table-cell office:value-type="date" office:date-value="2023-02-24T08:48:00" table:style-name="ce28">
            <text:p>24.02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5</text:p>
          </table:table-cell>
          <table:table-cell table:number-columns-repeated="16378"/>
        </table:table-row>
        <table:table-row table:style-name="ro1">
          <table:table-cell office:value-type="float" office:value="194" table:style-name="ce27">
            <text:p>194</text:p>
          </table:table-cell>
          <table:table-cell office:value-type="date" office:date-value="2023-02-24T09:00:00" table:style-name="ce28">
            <text:p>24.02.23 9:00</text:p>
          </table:table-cell>
          <table:table-cell office:value-type="date" office:date-value="2023-02-24T09:45:00" table:style-name="ce28">
            <text:p>24.02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5</text:p>
          </table:table-cell>
          <table:table-cell table:number-columns-repeated="16378"/>
        </table:table-row>
        <table:table-row table:style-name="ro1">
          <table:table-cell office:value-type="float" office:value="195" table:style-name="ce27">
            <text:p>195</text:p>
          </table:table-cell>
          <table:table-cell office:value-type="date" office:date-value="2023-02-24T10:00:00" table:style-name="ce28">
            <text:p>24.02.23 10:00</text:p>
          </table:table-cell>
          <table:table-cell office:value-type="date" office:date-value="2023-02-24T10:45:00" table:style-name="ce28">
            <text:p>24.02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3</text:p>
          </table:table-cell>
          <table:table-cell table:number-columns-repeated="16378"/>
        </table:table-row>
        <table:table-row table:style-name="ro1">
          <table:table-cell office:value-type="float" office:value="196" table:style-name="ce27">
            <text:p>196</text:p>
          </table:table-cell>
          <table:table-cell office:value-type="date" office:date-value="2023-02-24T11:00:00" table:style-name="ce28">
            <text:p>24.02.23 11:00</text:p>
          </table:table-cell>
          <table:table-cell office:value-type="date" office:date-value="2023-02-24T11:45:00" table:style-name="ce28">
            <text:p>24.02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3</text:p>
          </table:table-cell>
          <table:table-cell table:number-columns-repeated="16378"/>
        </table:table-row>
        <table:table-row table:style-name="ro1">
          <table:table-cell office:value-type="float" office:value="197" table:style-name="ce27">
            <text:p>197</text:p>
          </table:table-cell>
          <table:table-cell office:value-type="date" office:date-value="2023-02-24T12:00:00" table:style-name="ce28">
            <text:p>24.02.23 12:00</text:p>
          </table:table-cell>
          <table:table-cell office:value-type="date" office:date-value="2023-02-24T12:45:00" table:style-name="ce28">
            <text:p>24.02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5</text:p>
          </table:table-cell>
          <table:table-cell table:number-columns-repeated="16378"/>
        </table:table-row>
        <table:table-row table:style-name="ro1">
          <table:table-cell office:value-type="float" office:value="198" table:style-name="ce27">
            <text:p>198</text:p>
          </table:table-cell>
          <table:table-cell office:value-type="date" office:date-value="2023-02-24T14:00:00" table:style-name="ce28">
            <text:p>24.02.23 14:00</text:p>
          </table:table-cell>
          <table:table-cell office:value-type="date" office:date-value="2023-02-24T14:45:00" table:style-name="ce28">
            <text:p>24.02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5</text:p>
          </table:table-cell>
          <table:table-cell table:number-columns-repeated="16378"/>
        </table:table-row>
        <table:table-row table:style-name="ro1">
          <table:table-cell office:value-type="float" office:value="199" table:style-name="ce27">
            <text:p>199</text:p>
          </table:table-cell>
          <table:table-cell office:value-type="date" office:date-value="2023-02-24T15:00:00" table:style-name="ce28">
            <text:p>24.02.23 15:00</text:p>
          </table:table-cell>
          <table:table-cell office:value-type="date" office:date-value="2023-02-24T15:45:00" table:style-name="ce28">
            <text:p>24.02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3</text:p>
          </table:table-cell>
          <table:table-cell table:number-columns-repeated="16378"/>
        </table:table-row>
        <table:table-row table:style-name="ro1">
          <table:table-cell office:value-type="float" office:value="200" table:style-name="ce27">
            <text:p>200</text:p>
          </table:table-cell>
          <table:table-cell office:value-type="date" office:date-value="2023-02-24T16:00:00" table:style-name="ce28">
            <text:p>24.02.23 16:00</text:p>
          </table:table-cell>
          <table:table-cell office:value-type="date" office:date-value="2023-02-24T16:45:00" table:style-name="ce28">
            <text:p>24.02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3</text:p>
          </table:table-cell>
          <table:table-cell table:number-columns-repeated="16378"/>
        </table:table-row>
        <table:table-row table:style-name="ro1">
          <table:table-cell office:value-type="float" office:value="201" table:style-name="ce27">
            <text:p>201</text:p>
          </table:table-cell>
          <table:table-cell office:value-type="date" office:date-value="2023-03-03T08:00:00" table:style-name="ce28">
            <text:p>03.03.23 8:00</text:p>
          </table:table-cell>
          <table:table-cell office:value-type="date" office:date-value="2023-03-03T08:48:00" table:style-name="ce28">
            <text:p>03.03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6</text:p>
          </table:table-cell>
          <table:table-cell table:number-columns-repeated="16378"/>
        </table:table-row>
        <table:table-row table:style-name="ro1">
          <table:table-cell office:value-type="float" office:value="202" table:style-name="ce27">
            <text:p>202</text:p>
          </table:table-cell>
          <table:table-cell office:value-type="date" office:date-value="2023-03-03T09:00:00" table:style-name="ce28">
            <text:p>03.03.23 9:00</text:p>
          </table:table-cell>
          <table:table-cell office:value-type="date" office:date-value="2023-03-03T09:45:00" table:style-name="ce28">
            <text:p>03.03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6</text:p>
          </table:table-cell>
          <table:table-cell table:number-columns-repeated="16378"/>
        </table:table-row>
        <table:table-row table:style-name="ro1">
          <table:table-cell office:value-type="float" office:value="203" table:style-name="ce27">
            <text:p>203</text:p>
          </table:table-cell>
          <table:table-cell office:value-type="date" office:date-value="2023-03-03T10:00:00" table:style-name="ce28">
            <text:p>03.03.23 10:00</text:p>
          </table:table-cell>
          <table:table-cell office:value-type="date" office:date-value="2023-03-03T10:45:00" table:style-name="ce28">
            <text:p>03.03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4</text:p>
          </table:table-cell>
          <table:table-cell table:number-columns-repeated="16378"/>
        </table:table-row>
        <table:table-row table:style-name="ro1">
          <table:table-cell office:value-type="float" office:value="204" table:style-name="ce27">
            <text:p>204</text:p>
          </table:table-cell>
          <table:table-cell office:value-type="date" office:date-value="2023-03-03T11:00:00" table:style-name="ce28">
            <text:p>03.03.23 11:00</text:p>
          </table:table-cell>
          <table:table-cell office:value-type="date" office:date-value="2023-03-03T11:45:00" table:style-name="ce28">
            <text:p>03.03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4</text:p>
          </table:table-cell>
          <table:table-cell table:number-columns-repeated="16378"/>
        </table:table-row>
        <table:table-row table:style-name="ro1">
          <table:table-cell office:value-type="float" office:value="205" table:style-name="ce27">
            <text:p>205</text:p>
          </table:table-cell>
          <table:table-cell office:value-type="date" office:date-value="2023-03-03T12:00:00" table:style-name="ce28">
            <text:p>03.03.23 12:00</text:p>
          </table:table-cell>
          <table:table-cell office:value-type="date" office:date-value="2023-03-03T12:45:00" table:style-name="ce28">
            <text:p>03.03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6</text:p>
          </table:table-cell>
          <table:table-cell table:number-columns-repeated="16378"/>
        </table:table-row>
        <table:table-row table:style-name="ro1">
          <table:table-cell office:value-type="float" office:value="206" table:style-name="ce27">
            <text:p>206</text:p>
          </table:table-cell>
          <table:table-cell office:value-type="date" office:date-value="2023-03-03T14:00:00" table:style-name="ce28">
            <text:p>03.03.23 14:00</text:p>
          </table:table-cell>
          <table:table-cell office:value-type="date" office:date-value="2023-03-03T14:45:00" table:style-name="ce28">
            <text:p>03.03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6</text:p>
          </table:table-cell>
          <table:table-cell table:number-columns-repeated="16378"/>
        </table:table-row>
        <table:table-row table:style-name="ro1">
          <table:table-cell office:value-type="float" office:value="207" table:style-name="ce27">
            <text:p>207</text:p>
          </table:table-cell>
          <table:table-cell office:value-type="date" office:date-value="2023-03-03T15:00:00" table:style-name="ce28">
            <text:p>03.03.23 15:00</text:p>
          </table:table-cell>
          <table:table-cell office:value-type="date" office:date-value="2023-03-03T15:45:00" table:style-name="ce28">
            <text:p>03.03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4</text:p>
          </table:table-cell>
          <table:table-cell table:number-columns-repeated="16378"/>
        </table:table-row>
        <table:table-row table:style-name="ro1">
          <table:table-cell office:value-type="float" office:value="208" table:style-name="ce27">
            <text:p>208</text:p>
          </table:table-cell>
          <table:table-cell office:value-type="date" office:date-value="2023-03-03T16:00:00" table:style-name="ce28">
            <text:p>03.03.23 16:00</text:p>
          </table:table-cell>
          <table:table-cell office:value-type="date" office:date-value="2023-03-03T16:45:00" table:style-name="ce28">
            <text:p>03.03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4</text:p>
          </table:table-cell>
          <table:table-cell table:number-columns-repeated="16378"/>
        </table:table-row>
        <table:table-row table:style-name="ro1">
          <table:table-cell office:value-type="float" office:value="209" table:style-name="ce27">
            <text:p>209</text:p>
          </table:table-cell>
          <table:table-cell office:value-type="date" office:date-value="2023-03-10T08:00:00" table:style-name="ce28">
            <text:p>10.03.23 8:00</text:p>
          </table:table-cell>
          <table:table-cell office:value-type="date" office:date-value="2023-03-10T08:48:00" table:style-name="ce28">
            <text:p>10.03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7</text:p>
          </table:table-cell>
          <table:table-cell table:number-columns-repeated="16378"/>
        </table:table-row>
        <table:table-row table:style-name="ro1">
          <table:table-cell office:value-type="float" office:value="210" table:style-name="ce27">
            <text:p>210</text:p>
          </table:table-cell>
          <table:table-cell office:value-type="date" office:date-value="2023-03-10T09:00:00" table:style-name="ce28">
            <text:p>10.03.23 9:00</text:p>
          </table:table-cell>
          <table:table-cell office:value-type="date" office:date-value="2023-03-10T09:45:00" table:style-name="ce28">
            <text:p>10.03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7</text:p>
          </table:table-cell>
          <table:table-cell table:number-columns-repeated="16378"/>
        </table:table-row>
        <table:table-row table:style-name="ro1">
          <table:table-cell office:value-type="float" office:value="211" table:style-name="ce27">
            <text:p>211</text:p>
          </table:table-cell>
          <table:table-cell office:value-type="date" office:date-value="2023-03-10T10:00:00" table:style-name="ce28">
            <text:p>10.03.23 10:00</text:p>
          </table:table-cell>
          <table:table-cell office:value-type="date" office:date-value="2023-03-10T10:45:00" table:style-name="ce28">
            <text:p>10.03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5</text:p>
          </table:table-cell>
          <table:table-cell table:number-columns-repeated="16378"/>
        </table:table-row>
        <table:table-row table:style-name="ro1">
          <table:table-cell office:value-type="float" office:value="212" table:style-name="ce27">
            <text:p>212</text:p>
          </table:table-cell>
          <table:table-cell office:value-type="date" office:date-value="2023-03-10T11:00:00" table:style-name="ce28">
            <text:p>10.03.23 11:00</text:p>
          </table:table-cell>
          <table:table-cell office:value-type="date" office:date-value="2023-03-10T11:45:00" table:style-name="ce28">
            <text:p>10.03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5</text:p>
          </table:table-cell>
          <table:table-cell table:number-columns-repeated="16378"/>
        </table:table-row>
        <table:table-row table:style-name="ro1">
          <table:table-cell office:value-type="float" office:value="213" table:style-name="ce27">
            <text:p>213</text:p>
          </table:table-cell>
          <table:table-cell office:value-type="date" office:date-value="2023-03-10T12:00:00" table:style-name="ce28">
            <text:p>10.03.23 12:00</text:p>
          </table:table-cell>
          <table:table-cell office:value-type="date" office:date-value="2023-03-10T12:45:00" table:style-name="ce28">
            <text:p>10.03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7</text:p>
          </table:table-cell>
          <table:table-cell table:number-columns-repeated="16378"/>
        </table:table-row>
        <table:table-row table:style-name="ro1">
          <table:table-cell office:value-type="float" office:value="214" table:style-name="ce27">
            <text:p>214</text:p>
          </table:table-cell>
          <table:table-cell office:value-type="date" office:date-value="2023-03-10T14:00:00" table:style-name="ce28">
            <text:p>10.03.23 14:00</text:p>
          </table:table-cell>
          <table:table-cell office:value-type="date" office:date-value="2023-03-10T14:45:00" table:style-name="ce28">
            <text:p>10.03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7</text:p>
          </table:table-cell>
          <table:table-cell table:number-columns-repeated="16378"/>
        </table:table-row>
        <table:table-row table:style-name="ro1">
          <table:table-cell office:value-type="float" office:value="215" table:style-name="ce27">
            <text:p>215</text:p>
          </table:table-cell>
          <table:table-cell office:value-type="date" office:date-value="2023-03-10T15:00:00" table:style-name="ce28">
            <text:p>10.03.23 15:00</text:p>
          </table:table-cell>
          <table:table-cell office:value-type="date" office:date-value="2023-03-10T15:45:00" table:style-name="ce28">
            <text:p>10.03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5</text:p>
          </table:table-cell>
          <table:table-cell table:number-columns-repeated="16378"/>
        </table:table-row>
        <table:table-row table:style-name="ro1">
          <table:table-cell office:value-type="float" office:value="216" table:style-name="ce27">
            <text:p>216</text:p>
          </table:table-cell>
          <table:table-cell office:value-type="date" office:date-value="2023-03-10T16:00:00" table:style-name="ce28">
            <text:p>10.03.23 16:00</text:p>
          </table:table-cell>
          <table:table-cell office:value-type="date" office:date-value="2023-03-10T16:45:00" table:style-name="ce28">
            <text:p>10.03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5</text:p>
          </table:table-cell>
          <table:table-cell table:number-columns-repeated="16378"/>
        </table:table-row>
        <table:table-row table:style-name="ro1">
          <table:table-cell office:value-type="float" office:value="217" table:style-name="ce27">
            <text:p>217</text:p>
          </table:table-cell>
          <table:table-cell office:value-type="date" office:date-value="2023-03-17T08:00:00" table:style-name="ce28">
            <text:p>17.03.23 8:00</text:p>
          </table:table-cell>
          <table:table-cell office:value-type="date" office:date-value="2023-03-17T08:48:00" table:style-name="ce28">
            <text:p>17.03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8</text:p>
          </table:table-cell>
          <table:table-cell table:number-columns-repeated="16378"/>
        </table:table-row>
        <table:table-row table:style-name="ro1">
          <table:table-cell office:value-type="float" office:value="218" table:style-name="ce27">
            <text:p>218</text:p>
          </table:table-cell>
          <table:table-cell office:value-type="date" office:date-value="2023-03-17T09:00:00" table:style-name="ce28">
            <text:p>17.03.23 9:00</text:p>
          </table:table-cell>
          <table:table-cell office:value-type="date" office:date-value="2023-03-17T09:45:00" table:style-name="ce28">
            <text:p>17.03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8</text:p>
          </table:table-cell>
          <table:table-cell table:number-columns-repeated="16378"/>
        </table:table-row>
        <table:table-row table:style-name="ro1">
          <table:table-cell office:value-type="float" office:value="219" table:style-name="ce27">
            <text:p>219</text:p>
          </table:table-cell>
          <table:table-cell office:value-type="date" office:date-value="2023-03-17T10:00:00" table:style-name="ce28">
            <text:p>17.03.23 10:00</text:p>
          </table:table-cell>
          <table:table-cell office:value-type="date" office:date-value="2023-03-17T10:45:00" table:style-name="ce28">
            <text:p>17.03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6</text:p>
          </table:table-cell>
          <table:table-cell table:number-columns-repeated="16378"/>
        </table:table-row>
        <table:table-row table:style-name="ro1">
          <table:table-cell office:value-type="float" office:value="220" table:style-name="ce27">
            <text:p>220</text:p>
          </table:table-cell>
          <table:table-cell office:value-type="date" office:date-value="2023-03-17T11:00:00" table:style-name="ce28">
            <text:p>17.03.23 11:00</text:p>
          </table:table-cell>
          <table:table-cell office:value-type="date" office:date-value="2023-03-17T11:45:00" table:style-name="ce28">
            <text:p>17.03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6</text:p>
          </table:table-cell>
          <table:table-cell table:number-columns-repeated="16378"/>
        </table:table-row>
        <table:table-row table:style-name="ro1">
          <table:table-cell office:value-type="float" office:value="221" table:style-name="ce27">
            <text:p>221</text:p>
          </table:table-cell>
          <table:table-cell office:value-type="date" office:date-value="2023-03-17T12:00:00" table:style-name="ce28">
            <text:p>17.03.23 12:00</text:p>
          </table:table-cell>
          <table:table-cell office:value-type="date" office:date-value="2023-03-17T12:45:00" table:style-name="ce28">
            <text:p>17.03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8</text:p>
          </table:table-cell>
          <table:table-cell table:number-columns-repeated="16378"/>
        </table:table-row>
        <table:table-row table:style-name="ro1">
          <table:table-cell office:value-type="float" office:value="222" table:style-name="ce27">
            <text:p>222</text:p>
          </table:table-cell>
          <table:table-cell office:value-type="date" office:date-value="2023-03-17T14:00:00" table:style-name="ce28">
            <text:p>17.03.23 14:00</text:p>
          </table:table-cell>
          <table:table-cell office:value-type="date" office:date-value="2023-03-17T14:45:00" table:style-name="ce28">
            <text:p>17.03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8</text:p>
          </table:table-cell>
          <table:table-cell table:number-columns-repeated="16378"/>
        </table:table-row>
        <table:table-row table:style-name="ro1">
          <table:table-cell office:value-type="float" office:value="223" table:style-name="ce27">
            <text:p>223</text:p>
          </table:table-cell>
          <table:table-cell office:value-type="date" office:date-value="2023-03-17T15:00:00" table:style-name="ce28">
            <text:p>17.03.23 15:00</text:p>
          </table:table-cell>
          <table:table-cell office:value-type="date" office:date-value="2023-03-17T15:45:00" table:style-name="ce28">
            <text:p>17.03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6</text:p>
          </table:table-cell>
          <table:table-cell table:number-columns-repeated="16378"/>
        </table:table-row>
        <table:table-row table:style-name="ro1">
          <table:table-cell office:value-type="float" office:value="224" table:style-name="ce27">
            <text:p>224</text:p>
          </table:table-cell>
          <table:table-cell office:value-type="date" office:date-value="2023-03-17T16:00:00" table:style-name="ce28">
            <text:p>17.03.23 16:00</text:p>
          </table:table-cell>
          <table:table-cell office:value-type="date" office:date-value="2023-03-17T16:45:00" table:style-name="ce28">
            <text:p>17.03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6</text:p>
          </table:table-cell>
          <table:table-cell table:number-columns-repeated="16378"/>
        </table:table-row>
        <table:table-row table:style-name="ro1">
          <table:table-cell office:value-type="float" office:value="225" table:style-name="ce27">
            <text:p>225</text:p>
          </table:table-cell>
          <table:table-cell office:value-type="date" office:date-value="2023-03-24T08:00:00" table:style-name="ce28">
            <text:p>24.03.23 8:00</text:p>
          </table:table-cell>
          <table:table-cell office:value-type="date" office:date-value="2023-03-24T08:48:00" table:style-name="ce28">
            <text:p>24.03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9</text:p>
          </table:table-cell>
          <table:table-cell table:number-columns-repeated="16378"/>
        </table:table-row>
        <table:table-row table:style-name="ro1">
          <table:table-cell office:value-type="float" office:value="226" table:style-name="ce27">
            <text:p>226</text:p>
          </table:table-cell>
          <table:table-cell office:value-type="date" office:date-value="2023-03-24T09:00:00" table:style-name="ce28">
            <text:p>24.03.23 9:00</text:p>
          </table:table-cell>
          <table:table-cell office:value-type="date" office:date-value="2023-03-24T09:45:00" table:style-name="ce28">
            <text:p>24.03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29</text:p>
          </table:table-cell>
          <table:table-cell table:number-columns-repeated="16378"/>
        </table:table-row>
        <table:table-row table:style-name="ro1">
          <table:table-cell office:value-type="float" office:value="227" table:style-name="ce27">
            <text:p>227</text:p>
          </table:table-cell>
          <table:table-cell office:value-type="date" office:date-value="2023-03-24T10:00:00" table:style-name="ce28">
            <text:p>24.03.23 10:00</text:p>
          </table:table-cell>
          <table:table-cell office:value-type="date" office:date-value="2023-03-24T10:45:00" table:style-name="ce28">
            <text:p>24.03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7</text:p>
          </table:table-cell>
          <table:table-cell table:number-columns-repeated="16378"/>
        </table:table-row>
        <table:table-row table:style-name="ro1">
          <table:table-cell office:value-type="float" office:value="228" table:style-name="ce27">
            <text:p>228</text:p>
          </table:table-cell>
          <table:table-cell office:value-type="date" office:date-value="2023-03-24T11:00:00" table:style-name="ce28">
            <text:p>24.03.23 11:00</text:p>
          </table:table-cell>
          <table:table-cell office:value-type="date" office:date-value="2023-03-24T11:45:00" table:style-name="ce28">
            <text:p>24.03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7</text:p>
          </table:table-cell>
          <table:table-cell table:number-columns-repeated="16378"/>
        </table:table-row>
        <table:table-row table:style-name="ro1">
          <table:table-cell office:value-type="float" office:value="229" table:style-name="ce27">
            <text:p>229</text:p>
          </table:table-cell>
          <table:table-cell office:value-type="date" office:date-value="2023-03-24T12:00:00" table:style-name="ce28">
            <text:p>24.03.23 12:00</text:p>
          </table:table-cell>
          <table:table-cell office:value-type="date" office:date-value="2023-03-24T12:45:00" table:style-name="ce28">
            <text:p>24.03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9</text:p>
          </table:table-cell>
          <table:table-cell table:number-columns-repeated="16378"/>
        </table:table-row>
        <table:table-row table:style-name="ro1">
          <table:table-cell office:value-type="float" office:value="230" table:style-name="ce27">
            <text:p>230</text:p>
          </table:table-cell>
          <table:table-cell office:value-type="date" office:date-value="2023-03-24T14:00:00" table:style-name="ce28">
            <text:p>24.03.23 14:00</text:p>
          </table:table-cell>
          <table:table-cell office:value-type="date" office:date-value="2023-03-24T14:45:00" table:style-name="ce28">
            <text:p>24.03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29</text:p>
          </table:table-cell>
          <table:table-cell table:number-columns-repeated="16378"/>
        </table:table-row>
        <table:table-row table:style-name="ro1">
          <table:table-cell office:value-type="float" office:value="231" table:style-name="ce27">
            <text:p>231</text:p>
          </table:table-cell>
          <table:table-cell office:value-type="date" office:date-value="2023-03-24T15:00:00" table:style-name="ce28">
            <text:p>24.03.23 15:00</text:p>
          </table:table-cell>
          <table:table-cell office:value-type="date" office:date-value="2023-03-24T15:45:00" table:style-name="ce28">
            <text:p>24.03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7</text:p>
          </table:table-cell>
          <table:table-cell table:number-columns-repeated="16378"/>
        </table:table-row>
        <table:table-row table:style-name="ro1">
          <table:table-cell office:value-type="float" office:value="232" table:style-name="ce27">
            <text:p>232</text:p>
          </table:table-cell>
          <table:table-cell office:value-type="date" office:date-value="2023-03-24T16:00:00" table:style-name="ce28">
            <text:p>24.03.23 16:00</text:p>
          </table:table-cell>
          <table:table-cell office:value-type="date" office:date-value="2023-03-24T16:45:00" table:style-name="ce28">
            <text:p>24.03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7</text:p>
          </table:table-cell>
          <table:table-cell table:number-columns-repeated="16378"/>
        </table:table-row>
        <table:table-row table:style-name="ro1">
          <table:table-cell office:value-type="float" office:value="233" table:style-name="ce27">
            <text:p>233</text:p>
          </table:table-cell>
          <table:table-cell office:value-type="date" office:date-value="2023-03-31T08:00:00" table:style-name="ce28">
            <text:p>31.03.23 8:00</text:p>
          </table:table-cell>
          <table:table-cell office:value-type="date" office:date-value="2023-03-31T08:48:00" table:style-name="ce28">
            <text:p>31.03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0</text:p>
          </table:table-cell>
          <table:table-cell table:number-columns-repeated="16378"/>
        </table:table-row>
        <table:table-row table:style-name="ro1">
          <table:table-cell office:value-type="float" office:value="234" table:style-name="ce27">
            <text:p>234</text:p>
          </table:table-cell>
          <table:table-cell office:value-type="date" office:date-value="2023-03-31T09:00:00" table:style-name="ce28">
            <text:p>31.03.23 9:00</text:p>
          </table:table-cell>
          <table:table-cell office:value-type="date" office:date-value="2023-03-31T09:45:00" table:style-name="ce28">
            <text:p>31.03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0</text:p>
          </table:table-cell>
          <table:table-cell table:number-columns-repeated="16378"/>
        </table:table-row>
        <table:table-row table:style-name="ro1">
          <table:table-cell office:value-type="float" office:value="235" table:style-name="ce27">
            <text:p>235</text:p>
          </table:table-cell>
          <table:table-cell office:value-type="date" office:date-value="2023-03-31T10:00:00" table:style-name="ce28">
            <text:p>31.03.23 10:00</text:p>
          </table:table-cell>
          <table:table-cell office:value-type="date" office:date-value="2023-03-31T10:45:00" table:style-name="ce28">
            <text:p>31.03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8</text:p>
          </table:table-cell>
          <table:table-cell table:number-columns-repeated="16378"/>
        </table:table-row>
        <table:table-row table:style-name="ro1">
          <table:table-cell office:value-type="float" office:value="236" table:style-name="ce27">
            <text:p>236</text:p>
          </table:table-cell>
          <table:table-cell office:value-type="date" office:date-value="2023-03-31T11:00:00" table:style-name="ce28">
            <text:p>31.03.23 11:00</text:p>
          </table:table-cell>
          <table:table-cell office:value-type="date" office:date-value="2023-03-31T11:45:00" table:style-name="ce28">
            <text:p>31.03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8</text:p>
          </table:table-cell>
          <table:table-cell table:number-columns-repeated="16378"/>
        </table:table-row>
        <table:table-row table:style-name="ro1">
          <table:table-cell office:value-type="float" office:value="237" table:style-name="ce27">
            <text:p>237</text:p>
          </table:table-cell>
          <table:table-cell office:value-type="date" office:date-value="2023-03-31T12:00:00" table:style-name="ce28">
            <text:p>31.03.23 12:00</text:p>
          </table:table-cell>
          <table:table-cell office:value-type="date" office:date-value="2023-03-31T12:45:00" table:style-name="ce28">
            <text:p>31.03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0</text:p>
          </table:table-cell>
          <table:table-cell table:number-columns-repeated="16378"/>
        </table:table-row>
        <table:table-row table:style-name="ro1">
          <table:table-cell office:value-type="float" office:value="238" table:style-name="ce27">
            <text:p>238</text:p>
          </table:table-cell>
          <table:table-cell office:value-type="date" office:date-value="2023-03-31T14:00:00" table:style-name="ce28">
            <text:p>31.03.23 14:00</text:p>
          </table:table-cell>
          <table:table-cell office:value-type="date" office:date-value="2023-03-31T14:45:00" table:style-name="ce28">
            <text:p>31.03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0</text:p>
          </table:table-cell>
          <table:table-cell table:number-columns-repeated="16378"/>
        </table:table-row>
        <table:table-row table:style-name="ro1">
          <table:table-cell office:value-type="float" office:value="239" table:style-name="ce27">
            <text:p>239</text:p>
          </table:table-cell>
          <table:table-cell office:value-type="date" office:date-value="2023-03-31T15:00:00" table:style-name="ce28">
            <text:p>31.03.23 15:00</text:p>
          </table:table-cell>
          <table:table-cell office:value-type="date" office:date-value="2023-03-31T15:45:00" table:style-name="ce28">
            <text:p>31.03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8</text:p>
          </table:table-cell>
          <table:table-cell table:number-columns-repeated="16378"/>
        </table:table-row>
        <table:table-row table:style-name="ro1">
          <table:table-cell office:value-type="float" office:value="240" table:style-name="ce27">
            <text:p>240</text:p>
          </table:table-cell>
          <table:table-cell office:value-type="date" office:date-value="2023-03-31T16:00:00" table:style-name="ce28">
            <text:p>31.03.23 16:00</text:p>
          </table:table-cell>
          <table:table-cell office:value-type="date" office:date-value="2023-03-31T16:45:00" table:style-name="ce28">
            <text:p>31.03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8</text:p>
          </table:table-cell>
          <table:table-cell table:number-columns-repeated="16378"/>
        </table:table-row>
        <table:table-row table:style-name="ro1">
          <table:table-cell office:value-type="float" office:value="241" table:style-name="ce27">
            <text:p>241</text:p>
          </table:table-cell>
          <table:table-cell office:value-type="date" office:date-value="2023-04-07T08:00:00" table:style-name="ce28">
            <text:p>07.04.23 8:00</text:p>
          </table:table-cell>
          <table:table-cell office:value-type="date" office:date-value="2023-04-07T08:48:00" table:style-name="ce28">
            <text:p>07.04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1</text:p>
          </table:table-cell>
          <table:table-cell table:number-columns-repeated="16378"/>
        </table:table-row>
        <table:table-row table:style-name="ro1">
          <table:table-cell office:value-type="float" office:value="242" table:style-name="ce27">
            <text:p>242</text:p>
          </table:table-cell>
          <table:table-cell office:value-type="date" office:date-value="2023-04-07T09:00:00" table:style-name="ce28">
            <text:p>07.04.23 9:00</text:p>
          </table:table-cell>
          <table:table-cell office:value-type="date" office:date-value="2023-04-07T09:45:00" table:style-name="ce28">
            <text:p>07.04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1</text:p>
          </table:table-cell>
          <table:table-cell table:number-columns-repeated="16378"/>
        </table:table-row>
        <table:table-row table:style-name="ro1">
          <table:table-cell office:value-type="float" office:value="243" table:style-name="ce27">
            <text:p>243</text:p>
          </table:table-cell>
          <table:table-cell office:value-type="date" office:date-value="2023-04-07T10:00:00" table:style-name="ce28">
            <text:p>07.04.23 10:00</text:p>
          </table:table-cell>
          <table:table-cell office:value-type="date" office:date-value="2023-04-07T10:45:00" table:style-name="ce28">
            <text:p>07.04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9</text:p>
          </table:table-cell>
          <table:table-cell table:number-columns-repeated="16378"/>
        </table:table-row>
        <table:table-row table:style-name="ro1">
          <table:table-cell office:value-type="float" office:value="244" table:style-name="ce27">
            <text:p>244</text:p>
          </table:table-cell>
          <table:table-cell office:value-type="date" office:date-value="2023-04-07T11:00:00" table:style-name="ce28">
            <text:p>07.04.23 11:00</text:p>
          </table:table-cell>
          <table:table-cell office:value-type="date" office:date-value="2023-04-07T11:45:00" table:style-name="ce28">
            <text:p>07.04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69</text:p>
          </table:table-cell>
          <table:table-cell table:number-columns-repeated="16378"/>
        </table:table-row>
        <table:table-row table:style-name="ro1">
          <table:table-cell office:value-type="float" office:value="245" table:style-name="ce27">
            <text:p>245</text:p>
          </table:table-cell>
          <table:table-cell office:value-type="date" office:date-value="2023-04-07T12:00:00" table:style-name="ce28">
            <text:p>07.04.23 12:00</text:p>
          </table:table-cell>
          <table:table-cell office:value-type="date" office:date-value="2023-04-07T12:45:00" table:style-name="ce28">
            <text:p>07.04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1</text:p>
          </table:table-cell>
          <table:table-cell table:number-columns-repeated="16378"/>
        </table:table-row>
        <table:table-row table:style-name="ro1">
          <table:table-cell office:value-type="float" office:value="246" table:style-name="ce27">
            <text:p>246</text:p>
          </table:table-cell>
          <table:table-cell office:value-type="date" office:date-value="2023-04-07T14:00:00" table:style-name="ce28">
            <text:p>07.04.23 14:00</text:p>
          </table:table-cell>
          <table:table-cell office:value-type="date" office:date-value="2023-04-07T14:45:00" table:style-name="ce28">
            <text:p>07.04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1</text:p>
          </table:table-cell>
          <table:table-cell table:number-columns-repeated="16378"/>
        </table:table-row>
        <table:table-row table:style-name="ro1">
          <table:table-cell office:value-type="float" office:value="247" table:style-name="ce27">
            <text:p>247</text:p>
          </table:table-cell>
          <table:table-cell office:value-type="date" office:date-value="2023-04-07T15:00:00" table:style-name="ce28">
            <text:p>07.04.23 15:00</text:p>
          </table:table-cell>
          <table:table-cell office:value-type="date" office:date-value="2023-04-07T15:45:00" table:style-name="ce28">
            <text:p>07.04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9</text:p>
          </table:table-cell>
          <table:table-cell table:number-columns-repeated="16378"/>
        </table:table-row>
        <table:table-row table:style-name="ro1">
          <table:table-cell office:value-type="float" office:value="248" table:style-name="ce27">
            <text:p>248</text:p>
          </table:table-cell>
          <table:table-cell office:value-type="date" office:date-value="2023-04-07T16:00:00" table:style-name="ce28">
            <text:p>07.04.23 16:00</text:p>
          </table:table-cell>
          <table:table-cell office:value-type="date" office:date-value="2023-04-07T16:45:00" table:style-name="ce28">
            <text:p>07.04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69</text:p>
          </table:table-cell>
          <table:table-cell table:number-columns-repeated="16378"/>
        </table:table-row>
        <table:table-row table:style-name="ro1">
          <table:table-cell office:value-type="float" office:value="249" table:style-name="ce27">
            <text:p>249</text:p>
          </table:table-cell>
          <table:table-cell office:value-type="date" office:date-value="2023-04-14T08:00:00" table:style-name="ce28">
            <text:p>14.04.23 8:00</text:p>
          </table:table-cell>
          <table:table-cell office:value-type="date" office:date-value="2023-04-14T08:48:00" table:style-name="ce28">
            <text:p>14.04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2</text:p>
          </table:table-cell>
          <table:table-cell table:number-columns-repeated="16378"/>
        </table:table-row>
        <table:table-row table:style-name="ro1">
          <table:table-cell office:value-type="float" office:value="250" table:style-name="ce27">
            <text:p>250</text:p>
          </table:table-cell>
          <table:table-cell office:value-type="date" office:date-value="2023-04-14T09:00:00" table:style-name="ce28">
            <text:p>14.04.23 9:00</text:p>
          </table:table-cell>
          <table:table-cell office:value-type="date" office:date-value="2023-04-14T09:45:00" table:style-name="ce28">
            <text:p>14.04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2</text:p>
          </table:table-cell>
          <table:table-cell table:number-columns-repeated="16378"/>
        </table:table-row>
        <table:table-row table:style-name="ro1">
          <table:table-cell office:value-type="float" office:value="251" table:style-name="ce27">
            <text:p>251</text:p>
          </table:table-cell>
          <table:table-cell office:value-type="date" office:date-value="2023-04-14T10:00:00" table:style-name="ce28">
            <text:p>14.04.23 10:00</text:p>
          </table:table-cell>
          <table:table-cell office:value-type="date" office:date-value="2023-04-14T10:45:00" table:style-name="ce28">
            <text:p>14.04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0</text:p>
          </table:table-cell>
          <table:table-cell table:number-columns-repeated="16378"/>
        </table:table-row>
        <table:table-row table:style-name="ro1">
          <table:table-cell office:value-type="float" office:value="252" table:style-name="ce27">
            <text:p>252</text:p>
          </table:table-cell>
          <table:table-cell office:value-type="date" office:date-value="2023-04-14T11:00:00" table:style-name="ce28">
            <text:p>14.04.23 11:00</text:p>
          </table:table-cell>
          <table:table-cell office:value-type="date" office:date-value="2023-04-14T11:45:00" table:style-name="ce28">
            <text:p>14.04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0</text:p>
          </table:table-cell>
          <table:table-cell table:number-columns-repeated="16378"/>
        </table:table-row>
        <table:table-row table:style-name="ro1">
          <table:table-cell office:value-type="float" office:value="253" table:style-name="ce27">
            <text:p>253</text:p>
          </table:table-cell>
          <table:table-cell office:value-type="date" office:date-value="2023-04-14T12:00:00" table:style-name="ce28">
            <text:p>14.04.23 12:00</text:p>
          </table:table-cell>
          <table:table-cell office:value-type="date" office:date-value="2023-04-14T12:45:00" table:style-name="ce28">
            <text:p>14.04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2</text:p>
          </table:table-cell>
          <table:table-cell table:number-columns-repeated="16378"/>
        </table:table-row>
        <table:table-row table:style-name="ro1">
          <table:table-cell office:value-type="float" office:value="254" table:style-name="ce27">
            <text:p>254</text:p>
          </table:table-cell>
          <table:table-cell office:value-type="date" office:date-value="2023-04-14T14:00:00" table:style-name="ce28">
            <text:p>14.04.23 14:00</text:p>
          </table:table-cell>
          <table:table-cell office:value-type="date" office:date-value="2023-04-14T14:45:00" table:style-name="ce28">
            <text:p>14.04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2</text:p>
          </table:table-cell>
          <table:table-cell table:number-columns-repeated="16378"/>
        </table:table-row>
        <table:table-row table:style-name="ro1">
          <table:table-cell office:value-type="float" office:value="255" table:style-name="ce27">
            <text:p>255</text:p>
          </table:table-cell>
          <table:table-cell office:value-type="date" office:date-value="2023-04-14T15:00:00" table:style-name="ce28">
            <text:p>14.04.23 15:00</text:p>
          </table:table-cell>
          <table:table-cell office:value-type="date" office:date-value="2023-04-14T15:45:00" table:style-name="ce28">
            <text:p>14.04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0</text:p>
          </table:table-cell>
          <table:table-cell table:number-columns-repeated="16378"/>
        </table:table-row>
        <table:table-row table:style-name="ro1">
          <table:table-cell office:value-type="float" office:value="256" table:style-name="ce27">
            <text:p>256</text:p>
          </table:table-cell>
          <table:table-cell office:value-type="date" office:date-value="2023-04-14T16:00:00" table:style-name="ce28">
            <text:p>14.04.23 16:00</text:p>
          </table:table-cell>
          <table:table-cell office:value-type="date" office:date-value="2023-04-14T16:45:00" table:style-name="ce28">
            <text:p>14.04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0</text:p>
          </table:table-cell>
          <table:table-cell table:number-columns-repeated="16378"/>
        </table:table-row>
        <table:table-row table:style-name="ro1">
          <table:table-cell office:value-type="float" office:value="257" table:style-name="ce27">
            <text:p>257</text:p>
          </table:table-cell>
          <table:table-cell office:value-type="date" office:date-value="2023-04-21T08:00:00" table:style-name="ce28">
            <text:p>21.04.23 8:00</text:p>
          </table:table-cell>
          <table:table-cell office:value-type="date" office:date-value="2023-04-21T08:48:00" table:style-name="ce28">
            <text:p>21.04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3</text:p>
          </table:table-cell>
          <table:table-cell table:number-columns-repeated="16378"/>
        </table:table-row>
        <table:table-row table:style-name="ro1">
          <table:table-cell office:value-type="float" office:value="258" table:style-name="ce27">
            <text:p>258</text:p>
          </table:table-cell>
          <table:table-cell office:value-type="date" office:date-value="2023-04-21T09:00:00" table:style-name="ce28">
            <text:p>21.04.23 9:00</text:p>
          </table:table-cell>
          <table:table-cell office:value-type="date" office:date-value="2023-04-21T09:45:00" table:style-name="ce28">
            <text:p>21.04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3</text:p>
          </table:table-cell>
          <table:table-cell table:number-columns-repeated="16378"/>
        </table:table-row>
        <table:table-row table:style-name="ro1">
          <table:table-cell office:value-type="float" office:value="259" table:style-name="ce27">
            <text:p>259</text:p>
          </table:table-cell>
          <table:table-cell office:value-type="date" office:date-value="2023-04-21T10:00:00" table:style-name="ce28">
            <text:p>21.04.23 10:00</text:p>
          </table:table-cell>
          <table:table-cell office:value-type="date" office:date-value="2023-04-21T10:45:00" table:style-name="ce28">
            <text:p>21.04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1</text:p>
          </table:table-cell>
          <table:table-cell table:number-columns-repeated="16378"/>
        </table:table-row>
        <table:table-row table:style-name="ro1">
          <table:table-cell office:value-type="float" office:value="260" table:style-name="ce27">
            <text:p>260</text:p>
          </table:table-cell>
          <table:table-cell office:value-type="date" office:date-value="2023-04-21T11:00:00" table:style-name="ce28">
            <text:p>21.04.23 11:00</text:p>
          </table:table-cell>
          <table:table-cell office:value-type="date" office:date-value="2023-04-21T11:45:00" table:style-name="ce28">
            <text:p>21.04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1</text:p>
          </table:table-cell>
          <table:table-cell table:number-columns-repeated="16378"/>
        </table:table-row>
        <table:table-row table:style-name="ro1">
          <table:table-cell office:value-type="float" office:value="261" table:style-name="ce27">
            <text:p>261</text:p>
          </table:table-cell>
          <table:table-cell office:value-type="date" office:date-value="2023-04-21T12:00:00" table:style-name="ce28">
            <text:p>21.04.23 12:00</text:p>
          </table:table-cell>
          <table:table-cell office:value-type="date" office:date-value="2023-04-21T12:45:00" table:style-name="ce28">
            <text:p>21.04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3</text:p>
          </table:table-cell>
          <table:table-cell table:number-columns-repeated="16378"/>
        </table:table-row>
        <table:table-row table:style-name="ro1">
          <table:table-cell office:value-type="float" office:value="262" table:style-name="ce27">
            <text:p>262</text:p>
          </table:table-cell>
          <table:table-cell office:value-type="date" office:date-value="2023-04-21T14:00:00" table:style-name="ce28">
            <text:p>21.04.23 14:00</text:p>
          </table:table-cell>
          <table:table-cell office:value-type="date" office:date-value="2023-04-21T14:45:00" table:style-name="ce28">
            <text:p>21.04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3</text:p>
          </table:table-cell>
          <table:table-cell table:number-columns-repeated="16378"/>
        </table:table-row>
        <table:table-row table:style-name="ro1">
          <table:table-cell office:value-type="float" office:value="263" table:style-name="ce27">
            <text:p>263</text:p>
          </table:table-cell>
          <table:table-cell office:value-type="date" office:date-value="2023-04-21T15:00:00" table:style-name="ce28">
            <text:p>21.04.23 15:00</text:p>
          </table:table-cell>
          <table:table-cell office:value-type="date" office:date-value="2023-04-21T15:45:00" table:style-name="ce28">
            <text:p>21.04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1</text:p>
          </table:table-cell>
          <table:table-cell table:number-columns-repeated="16378"/>
        </table:table-row>
        <table:table-row table:style-name="ro1">
          <table:table-cell office:value-type="float" office:value="264" table:style-name="ce27">
            <text:p>264</text:p>
          </table:table-cell>
          <table:table-cell office:value-type="date" office:date-value="2023-04-28T16:00:00" table:style-name="ce28">
            <text:p>28.04.23 16:00</text:p>
          </table:table-cell>
          <table:table-cell office:value-type="date" office:date-value="2023-04-28T16:45:00" table:style-name="ce28">
            <text:p>28.04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2</text:p>
          </table:table-cell>
          <table:table-cell table:number-columns-repeated="16378"/>
        </table:table-row>
        <table:table-row table:style-name="ro1">
          <table:table-cell office:value-type="float" office:value="265" table:style-name="ce27">
            <text:p>265</text:p>
          </table:table-cell>
          <table:table-cell office:value-type="date" office:date-value="2023-04-28T08:00:00" table:style-name="ce28">
            <text:p>28.04.23 8:00</text:p>
          </table:table-cell>
          <table:table-cell office:value-type="date" office:date-value="2023-04-28T08:48:00" table:style-name="ce28">
            <text:p>28.04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4</text:p>
          </table:table-cell>
          <table:table-cell table:number-columns-repeated="16378"/>
        </table:table-row>
        <table:table-row table:style-name="ro1">
          <table:table-cell office:value-type="float" office:value="266" table:style-name="ce27">
            <text:p>266</text:p>
          </table:table-cell>
          <table:table-cell office:value-type="date" office:date-value="2023-04-28T09:00:00" table:style-name="ce28">
            <text:p>28.04.23 9:00</text:p>
          </table:table-cell>
          <table:table-cell office:value-type="date" office:date-value="2023-04-28T09:45:00" table:style-name="ce28">
            <text:p>28.04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4</text:p>
          </table:table-cell>
          <table:table-cell table:number-columns-repeated="16378"/>
        </table:table-row>
        <table:table-row table:style-name="ro1">
          <table:table-cell office:value-type="float" office:value="267" table:style-name="ce27">
            <text:p>267</text:p>
          </table:table-cell>
          <table:table-cell office:value-type="date" office:date-value="2023-04-28T10:00:00" table:style-name="ce28">
            <text:p>28.04.23 10:00</text:p>
          </table:table-cell>
          <table:table-cell office:value-type="date" office:date-value="2023-04-28T10:45:00" table:style-name="ce28">
            <text:p>28.04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2</text:p>
          </table:table-cell>
          <table:table-cell table:number-columns-repeated="16378"/>
        </table:table-row>
        <table:table-row table:style-name="ro1">
          <table:table-cell office:value-type="float" office:value="268" table:style-name="ce27">
            <text:p>268</text:p>
          </table:table-cell>
          <table:table-cell office:value-type="date" office:date-value="2023-04-28T11:00:00" table:style-name="ce28">
            <text:p>28.04.23 11:00</text:p>
          </table:table-cell>
          <table:table-cell office:value-type="date" office:date-value="2023-04-28T11:45:00" table:style-name="ce28">
            <text:p>28.04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2</text:p>
          </table:table-cell>
          <table:table-cell table:number-columns-repeated="16378"/>
        </table:table-row>
        <table:table-row table:style-name="ro1">
          <table:table-cell office:value-type="float" office:value="269" table:style-name="ce27">
            <text:p>269</text:p>
          </table:table-cell>
          <table:table-cell office:value-type="date" office:date-value="2023-04-28T12:00:00" table:style-name="ce28">
            <text:p>28.04.23 12:00</text:p>
          </table:table-cell>
          <table:table-cell office:value-type="date" office:date-value="2023-04-28T12:45:00" table:style-name="ce28">
            <text:p>28.04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4</text:p>
          </table:table-cell>
          <table:table-cell table:number-columns-repeated="16378"/>
        </table:table-row>
        <table:table-row table:style-name="ro1">
          <table:table-cell office:value-type="float" office:value="270" table:style-name="ce27">
            <text:p>270</text:p>
          </table:table-cell>
          <table:table-cell office:value-type="date" office:date-value="2023-04-28T14:00:00" table:style-name="ce28">
            <text:p>28.04.23 14:00</text:p>
          </table:table-cell>
          <table:table-cell office:value-type="date" office:date-value="2023-04-28T14:45:00" table:style-name="ce28">
            <text:p>28.04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4</text:p>
          </table:table-cell>
          <table:table-cell table:number-columns-repeated="16378"/>
        </table:table-row>
        <table:table-row table:style-name="ro1">
          <table:table-cell office:value-type="float" office:value="271" table:style-name="ce27">
            <text:p>271</text:p>
          </table:table-cell>
          <table:table-cell office:value-type="date" office:date-value="2023-04-28T15:00:00" table:style-name="ce28">
            <text:p>28.04.23 15:00</text:p>
          </table:table-cell>
          <table:table-cell office:value-type="date" office:date-value="2023-04-28T15:45:00" table:style-name="ce28">
            <text:p>28.04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2</text:p>
          </table:table-cell>
          <table:table-cell table:number-columns-repeated="16378"/>
        </table:table-row>
        <table:table-row table:style-name="ro1">
          <table:table-cell office:value-type="float" office:value="272" table:style-name="ce27">
            <text:p>272</text:p>
          </table:table-cell>
          <table:table-cell office:value-type="date" office:date-value="2023-04-28T16:00:00" table:style-name="ce28">
            <text:p>28.04.23 16:00</text:p>
          </table:table-cell>
          <table:table-cell office:value-type="date" office:date-value="2023-04-28T16:45:00" table:style-name="ce28">
            <text:p>28.04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2</text:p>
          </table:table-cell>
          <table:table-cell table:number-columns-repeated="16378"/>
        </table:table-row>
        <table:table-row table:style-name="ro1">
          <table:table-cell office:value-type="float" office:value="273" table:style-name="ce27">
            <text:p>273</text:p>
          </table:table-cell>
          <table:table-cell office:value-type="date" office:date-value="2023-05-05T08:00:00" table:style-name="ce28">
            <text:p>05.05.23 8:00</text:p>
          </table:table-cell>
          <table:table-cell office:value-type="date" office:date-value="2023-05-05T08:48:00" table:style-name="ce28">
            <text:p>05.05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5</text:p>
          </table:table-cell>
          <table:table-cell table:number-columns-repeated="16378"/>
        </table:table-row>
        <table:table-row table:style-name="ro1">
          <table:table-cell office:value-type="float" office:value="274" table:style-name="ce27">
            <text:p>274</text:p>
          </table:table-cell>
          <table:table-cell office:value-type="date" office:date-value="2023-05-05T09:00:00" table:style-name="ce28">
            <text:p>05.05.23 9:00</text:p>
          </table:table-cell>
          <table:table-cell office:value-type="date" office:date-value="2023-05-05T09:45:00" table:style-name="ce28">
            <text:p>05.05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5</text:p>
          </table:table-cell>
          <table:table-cell table:number-columns-repeated="16378"/>
        </table:table-row>
        <table:table-row table:style-name="ro1">
          <table:table-cell office:value-type="float" office:value="275" table:style-name="ce27">
            <text:p>275</text:p>
          </table:table-cell>
          <table:table-cell office:value-type="date" office:date-value="2023-05-05T10:00:00" table:style-name="ce28">
            <text:p>05.05.23 10:00</text:p>
          </table:table-cell>
          <table:table-cell office:value-type="date" office:date-value="2023-05-05T10:45:00" table:style-name="ce28">
            <text:p>05.05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3</text:p>
          </table:table-cell>
          <table:table-cell table:number-columns-repeated="16378"/>
        </table:table-row>
        <table:table-row table:style-name="ro1">
          <table:table-cell office:value-type="float" office:value="276" table:style-name="ce27">
            <text:p>276</text:p>
          </table:table-cell>
          <table:table-cell office:value-type="date" office:date-value="2023-05-05T11:00:00" table:style-name="ce28">
            <text:p>05.05.23 11:00</text:p>
          </table:table-cell>
          <table:table-cell office:value-type="date" office:date-value="2023-05-05T11:45:00" table:style-name="ce28">
            <text:p>05.05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3</text:p>
          </table:table-cell>
          <table:table-cell table:number-columns-repeated="16378"/>
        </table:table-row>
        <table:table-row table:style-name="ro1">
          <table:table-cell office:value-type="float" office:value="277" table:style-name="ce27">
            <text:p>277</text:p>
          </table:table-cell>
          <table:table-cell office:value-type="date" office:date-value="2023-05-05T12:00:00" table:style-name="ce28">
            <text:p>05.05.23 12:00</text:p>
          </table:table-cell>
          <table:table-cell office:value-type="date" office:date-value="2023-05-05T12:45:00" table:style-name="ce28">
            <text:p>05.05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5</text:p>
          </table:table-cell>
          <table:table-cell table:number-columns-repeated="16378"/>
        </table:table-row>
        <table:table-row table:style-name="ro1">
          <table:table-cell office:value-type="float" office:value="278" table:style-name="ce27">
            <text:p>278</text:p>
          </table:table-cell>
          <table:table-cell office:value-type="date" office:date-value="2023-05-05T14:00:00" table:style-name="ce28">
            <text:p>05.05.23 14:00</text:p>
          </table:table-cell>
          <table:table-cell office:value-type="date" office:date-value="2023-05-05T14:45:00" table:style-name="ce28">
            <text:p>05.05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5</text:p>
          </table:table-cell>
          <table:table-cell table:number-columns-repeated="16378"/>
        </table:table-row>
        <table:table-row table:style-name="ro1">
          <table:table-cell office:value-type="float" office:value="279" table:style-name="ce27">
            <text:p>279</text:p>
          </table:table-cell>
          <table:table-cell office:value-type="date" office:date-value="2023-05-05T15:00:00" table:style-name="ce28">
            <text:p>05.05.23 15:00</text:p>
          </table:table-cell>
          <table:table-cell office:value-type="date" office:date-value="2023-05-05T15:45:00" table:style-name="ce28">
            <text:p>05.05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3</text:p>
          </table:table-cell>
          <table:table-cell table:number-columns-repeated="16378"/>
        </table:table-row>
        <table:table-row table:style-name="ro1">
          <table:table-cell office:value-type="float" office:value="280" table:style-name="ce27">
            <text:p>280</text:p>
          </table:table-cell>
          <table:table-cell office:value-type="date" office:date-value="2023-05-05T16:00:00" table:style-name="ce28">
            <text:p>05.05.23 16:00</text:p>
          </table:table-cell>
          <table:table-cell office:value-type="date" office:date-value="2023-05-05T16:45:00" table:style-name="ce28">
            <text:p>05.05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3</text:p>
          </table:table-cell>
          <table:table-cell table:number-columns-repeated="16378"/>
        </table:table-row>
        <table:table-row table:style-name="ro1">
          <table:table-cell office:value-type="float" office:value="281" table:style-name="ce27">
            <text:p>281</text:p>
          </table:table-cell>
          <table:table-cell office:value-type="date" office:date-value="2023-05-12T08:00:00" table:style-name="ce28">
            <text:p>12.05.23 8:00</text:p>
          </table:table-cell>
          <table:table-cell office:value-type="date" office:date-value="2023-05-12T08:48:00" table:style-name="ce28">
            <text:p>12.05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6</text:p>
          </table:table-cell>
          <table:table-cell table:number-columns-repeated="16378"/>
        </table:table-row>
        <table:table-row table:style-name="ro1">
          <table:table-cell office:value-type="float" office:value="282" table:style-name="ce27">
            <text:p>282</text:p>
          </table:table-cell>
          <table:table-cell office:value-type="date" office:date-value="2023-05-12T09:00:00" table:style-name="ce28">
            <text:p>12.05.23 9:00</text:p>
          </table:table-cell>
          <table:table-cell office:value-type="date" office:date-value="2023-05-12T09:45:00" table:style-name="ce28">
            <text:p>12.05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6</text:p>
          </table:table-cell>
          <table:table-cell table:number-columns-repeated="16378"/>
        </table:table-row>
        <table:table-row table:style-name="ro1">
          <table:table-cell office:value-type="float" office:value="283" table:style-name="ce27">
            <text:p>283</text:p>
          </table:table-cell>
          <table:table-cell office:value-type="date" office:date-value="2023-05-12T10:00:00" table:style-name="ce28">
            <text:p>12.05.23 10:00</text:p>
          </table:table-cell>
          <table:table-cell office:value-type="date" office:date-value="2023-05-12T10:45:00" table:style-name="ce28">
            <text:p>12.05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4</text:p>
          </table:table-cell>
          <table:table-cell table:number-columns-repeated="16378"/>
        </table:table-row>
        <table:table-row table:style-name="ro1">
          <table:table-cell office:value-type="float" office:value="284" table:style-name="ce27">
            <text:p>284</text:p>
          </table:table-cell>
          <table:table-cell office:value-type="date" office:date-value="2023-05-12T11:00:00" table:style-name="ce28">
            <text:p>12.05.23 11:00</text:p>
          </table:table-cell>
          <table:table-cell office:value-type="date" office:date-value="2023-05-12T11:45:00" table:style-name="ce28">
            <text:p>12.05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4</text:p>
          </table:table-cell>
          <table:table-cell table:number-columns-repeated="16378"/>
        </table:table-row>
        <table:table-row table:style-name="ro1">
          <table:table-cell office:value-type="float" office:value="285" table:style-name="ce27">
            <text:p>285</text:p>
          </table:table-cell>
          <table:table-cell office:value-type="date" office:date-value="2023-05-12T12:00:00" table:style-name="ce28">
            <text:p>12.05.23 12:00</text:p>
          </table:table-cell>
          <table:table-cell office:value-type="date" office:date-value="2023-05-12T12:45:00" table:style-name="ce28">
            <text:p>12.05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6</text:p>
          </table:table-cell>
          <table:table-cell table:number-columns-repeated="16378"/>
        </table:table-row>
        <table:table-row table:style-name="ro1">
          <table:table-cell office:value-type="float" office:value="286" table:style-name="ce27">
            <text:p>286</text:p>
          </table:table-cell>
          <table:table-cell office:value-type="date" office:date-value="2023-05-12T14:00:00" table:style-name="ce28">
            <text:p>12.05.23 14:00</text:p>
          </table:table-cell>
          <table:table-cell office:value-type="date" office:date-value="2023-05-12T14:45:00" table:style-name="ce28">
            <text:p>12.05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6</text:p>
          </table:table-cell>
          <table:table-cell table:number-columns-repeated="16378"/>
        </table:table-row>
        <table:table-row table:style-name="ro1">
          <table:table-cell office:value-type="float" office:value="287" table:style-name="ce27">
            <text:p>287</text:p>
          </table:table-cell>
          <table:table-cell office:value-type="date" office:date-value="2023-05-12T15:00:00" table:style-name="ce28">
            <text:p>12.05.23 15:00</text:p>
          </table:table-cell>
          <table:table-cell office:value-type="date" office:date-value="2023-05-12T15:45:00" table:style-name="ce28">
            <text:p>12.05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4</text:p>
          </table:table-cell>
          <table:table-cell table:number-columns-repeated="16378"/>
        </table:table-row>
        <table:table-row table:style-name="ro1">
          <table:table-cell office:value-type="float" office:value="288" table:style-name="ce27">
            <text:p>288</text:p>
          </table:table-cell>
          <table:table-cell office:value-type="date" office:date-value="2023-05-12T16:00:00" table:style-name="ce28">
            <text:p>12.05.23 16:00</text:p>
          </table:table-cell>
          <table:table-cell office:value-type="date" office:date-value="2023-05-12T16:45:00" table:style-name="ce28">
            <text:p>12.05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4</text:p>
          </table:table-cell>
          <table:table-cell table:number-columns-repeated="16378"/>
        </table:table-row>
        <table:table-row table:style-name="ro1">
          <table:table-cell office:value-type="float" office:value="289" table:style-name="ce27">
            <text:p>289</text:p>
          </table:table-cell>
          <table:table-cell office:value-type="date" office:date-value="2023-05-19T08:00:00" table:style-name="ce28">
            <text:p>19.05.23 8:00</text:p>
          </table:table-cell>
          <table:table-cell office:value-type="date" office:date-value="2023-05-19T08:48:00" table:style-name="ce28">
            <text:p>19.05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7</text:p>
          </table:table-cell>
          <table:table-cell table:number-columns-repeated="16378"/>
        </table:table-row>
        <table:table-row table:style-name="ro1">
          <table:table-cell office:value-type="float" office:value="290" table:style-name="ce27">
            <text:p>290</text:p>
          </table:table-cell>
          <table:table-cell office:value-type="date" office:date-value="2023-05-19T09:00:00" table:style-name="ce28">
            <text:p>19.05.23 9:00</text:p>
          </table:table-cell>
          <table:table-cell office:value-type="date" office:date-value="2023-05-19T09:45:00" table:style-name="ce28">
            <text:p>19.05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7</text:p>
          </table:table-cell>
          <table:table-cell table:number-columns-repeated="16378"/>
        </table:table-row>
        <table:table-row table:style-name="ro1">
          <table:table-cell office:value-type="float" office:value="291" table:style-name="ce27">
            <text:p>291</text:p>
          </table:table-cell>
          <table:table-cell office:value-type="date" office:date-value="2023-05-19T10:00:00" table:style-name="ce28">
            <text:p>19.05.23 10:00</text:p>
          </table:table-cell>
          <table:table-cell office:value-type="date" office:date-value="2023-05-19T10:45:00" table:style-name="ce28">
            <text:p>19.05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5</text:p>
          </table:table-cell>
          <table:table-cell table:number-columns-repeated="16378"/>
        </table:table-row>
        <table:table-row table:style-name="ro1">
          <table:table-cell office:value-type="float" office:value="292" table:style-name="ce27">
            <text:p>292</text:p>
          </table:table-cell>
          <table:table-cell office:value-type="date" office:date-value="2023-05-19T11:00:00" table:style-name="ce28">
            <text:p>19.05.23 11:00</text:p>
          </table:table-cell>
          <table:table-cell office:value-type="date" office:date-value="2023-05-19T11:45:00" table:style-name="ce28">
            <text:p>19.05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5</text:p>
          </table:table-cell>
          <table:table-cell table:number-columns-repeated="16378"/>
        </table:table-row>
        <table:table-row table:style-name="ro1">
          <table:table-cell office:value-type="float" office:value="293" table:style-name="ce27">
            <text:p>293</text:p>
          </table:table-cell>
          <table:table-cell office:value-type="date" office:date-value="2023-05-19T12:00:00" table:style-name="ce28">
            <text:p>19.05.23 12:00</text:p>
          </table:table-cell>
          <table:table-cell office:value-type="date" office:date-value="2023-05-19T12:45:00" table:style-name="ce28">
            <text:p>19.05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7</text:p>
          </table:table-cell>
          <table:table-cell table:number-columns-repeated="16378"/>
        </table:table-row>
        <table:table-row table:style-name="ro1">
          <table:table-cell office:value-type="float" office:value="294" table:style-name="ce27">
            <text:p>294</text:p>
          </table:table-cell>
          <table:table-cell office:value-type="date" office:date-value="2023-05-19T14:00:00" table:style-name="ce28">
            <text:p>19.05.23 14:00</text:p>
          </table:table-cell>
          <table:table-cell office:value-type="date" office:date-value="2023-05-19T14:45:00" table:style-name="ce28">
            <text:p>19.05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7</text:p>
          </table:table-cell>
          <table:table-cell table:number-columns-repeated="16378"/>
        </table:table-row>
        <table:table-row table:style-name="ro1">
          <table:table-cell office:value-type="float" office:value="295" table:style-name="ce27">
            <text:p>295</text:p>
          </table:table-cell>
          <table:table-cell office:value-type="date" office:date-value="2023-05-19T15:00:00" table:style-name="ce28">
            <text:p>19.05.23 15:00</text:p>
          </table:table-cell>
          <table:table-cell office:value-type="date" office:date-value="2023-05-19T15:45:00" table:style-name="ce28">
            <text:p>19.05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5</text:p>
          </table:table-cell>
          <table:table-cell table:number-columns-repeated="16378"/>
        </table:table-row>
        <table:table-row table:style-name="ro1">
          <table:table-cell office:value-type="float" office:value="296" table:style-name="ce27">
            <text:p>296</text:p>
          </table:table-cell>
          <table:table-cell office:value-type="date" office:date-value="2023-05-19T16:00:00" table:style-name="ce28">
            <text:p>19.05.23 16:00</text:p>
          </table:table-cell>
          <table:table-cell office:value-type="date" office:date-value="2023-05-19T16:45:00" table:style-name="ce28">
            <text:p>19.05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5</text:p>
          </table:table-cell>
          <table:table-cell table:number-columns-repeated="16378"/>
        </table:table-row>
        <table:table-row table:style-name="ro1">
          <table:table-cell office:value-type="float" office:value="297" table:style-name="ce27">
            <text:p>297</text:p>
          </table:table-cell>
          <table:table-cell office:value-type="date" office:date-value="2023-05-26T08:00:00" table:style-name="ce28">
            <text:p>26.05.23 8:00</text:p>
          </table:table-cell>
          <table:table-cell office:value-type="date" office:date-value="2023-05-26T08:48:00" table:style-name="ce28">
            <text:p>26.05.23 8:48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8</text:p>
          </table:table-cell>
          <table:table-cell table:number-columns-repeated="16378"/>
        </table:table-row>
        <table:table-row table:style-name="ro1">
          <table:table-cell office:value-type="float" office:value="298" table:style-name="ce27">
            <text:p>298</text:p>
          </table:table-cell>
          <table:table-cell office:value-type="date" office:date-value="2023-05-26T09:00:00" table:style-name="ce28">
            <text:p>26.05.23 9:00</text:p>
          </table:table-cell>
          <table:table-cell office:value-type="date" office:date-value="2023-05-26T09:45:00" table:style-name="ce28">
            <text:p>26.05.23 9:45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38</text:p>
          </table:table-cell>
          <table:table-cell table:number-columns-repeated="16378"/>
        </table:table-row>
        <table:table-row table:style-name="ro1">
          <table:table-cell office:value-type="float" office:value="299" table:style-name="ce27">
            <text:p>299</text:p>
          </table:table-cell>
          <table:table-cell office:value-type="date" office:date-value="2023-05-26T10:00:00" table:style-name="ce28">
            <text:p>26.05.23 10:00</text:p>
          </table:table-cell>
          <table:table-cell office:value-type="date" office:date-value="2023-05-26T10:45:00" table:style-name="ce28">
            <text:p>26.05.23 10:45</text:p>
          </table:table-cell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6</text:p>
          </table:table-cell>
          <table:table-cell table:number-columns-repeated="16378"/>
        </table:table-row>
        <table:table-row table:style-name="ro1">
          <table:table-cell office:value-type="float" office:value="300" table:style-name="ce27">
            <text:p>300</text:p>
          </table:table-cell>
          <table:table-cell office:value-type="date" office:date-value="2023-05-26T11:00:00" table:style-name="ce28">
            <text:p>26.05.23 11:00</text:p>
          </table:table-cell>
          <table:table-cell office:value-type="date" office:date-value="2023-05-26T11:45:00" table:style-name="ce28">
            <text:p>26.05.23 11:45</text:p>
          </table:table-cell>
          <table:table-cell office:value-type="float" office:value="4" table:style-name="ce27">
            <text:p>4</text:p>
          </table:table-cell>
          <table:table-cell office:value-type="float" office:value="1" table:style-name="ce27">
            <text:p>1</text:p>
          </table:table-cell>
          <table:table-cell office:value-type="string" table:style-name="ce27">
            <text:p>lesson 76</text:p>
          </table:table-cell>
          <table:table-cell table:number-columns-repeated="16378"/>
        </table:table-row>
        <table:table-row table:style-name="ro1">
          <table:table-cell office:value-type="float" office:value="301" table:style-name="ce27">
            <text:p>301</text:p>
          </table:table-cell>
          <table:table-cell office:value-type="date" office:date-value="2023-05-26T12:00:00" table:style-name="ce28">
            <text:p>26.05.23 12:00</text:p>
          </table:table-cell>
          <table:table-cell office:value-type="date" office:date-value="2023-05-26T12:45:00" table:style-name="ce28">
            <text:p>26.05.23 12:45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8</text:p>
          </table:table-cell>
          <table:table-cell table:number-columns-repeated="16378"/>
        </table:table-row>
        <table:table-row table:style-name="ro1">
          <table:table-cell office:value-type="float" office:value="302" table:style-name="ce27">
            <text:p>302</text:p>
          </table:table-cell>
          <table:table-cell office:value-type="date" office:date-value="2023-05-26T14:00:00" table:style-name="ce28">
            <text:p>26.05.23 14:00</text:p>
          </table:table-cell>
          <table:table-cell office:value-type="date" office:date-value="2023-05-26T14:45:00" table:style-name="ce28">
            <text:p>26.05.23 14:45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38</text:p>
          </table:table-cell>
          <table:table-cell table:number-columns-repeated="16378"/>
        </table:table-row>
        <table:table-row table:style-name="ro1">
          <table:table-cell office:value-type="float" office:value="303" table:style-name="ce27">
            <text:p>303</text:p>
          </table:table-cell>
          <table:table-cell office:value-type="date" office:date-value="2023-05-26T15:00:00" table:style-name="ce28">
            <text:p>26.05.23 15:00</text:p>
          </table:table-cell>
          <table:table-cell office:value-type="date" office:date-value="2023-05-26T15:45:00" table:style-name="ce28">
            <text:p>26.05.23 15:45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6</text:p>
          </table:table-cell>
          <table:table-cell table:number-columns-repeated="16378"/>
        </table:table-row>
        <table:table-row table:style-name="ro1">
          <table:table-cell office:value-type="float" office:value="304" table:style-name="ce27">
            <text:p>304</text:p>
          </table:table-cell>
          <table:table-cell office:value-type="date" office:date-value="2023-05-26T16:00:00" table:style-name="ce28">
            <text:p>26.05.23 16:00</text:p>
          </table:table-cell>
          <table:table-cell office:value-type="date" office:date-value="2023-05-26T16:45:00" table:style-name="ce28">
            <text:p>26.05.23 16:45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seminar 76</text:p>
          </table:table-cell>
          <table:table-cell table:number-columns-repeated="16378"/>
        </table:table-row>
        <table:table-row table:number-rows-repeated="1048271" table:style-name="ro1">
          <table:table-cell table:number-columns-repeated="16384"/>
        </table:table-row>
      </table:table>
      <table:table table:name="places" table:style-name="ta1">
        <table:table-column table:style-name="co17" table:default-cell-style-name="ce3"/>
        <table:table-column table:style-name="co6" table:number-columns-repeated="16383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lumn</text:p>
          </table:table-cell>
          <table:table-cell office:value-type="string" table:style-name="ce2">
            <text:p>desk</text:p>
          </table:table-cell>
          <table:table-cell office:value-type="string" table:style-name="ce2">
            <text:p>place</text:p>
          </table:table-cell>
          <table:table-cell table:number-columns-repeated="16380" table:style-name="ce3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12" table:style-name="ce14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2" table:style-name="ce18"/>
          <table:table-cell table:number-columns-repeated="16378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19" table:style-name="ce14">
            <text:p>19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21" table:style-name="ce14">
            <text:p>2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9"/>
          <table:table-cell table:number-columns-repeated="16378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26" table:style-name="ce14">
            <text:p>26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28" table:style-name="ce14">
            <text:p>28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style-name="ro1">
          <table:table-cell office:value-type="float" office:value="29" table:style-name="ce14">
            <text:p>29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table:number-columns-repeated="16380" table:style-name="ce3"/>
        </table:table-row>
        <table:table-row table:style-name="ro1">
          <table:table-cell office:value-type="float" office:value="30" table:style-name="ce14">
            <text:p>30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3"/>
        </table:table-row>
        <table:table-row table:number-rows-repeated="1048545" table:style-name="ro1">
          <table:table-cell table:number-columns-repeated="16384"/>
        </table:table-row>
      </table:table>
      <table:table table:name="teachers" table:style-name="ta2">
        <table:table-column table:style-name="co6" table:default-cell-style-name="ce1"/>
        <table:table-column table:style-name="co15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0">
            <text:p>name</text:p>
          </table:table-cell>
          <table:table-cell office:value-type="string" table:style-name="ce2">
            <text:p>birthday</text:p>
          </table:table-cell>
          <table:table-cell office:value-type="string" table:style-name="ce2">
            <text:p>profession</text:p>
          </table:table-cell>
          <table:table-cell table:number-columns-repeated="16380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14">
            <text:p>Гагарин АС</text:p>
          </table:table-cell>
          <table:table-cell office:value-type="date" office:date-value="1979-01-01T00:00:00" table:style-name="ce13">
            <text:p>01.01.1979</text:p>
          </table:table-cell>
          <table:table-cell office:value-type="string" table:style-name="ce14">
            <text:p>astronomy</text:p>
          </table:table-cell>
          <table:table-cell table:number-columns-repeated="16380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string" table:style-name="ce14">
            <text:p>Королева НМ</text:p>
          </table:table-cell>
          <table:table-cell office:value-type="date" office:date-value="1999-09-09T00:00:00" table:style-name="ce21">
            <text:p>09.09.1999</text:p>
          </table:table-cell>
          <table:table-cell office:value-type="string" table:style-name="ce14">
            <text:p>graduate student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Туполева НС</text:p>
          </table:table-cell>
          <table:table-cell office:value-type="date" office:date-value="1970-02-01T00:00:00" table:style-name="ce13">
            <text:p>01.02.1970</text:p>
          </table:table-cell>
          <table:table-cell office:value-type="string" table:style-name="ce14">
            <text:p>head teacher</text:p>
          </table:table-cell>
          <table:table-cell table:number-columns-repeated="1638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Журавль НС</text:p>
          </table:table-cell>
          <table:table-cell office:value-type="date" office:date-value="1975-02-02T00:00:00" table:style-name="ce13">
            <text:p>02.02.1975</text:p>
          </table:table-cell>
          <table:table-cell office:value-type="string" table:style-name="ce14">
            <text:p>mathematician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lasses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2">
            <text:p>name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leader</text:p>
          </table:table-cell>
          <table:table-cell table:number-columns-repeated="16380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23">
            <text:p>10А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4">
            <text:p>2</text:p>
          </table:table-cell>
          <table:table-cell office:value-type="string" table:style-name="ce23">
            <text:p>10Б</text:p>
          </table:table-cell>
          <table:table-cell office:value-type="float" office:value="2" table:style-name="ce14">
            <text:p>2</text:p>
          </table:table-cell>
          <table:table-cell office:value-type="float" office:value="20" table:style-name="ce14">
            <text:p>20</text:p>
          </table:table-cell>
          <table:table-cell table:number-columns-repeated="16380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string" table:style-name="ce23">
            <text:p>11А</text:p>
          </table:table-cell>
          <table:table-cell office:value-type="float" office:value="3" table:style-name="ce14">
            <text:p>3</text:p>
          </table:table-cell>
          <table:table-cell office:value-type="float" office:value="30" table:style-name="ce14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string" table:style-name="ce23">
            <text:p>11Б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pupils.B62:pupils.E91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S Sans Serif" svg:font-family="&quot;MS Sans Serif&quot;"/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р.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9">
      <number:hours/>
      <number:text>:</number:text>
      <number:minutes number:style="long"/>
    </number:time-style>
    <number:date-style style:name="N40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40">
      <number:text-content/>
      <style:map style:condition="value()&gt;=0" style:apply-style-name="N40P0"/>
    </number:text-style>
    <style:style style:name="_1044__1077__1085__1077__1078__1085__1099__1081__32_2" style:display-name="Денежный 2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slava</meta:initial-creator>
    <dc:creator>slava</dc:creator>
    <meta:creation-date>2015-06-05T18:19:34Z</meta:creation-date>
    <dc:date>2022-09-13T20:07:12Z</dc:date>
  </office:meta>
</office:document-meta>
</file>